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Bitstream Vera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3"/>
          <table:table-cell office:value-type="string">
            <text:p>N=U(100,2001)</text:p>
          </table:table-cell>
          <table:table-cell table:formula="of:=INT(200-(200-100)*RAND())" office:value-type="float" office:value="181">
            <text:p>18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Numero reclamo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Z</text:p>
          </table:table-cell>
          <table:table-cell/>
          <table:table-cell office:value-type="string">
            <text:p>E(Zi)=</text:p>
          </table:table-cell>
          <table:table-cell table:formula="of:=AVERAGE([.D4:.D1003])" office:value-type="float" office:value="89.709197383416">
            <text:p>89.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RAND()" office:value-type="float" office:value="0.779123551212251">
            <text:p>0.78</text:p>
          </table:table-cell>
          <table:table-cell table:formula="of:=RAND()" office:value-type="float" office:value="0.680570903234184">
            <text:p>0.68</text:p>
          </table:table-cell>
          <table:table-cell table:formula="of:=IF([.A4]&lt;=[.$E$1];IF([.B4]&lt;5/40;100+(150-100)*SQRT([.C4]);500-(500-150)*SQRT([.C4]));0)" office:value-type="float" office:value="211.261475299558">
            <text:p>211.2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RAND()" office:value-type="float" office:value="0.26992808887735">
            <text:p>0.27</text:p>
          </table:table-cell>
          <table:table-cell table:formula="of:=RAND()" office:value-type="float" office:value="0.00958973076194525">
            <text:p>0.01</text:p>
          </table:table-cell>
          <table:table-cell table:formula="of:=IF([.A5]&lt;=[.$E$1];IF([.B5]&lt;5/40;100+(150-100)*SQRT([.C5]);500-(500-150)*SQRT([.C5]));0)" office:value-type="float" office:value="465.725490253859">
            <text:p>465.7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RAND()" office:value-type="float" office:value="0.0917301848530769">
            <text:p>0.09</text:p>
          </table:table-cell>
          <table:table-cell table:formula="of:=RAND()" office:value-type="float" office:value="0.850006169173867">
            <text:p>0.85</text:p>
          </table:table-cell>
          <table:table-cell table:formula="of:=IF([.A6]&lt;=[.$E$1];IF([.B6]&lt;5/40;100+(150-100)*SQRT([.C6]);500-(500-150)*SQRT([.C6]));0)" office:value-type="float" office:value="146.097889571375">
            <text:p>146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RAND()" office:value-type="float" office:value="0.126176979392767">
            <text:p>0.13</text:p>
          </table:table-cell>
          <table:table-cell table:formula="of:=RAND()" office:value-type="float" office:value="0.512140738312155">
            <text:p>0.51</text:p>
          </table:table-cell>
          <table:table-cell table:formula="of:=IF([.A7]&lt;=[.$E$1];IF([.B7]&lt;5/40;100+(150-100)*SQRT([.C7]);500-(500-150)*SQRT([.C7]));0)" office:value-type="float" office:value="249.5259685252">
            <text:p>249.5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RAND()" office:value-type="float" office:value="0.594797173049301">
            <text:p>0.59</text:p>
          </table:table-cell>
          <table:table-cell table:formula="of:=RAND()" office:value-type="float" office:value="0.933913182001561">
            <text:p>0.93</text:p>
          </table:table-cell>
          <table:table-cell table:formula="of:=IF([.A8]&lt;=[.$E$1];IF([.B8]&lt;5/40;100+(150-100)*SQRT([.C8]);500-(500-150)*SQRT([.C8]));0)" office:value-type="float" office:value="161.762857162033">
            <text:p>161.7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RAND()" office:value-type="float" office:value="0.176789003424346">
            <text:p>0.18</text:p>
          </table:table-cell>
          <table:table-cell table:formula="of:=RAND()" office:value-type="float" office:value="0.691479860804975">
            <text:p>0.69</text:p>
          </table:table-cell>
          <table:table-cell table:formula="of:=IF([.A9]&lt;=[.$E$1];IF([.B9]&lt;5/40;100+(150-100)*SQRT([.C9]);500-(500-150)*SQRT([.C9]));0)" office:value-type="float" office:value="208.956561749609">
            <text:p>208.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RAND()" office:value-type="float" office:value="0.709788787644357">
            <text:p>0.71</text:p>
          </table:table-cell>
          <table:table-cell table:formula="of:=RAND()" office:value-type="float" office:value="0.0474353111349046">
            <text:p>0.05</text:p>
          </table:table-cell>
          <table:table-cell table:formula="of:=IF([.A10]&lt;=[.$E$1];IF([.B10]&lt;5/40;100+(150-100)*SQRT([.C10]);500-(500-150)*SQRT([.C10]));0)" office:value-type="float" office:value="423.771228436857">
            <text:p>423.7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RAND()" office:value-type="float" office:value="0.34758367901668">
            <text:p>0.35</text:p>
          </table:table-cell>
          <table:table-cell table:formula="of:=RAND()" office:value-type="float" office:value="0.965726738795638">
            <text:p>0.97</text:p>
          </table:table-cell>
          <table:table-cell table:formula="of:=IF([.A11]&lt;=[.$E$1];IF([.B11]&lt;5/40;100+(150-100)*SQRT([.C11]);500-(500-150)*SQRT([.C11]));0)" office:value-type="float" office:value="156.050111931308">
            <text:p>156.0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RAND()" office:value-type="float" office:value="0.0627434207126498">
            <text:p>0.06</text:p>
          </table:table-cell>
          <table:table-cell table:formula="of:=RAND()" office:value-type="float" office:value="0.134905415121466">
            <text:p>0.13</text:p>
          </table:table-cell>
          <table:table-cell table:formula="of:=IF([.A12]&lt;=[.$E$1];IF([.B12]&lt;5/40;100+(150-100)*SQRT([.C12]);500-(500-150)*SQRT([.C12]));0)" office:value-type="float" office:value="118.364736257395">
            <text:p>118.3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RAND()" office:value-type="float" office:value="0.195975112728775">
            <text:p>0.2</text:p>
          </table:table-cell>
          <table:table-cell table:formula="of:=RAND()" office:value-type="float" office:value="0.0173363848589361">
            <text:p>0.02</text:p>
          </table:table-cell>
          <table:table-cell table:formula="of:=IF([.A13]&lt;=[.$E$1];IF([.B13]&lt;5/40;100+(150-100)*SQRT([.C13]);500-(500-150)*SQRT([.C13]));0)" office:value-type="float" office:value="453.916302826057">
            <text:p>453.9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RAND()" office:value-type="float" office:value="0.162259113509208">
            <text:p>0.16</text:p>
          </table:table-cell>
          <table:table-cell table:formula="of:=RAND()" office:value-type="float" office:value="0.616878892295063">
            <text:p>0.62</text:p>
          </table:table-cell>
          <table:table-cell table:formula="of:=IF([.A14]&lt;=[.$E$1];IF([.B14]&lt;5/40;100+(150-100)*SQRT([.C14]);500-(500-150)*SQRT([.C14]));0)" office:value-type="float" office:value="225.104266482462">
            <text:p>225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RAND()" office:value-type="float" office:value="0.302546511869878">
            <text:p>0.3</text:p>
          </table:table-cell>
          <table:table-cell table:formula="of:=RAND()" office:value-type="float" office:value="0.247234013862908">
            <text:p>0.25</text:p>
          </table:table-cell>
          <table:table-cell table:formula="of:=IF([.A15]&lt;=[.$E$1];IF([.B15]&lt;5/40;100+(150-100)*SQRT([.C15]);500-(500-150)*SQRT([.C15]));0)" office:value-type="float" office:value="325.970787802144">
            <text:p>325.9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RAND()" office:value-type="float" office:value="0.860303290653974">
            <text:p>0.86</text:p>
          </table:table-cell>
          <table:table-cell table:formula="of:=RAND()" office:value-type="float" office:value="0.973902623634785">
            <text:p>0.97</text:p>
          </table:table-cell>
          <table:table-cell table:formula="of:=IF([.A16]&lt;=[.$E$1];IF([.B16]&lt;5/40;100+(150-100)*SQRT([.C16]);500-(500-150)*SQRT([.C16]));0)" office:value-type="float" office:value="154.597233081058">
            <text:p>154.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RAND()" office:value-type="float" office:value="0.255687348544598">
            <text:p>0.26</text:p>
          </table:table-cell>
          <table:table-cell table:formula="of:=RAND()" office:value-type="float" office:value="0.769432705827057">
            <text:p>0.77</text:p>
          </table:table-cell>
          <table:table-cell table:formula="of:=IF([.A17]&lt;=[.$E$1];IF([.B17]&lt;5/40;100+(150-100)*SQRT([.C17]);500-(500-150)*SQRT([.C17]));0)" office:value-type="float" office:value="192.989403336278">
            <text:p>192.9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RAND()" office:value-type="float" office:value="0.356196193955839">
            <text:p>0.36</text:p>
          </table:table-cell>
          <table:table-cell table:formula="of:=RAND()" office:value-type="float" office:value="0.20588737539947">
            <text:p>0.21</text:p>
          </table:table-cell>
          <table:table-cell table:formula="of:=IF([.A18]&lt;=[.$E$1];IF([.B18]&lt;5/40;100+(150-100)*SQRT([.C18]);500-(500-150)*SQRT([.C18]));0)" office:value-type="float" office:value="341.188150673714">
            <text:p>341.1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RAND()" office:value-type="float" office:value="0.953892050310969">
            <text:p>0.95</text:p>
          </table:table-cell>
          <table:table-cell table:formula="of:=RAND()" office:value-type="float" office:value="0.135319745633751">
            <text:p>0.14</text:p>
          </table:table-cell>
          <table:table-cell table:formula="of:=IF([.A19]&lt;=[.$E$1];IF([.B19]&lt;5/40;100+(150-100)*SQRT([.C19]);500-(500-150)*SQRT([.C19]));0)" office:value-type="float" office:value="371.249587029266">
            <text:p>371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RAND()" office:value-type="float" office:value="0.886458278633654">
            <text:p>0.89</text:p>
          </table:table-cell>
          <table:table-cell table:formula="of:=RAND()" office:value-type="float" office:value="0.223820139653981">
            <text:p>0.22</text:p>
          </table:table-cell>
          <table:table-cell table:formula="of:=IF([.A20]&lt;=[.$E$1];IF([.B20]&lt;5/40;100+(150-100)*SQRT([.C20]);500-(500-150)*SQRT([.C20]));0)" office:value-type="float" office:value="334.416283688242">
            <text:p>334.4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RAND()" office:value-type="float" office:value="0.144909476395696">
            <text:p>0.14</text:p>
          </table:table-cell>
          <table:table-cell table:formula="of:=RAND()" office:value-type="float" office:value="0.978188463486731">
            <text:p>0.98</text:p>
          </table:table-cell>
          <table:table-cell table:formula="of:=IF([.A21]&lt;=[.$E$1];IF([.B21]&lt;5/40;100+(150-100)*SQRT([.C21]);500-(500-150)*SQRT([.C21]));0)" office:value-type="float" office:value="153.838062784014">
            <text:p>153.8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RAND()" office:value-type="float" office:value="0.0738263088278472">
            <text:p>0.07</text:p>
          </table:table-cell>
          <table:table-cell table:formula="of:=RAND()" office:value-type="float" office:value="0.271086455788463">
            <text:p>0.27</text:p>
          </table:table-cell>
          <table:table-cell table:formula="of:=IF([.A22]&lt;=[.$E$1];IF([.B22]&lt;5/40;100+(150-100)*SQRT([.C22]);500-(500-150)*SQRT([.C22]));0)" office:value-type="float" office:value="126.032981762971">
            <text:p>126.0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RAND()" office:value-type="float" office:value="0.490329201798886">
            <text:p>0.49</text:p>
          </table:table-cell>
          <table:table-cell table:formula="of:=RAND()" office:value-type="float" office:value="0.668623481877148">
            <text:p>0.67</text:p>
          </table:table-cell>
          <table:table-cell table:formula="of:=IF([.A23]&lt;=[.$E$1];IF([.B23]&lt;5/40;100+(150-100)*SQRT([.C23]);500-(500-150)*SQRT([.C23]));0)" office:value-type="float" office:value="213.807099092324">
            <text:p>213.8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RAND()" office:value-type="float" office:value="0.204999638255686">
            <text:p>0.2</text:p>
          </table:table-cell>
          <table:table-cell table:formula="of:=RAND()" office:value-type="float" office:value="0.667118205688894">
            <text:p>0.67</text:p>
          </table:table-cell>
          <table:table-cell table:formula="of:=IF([.A24]&lt;=[.$E$1];IF([.B24]&lt;5/40;100+(150-100)*SQRT([.C24]);500-(500-150)*SQRT([.C24]));0)" office:value-type="float" office:value="214.129434539179">
            <text:p>214.1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RAND()" office:value-type="float" office:value="0.360103342682123">
            <text:p>0.36</text:p>
          </table:table-cell>
          <table:table-cell table:formula="of:=RAND()" office:value-type="float" office:value="0.914788425900042">
            <text:p>0.91</text:p>
          </table:table-cell>
          <table:table-cell table:formula="of:=IF([.A25]&lt;=[.$E$1];IF([.B25]&lt;5/40;100+(150-100)*SQRT([.C25]);500-(500-150)*SQRT([.C25]));0)" office:value-type="float" office:value="165.243996061676">
            <text:p>165.24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RAND()" office:value-type="float" office:value="0.714553516823798">
            <text:p>0.71</text:p>
          </table:table-cell>
          <table:table-cell table:formula="of:=RAND()" office:value-type="float" office:value="0.707687021698803">
            <text:p>0.71</text:p>
          </table:table-cell>
          <table:table-cell table:formula="of:=IF([.A26]&lt;=[.$E$1];IF([.B26]&lt;5/40;100+(150-100)*SQRT([.C26]);500-(500-150)*SQRT([.C26]));0)" office:value-type="float" office:value="205.565524847882">
            <text:p>205.5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RAND()" office:value-type="float" office:value="0.880515165161341">
            <text:p>0.88</text:p>
          </table:table-cell>
          <table:table-cell table:formula="of:=RAND()" office:value-type="float" office:value="0.777296937536448">
            <text:p>0.78</text:p>
          </table:table-cell>
          <table:table-cell table:formula="of:=IF([.A27]&lt;=[.$E$1];IF([.B27]&lt;5/40;100+(150-100)*SQRT([.C27]);500-(500-150)*SQRT([.C27]));0)" office:value-type="float" office:value="191.424442237861">
            <text:p>191.4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RAND()" office:value-type="float" office:value="0.842592436820269">
            <text:p>0.84</text:p>
          </table:table-cell>
          <table:table-cell table:formula="of:=RAND()" office:value-type="float" office:value="0.076490277890116">
            <text:p>0.08</text:p>
          </table:table-cell>
          <table:table-cell table:formula="of:=IF([.A28]&lt;=[.$E$1];IF([.B28]&lt;5/40;100+(150-100)*SQRT([.C28]);500-(500-150)*SQRT([.C28]));0)" office:value-type="float" office:value="403.200934707306">
            <text:p>403.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RAND()" office:value-type="float" office:value="0.794633322395384">
            <text:p>0.79</text:p>
          </table:table-cell>
          <table:table-cell table:formula="of:=RAND()" office:value-type="float" office:value="0.00485155079513788">
            <text:p>0</text:p>
          </table:table-cell>
          <table:table-cell table:formula="of:=IF([.A29]&lt;=[.$E$1];IF([.B29]&lt;5/40;100+(150-100)*SQRT([.C29]);500-(500-150)*SQRT([.C29]));0)" office:value-type="float" office:value="475.621423905314">
            <text:p>475.6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RAND()" office:value-type="float" office:value="0.69336917065084">
            <text:p>0.69</text:p>
          </table:table-cell>
          <table:table-cell table:formula="of:=RAND()" office:value-type="float" office:value="0.0971798342652619">
            <text:p>0.1</text:p>
          </table:table-cell>
          <table:table-cell table:formula="of:=IF([.A30]&lt;=[.$E$1];IF([.B30]&lt;5/40;100+(150-100)*SQRT([.C30]);500-(500-150)*SQRT([.C30]));0)" office:value-type="float" office:value="390.892118994572">
            <text:p>390.8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RAND()" office:value-type="float" office:value="0.252085564658046">
            <text:p>0.25</text:p>
          </table:table-cell>
          <table:table-cell table:formula="of:=RAND()" office:value-type="float" office:value="0.553672461304814">
            <text:p>0.55</text:p>
          </table:table-cell>
          <table:table-cell table:formula="of:=IF([.A31]&lt;=[.$E$1];IF([.B31]&lt;5/40;100+(150-100)*SQRT([.C31]);500-(500-150)*SQRT([.C31]));0)" office:value-type="float" office:value="239.567904224845">
            <text:p>239.5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RAND()" office:value-type="float" office:value="0.0710824583657086">
            <text:p>0.07</text:p>
          </table:table-cell>
          <table:table-cell table:formula="of:=RAND()" office:value-type="float" office:value="0.507772913202643">
            <text:p>0.51</text:p>
          </table:table-cell>
          <table:table-cell table:formula="of:=IF([.A32]&lt;=[.$E$1];IF([.B32]&lt;5/40;100+(150-100)*SQRT([.C32]);500-(500-150)*SQRT([.C32]));0)" office:value-type="float" office:value="135.629093210558">
            <text:p>135.6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RAND()" office:value-type="float" office:value="0.323105167131871">
            <text:p>0.32</text:p>
          </table:table-cell>
          <table:table-cell table:formula="of:=RAND()" office:value-type="float" office:value="0.427278652321547">
            <text:p>0.43</text:p>
          </table:table-cell>
          <table:table-cell table:formula="of:=IF([.A33]&lt;=[.$E$1];IF([.B33]&lt;5/40;100+(150-100)*SQRT([.C33]);500-(500-150)*SQRT([.C33]));0)" office:value-type="float" office:value="271.217057214945">
            <text:p>271.2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RAND()" office:value-type="float" office:value="0.713660288602114">
            <text:p>0.71</text:p>
          </table:table-cell>
          <table:table-cell table:formula="of:=RAND()" office:value-type="float" office:value="0.276997217908502">
            <text:p>0.28</text:p>
          </table:table-cell>
          <table:table-cell table:formula="of:=IF([.A34]&lt;=[.$E$1];IF([.B34]&lt;5/40;100+(150-100)*SQRT([.C34]);500-(500-150)*SQRT([.C34]));0)" office:value-type="float" office:value="315.793161924451">
            <text:p>315.7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RAND()" office:value-type="float" office:value="0.562598397955298">
            <text:p>0.56</text:p>
          </table:table-cell>
          <table:table-cell table:formula="of:=RAND()" office:value-type="float" office:value="0.600118567235768">
            <text:p>0.6</text:p>
          </table:table-cell>
          <table:table-cell table:formula="of:=IF([.A35]&lt;=[.$E$1];IF([.B35]&lt;5/40;100+(150-100)*SQRT([.C35]);500-(500-150)*SQRT([.C35]));0)" office:value-type="float" office:value="228.864379901162">
            <text:p>228.8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RAND()" office:value-type="float" office:value="0.500817357562482">
            <text:p>0.5</text:p>
          </table:table-cell>
          <table:table-cell table:formula="of:=RAND()" office:value-type="float" office:value="0.707507874350995">
            <text:p>0.71</text:p>
          </table:table-cell>
          <table:table-cell table:formula="of:=IF([.A36]&lt;=[.$E$1];IF([.B36]&lt;5/40;100+(150-100)*SQRT([.C36]);500-(500-150)*SQRT([.C36]));0)" office:value-type="float" office:value="205.602794496964">
            <text:p>205.6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RAND()" office:value-type="float" office:value="0.57830703118816">
            <text:p>0.58</text:p>
          </table:table-cell>
          <table:table-cell table:formula="of:=RAND()" office:value-type="float" office:value="0.57464366639033">
            <text:p>0.57</text:p>
          </table:table-cell>
          <table:table-cell table:formula="of:=IF([.A37]&lt;=[.$E$1];IF([.B37]&lt;5/40;100+(150-100)*SQRT([.C37]);500-(500-150)*SQRT([.C37]));0)" office:value-type="float" office:value="234.681608001225">
            <text:p>234.68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RAND()" office:value-type="float" office:value="0.978594330605119">
            <text:p>0.98</text:p>
          </table:table-cell>
          <table:table-cell table:formula="of:=RAND()" office:value-type="float" office:value="0.0686362329870462">
            <text:p>0.07</text:p>
          </table:table-cell>
          <table:table-cell table:formula="of:=IF([.A38]&lt;=[.$E$1];IF([.B38]&lt;5/40;100+(150-100)*SQRT([.C38]);500-(500-150)*SQRT([.C38]));0)" office:value-type="float" office:value="408.305188037091">
            <text:p>408.3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RAND()" office:value-type="float" office:value="0.243267148267478">
            <text:p>0.24</text:p>
          </table:table-cell>
          <table:table-cell table:formula="of:=RAND()" office:value-type="float" office:value="0.183593968860805">
            <text:p>0.18</text:p>
          </table:table-cell>
          <table:table-cell table:formula="of:=IF([.A39]&lt;=[.$E$1];IF([.B39]&lt;5/40;100+(150-100)*SQRT([.C39]);500-(500-150)*SQRT([.C39]));0)" office:value-type="float" office:value="350.032466228691">
            <text:p>350.0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RAND()" office:value-type="float" office:value="0.73575443867594">
            <text:p>0.74</text:p>
          </table:table-cell>
          <table:table-cell table:formula="of:=RAND()" office:value-type="float" office:value="0.603370491415262">
            <text:p>0.6</text:p>
          </table:table-cell>
          <table:table-cell table:formula="of:=IF([.A40]&lt;=[.$E$1];IF([.B40]&lt;5/40;100+(150-100)*SQRT([.C40]);500-(500-150)*SQRT([.C40]));0)" office:value-type="float" office:value="228.130757167403">
            <text:p>228.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RAND()" office:value-type="float" office:value="0.0983823947608471">
            <text:p>0.1</text:p>
          </table:table-cell>
          <table:table-cell table:formula="of:=RAND()" office:value-type="float" office:value="0.450307955499738">
            <text:p>0.45</text:p>
          </table:table-cell>
          <table:table-cell table:formula="of:=IF([.A41]&lt;=[.$E$1];IF([.B41]&lt;5/40;100+(150-100)*SQRT([.C41]);500-(500-150)*SQRT([.C41]));0)" office:value-type="float" office:value="133.552494523498">
            <text:p>133.5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RAND()" office:value-type="float" office:value="0.311057513114065">
            <text:p>0.31</text:p>
          </table:table-cell>
          <table:table-cell table:formula="of:=RAND()" office:value-type="float" office:value="0.978897559922189">
            <text:p>0.98</text:p>
          </table:table-cell>
          <table:table-cell table:formula="of:=IF([.A42]&lt;=[.$E$1];IF([.B42]&lt;5/40;100+(150-100)*SQRT([.C42]);500-(500-150)*SQRT([.C42]));0)" office:value-type="float" office:value="153.712617771788">
            <text:p>153.7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RAND()" office:value-type="float" office:value="0.227604893501848">
            <text:p>0.23</text:p>
          </table:table-cell>
          <table:table-cell table:formula="of:=RAND()" office:value-type="float" office:value="0.153649950399995">
            <text:p>0.15</text:p>
          </table:table-cell>
          <table:table-cell table:formula="of:=IF([.A43]&lt;=[.$E$1];IF([.B43]&lt;5/40;100+(150-100)*SQRT([.C43]);500-(500-150)*SQRT([.C43]));0)" office:value-type="float" office:value="362.806272286232">
            <text:p>362.8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RAND()" office:value-type="float" office:value="0.0553878382779658">
            <text:p>0.06</text:p>
          </table:table-cell>
          <table:table-cell table:formula="of:=RAND()" office:value-type="float" office:value="0.0222382158972323">
            <text:p>0.02</text:p>
          </table:table-cell>
          <table:table-cell table:formula="of:=IF([.A44]&lt;=[.$E$1];IF([.B44]&lt;5/40;100+(150-100)*SQRT([.C44]);500-(500-150)*SQRT([.C44]));0)" office:value-type="float" office:value="107.456241663404">
            <text:p>107.46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RAND()" office:value-type="float" office:value="0.158501501195133">
            <text:p>0.16</text:p>
          </table:table-cell>
          <table:table-cell table:formula="of:=RAND()" office:value-type="float" office:value="0.748757008928806">
            <text:p>0.75</text:p>
          </table:table-cell>
          <table:table-cell table:formula="of:=IF([.A45]&lt;=[.$E$1];IF([.B45]&lt;5/40;100+(150-100)*SQRT([.C45]);500-(500-150)*SQRT([.C45]));0)" office:value-type="float" office:value="197.142387261309">
            <text:p>197.1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RAND()" office:value-type="float" office:value="0.119418050628155">
            <text:p>0.12</text:p>
          </table:table-cell>
          <table:table-cell table:formula="of:=RAND()" office:value-type="float" office:value="0.410587065853179">
            <text:p>0.41</text:p>
          </table:table-cell>
          <table:table-cell table:formula="of:=IF([.A46]&lt;=[.$E$1];IF([.B46]&lt;5/40;100+(150-100)*SQRT([.C46]);500-(500-150)*SQRT([.C46]));0)" office:value-type="float" office:value="132.038534058738">
            <text:p>132.0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RAND()" office:value-type="float" office:value="0.302429470233619">
            <text:p>0.3</text:p>
          </table:table-cell>
          <table:table-cell table:formula="of:=RAND()" office:value-type="float" office:value="0.190500508993864">
            <text:p>0.19</text:p>
          </table:table-cell>
          <table:table-cell table:formula="of:=IF([.A47]&lt;=[.$E$1];IF([.B47]&lt;5/40;100+(150-100)*SQRT([.C47]);500-(500-150)*SQRT([.C47]));0)" office:value-type="float" office:value="347.23772601932">
            <text:p>347.24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RAND()" office:value-type="float" office:value="0.918359979055822">
            <text:p>0.92</text:p>
          </table:table-cell>
          <table:table-cell table:formula="of:=RAND()" office:value-type="float" office:value="0.625534637831152">
            <text:p>0.63</text:p>
          </table:table-cell>
          <table:table-cell table:formula="of:=IF([.A48]&lt;=[.$E$1];IF([.B48]&lt;5/40;100+(150-100)*SQRT([.C48]);500-(500-150)*SQRT([.C48]));0)" office:value-type="float" office:value="223.182382904707">
            <text:p>223.18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RAND()" office:value-type="float" office:value="0.617779161315411">
            <text:p>0.62</text:p>
          </table:table-cell>
          <table:table-cell table:formula="of:=RAND()" office:value-type="float" office:value="0.632020267657936">
            <text:p>0.63</text:p>
          </table:table-cell>
          <table:table-cell table:formula="of:=IF([.A49]&lt;=[.$E$1];IF([.B49]&lt;5/40;100+(150-100)*SQRT([.C49]);500-(500-150)*SQRT([.C49]));0)" office:value-type="float" office:value="221.751041712467">
            <text:p>221.7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RAND()" office:value-type="float" office:value="0.902531855739653">
            <text:p>0.9</text:p>
          </table:table-cell>
          <table:table-cell table:formula="of:=RAND()" office:value-type="float" office:value="0.180377559736371">
            <text:p>0.18</text:p>
          </table:table-cell>
          <table:table-cell table:formula="of:=IF([.A50]&lt;=[.$E$1];IF([.B50]&lt;5/40;100+(150-100)*SQRT([.C50]);500-(500-150)*SQRT([.C50]));0)" office:value-type="float" office:value="351.351922085398">
            <text:p>351.35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RAND()" office:value-type="float" office:value="0.232138834893703">
            <text:p>0.23</text:p>
          </table:table-cell>
          <table:table-cell table:formula="of:=RAND()" office:value-type="float" office:value="0.403349213302136">
            <text:p>0.4</text:p>
          </table:table-cell>
          <table:table-cell table:formula="of:=IF([.A51]&lt;=[.$E$1];IF([.B51]&lt;5/40;100+(150-100)*SQRT([.C51]);500-(500-150)*SQRT([.C51]));0)" office:value-type="float" office:value="277.715770623484">
            <text:p>277.7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RAND()" office:value-type="float" office:value="0.887885434087366">
            <text:p>0.89</text:p>
          </table:table-cell>
          <table:table-cell table:formula="of:=RAND()" office:value-type="float" office:value="0.810445866081864">
            <text:p>0.81</text:p>
          </table:table-cell>
          <table:table-cell table:formula="of:=IF([.A52]&lt;=[.$E$1];IF([.B52]&lt;5/40;100+(150-100)*SQRT([.C52]);500-(500-150)*SQRT([.C52]));0)" office:value-type="float" office:value="184.913315744654">
            <text:p>184.9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RAND()" office:value-type="float" office:value="0.977992879692465">
            <text:p>0.98</text:p>
          </table:table-cell>
          <table:table-cell table:formula="of:=RAND()" office:value-type="float" office:value="0.866479764692485">
            <text:p>0.87</text:p>
          </table:table-cell>
          <table:table-cell table:formula="of:=IF([.A53]&lt;=[.$E$1];IF([.B53]&lt;5/40;100+(150-100)*SQRT([.C53]);500-(500-150)*SQRT([.C53]));0)" office:value-type="float" office:value="174.202868068441">
            <text:p>174.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RAND()" office:value-type="float" office:value="0.879082099534571">
            <text:p>0.88</text:p>
          </table:table-cell>
          <table:table-cell table:formula="of:=RAND()" office:value-type="float" office:value="0.221260027959943">
            <text:p>0.22</text:p>
          </table:table-cell>
          <table:table-cell table:formula="of:=IF([.A54]&lt;=[.$E$1];IF([.B54]&lt;5/40;100+(150-100)*SQRT([.C54]);500-(500-150)*SQRT([.C54]));0)" office:value-type="float" office:value="335.366001612386">
            <text:p>335.3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RAND()" office:value-type="float" office:value="0.0500737335532904">
            <text:p>0.05</text:p>
          </table:table-cell>
          <table:table-cell table:formula="of:=RAND()" office:value-type="float" office:value="0.614836538210511">
            <text:p>0.61</text:p>
          </table:table-cell>
          <table:table-cell table:formula="of:=IF([.A55]&lt;=[.$E$1];IF([.B55]&lt;5/40;100+(150-100)*SQRT([.C55]);500-(500-150)*SQRT([.C55]));0)" office:value-type="float" office:value="139.205756535569">
            <text:p>139.2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RAND()" office:value-type="float" office:value="0.824630519375205">
            <text:p>0.82</text:p>
          </table:table-cell>
          <table:table-cell table:formula="of:=RAND()" office:value-type="float" office:value="0.148456128779799">
            <text:p>0.15</text:p>
          </table:table-cell>
          <table:table-cell table:formula="of:=IF([.A56]&lt;=[.$E$1];IF([.B56]&lt;5/40;100+(150-100)*SQRT([.C56]);500-(500-150)*SQRT([.C56]));0)" office:value-type="float" office:value="365.144982386545">
            <text:p>365.1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RAND()" office:value-type="float" office:value="0.065144494175911">
            <text:p>0.07</text:p>
          </table:table-cell>
          <table:table-cell table:formula="of:=RAND()" office:value-type="float" office:value="0.135688032954931">
            <text:p>0.14</text:p>
          </table:table-cell>
          <table:table-cell table:formula="of:=IF([.A57]&lt;=[.$E$1];IF([.B57]&lt;5/40;100+(150-100)*SQRT([.C57]);500-(500-150)*SQRT([.C57]));0)" office:value-type="float" office:value="118.417928287061">
            <text:p>118.4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RAND()" office:value-type="float" office:value="0.127353688701987">
            <text:p>0.13</text:p>
          </table:table-cell>
          <table:table-cell table:formula="of:=RAND()" office:value-type="float" office:value="0.292749387677759">
            <text:p>0.29</text:p>
          </table:table-cell>
          <table:table-cell table:formula="of:=IF([.A58]&lt;=[.$E$1];IF([.B58]&lt;5/40;100+(150-100)*SQRT([.C58]);500-(500-150)*SQRT([.C58]));0)" office:value-type="float" office:value="310.627879584862">
            <text:p>310.63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RAND()" office:value-type="float" office:value="0.289337983354926">
            <text:p>0.29</text:p>
          </table:table-cell>
          <table:table-cell table:formula="of:=RAND()" office:value-type="float" office:value="0.182741526979953">
            <text:p>0.18</text:p>
          </table:table-cell>
          <table:table-cell table:formula="of:=IF([.A59]&lt;=[.$E$1];IF([.B59]&lt;5/40;100+(150-100)*SQRT([.C59]);500-(500-150)*SQRT([.C59]));0)" office:value-type="float" office:value="350.38102708866">
            <text:p>350.38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RAND()" office:value-type="float" office:value="0.314987603574991">
            <text:p>0.31</text:p>
          </table:table-cell>
          <table:table-cell table:formula="of:=RAND()" office:value-type="float" office:value="0.447839484550059">
            <text:p>0.45</text:p>
          </table:table-cell>
          <table:table-cell table:formula="of:=IF([.A60]&lt;=[.$E$1];IF([.B60]&lt;5/40;100+(150-100)*SQRT([.C60]);500-(500-150)*SQRT([.C60]));0)" office:value-type="float" office:value="265.777164099266">
            <text:p>265.78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RAND()" office:value-type="float" office:value="0.931498535908759">
            <text:p>0.93</text:p>
          </table:table-cell>
          <table:table-cell table:formula="of:=RAND()" office:value-type="float" office:value="0.434405654203147">
            <text:p>0.43</text:p>
          </table:table-cell>
          <table:table-cell table:formula="of:=IF([.A61]&lt;=[.$E$1];IF([.B61]&lt;5/40;100+(150-100)*SQRT([.C61]);500-(500-150)*SQRT([.C61]));0)" office:value-type="float" office:value="269.316899969058">
            <text:p>269.32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RAND()" office:value-type="float" office:value="0.858426550403237">
            <text:p>0.86</text:p>
          </table:table-cell>
          <table:table-cell table:formula="of:=RAND()" office:value-type="float" office:value="0.233928006608039">
            <text:p>0.23</text:p>
          </table:table-cell>
          <table:table-cell table:formula="of:=IF([.A62]&lt;=[.$E$1];IF([.B62]&lt;5/40;100+(150-100)*SQRT([.C62]);500-(500-150)*SQRT([.C62]));0)" office:value-type="float" office:value="330.718634192996">
            <text:p>330.72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RAND()" office:value-type="float" office:value="0.624906163197011">
            <text:p>0.62</text:p>
          </table:table-cell>
          <table:table-cell table:formula="of:=RAND()" office:value-type="float" office:value="0.776786529459059">
            <text:p>0.78</text:p>
          </table:table-cell>
          <table:table-cell table:formula="of:=IF([.A63]&lt;=[.$E$1];IF([.B63]&lt;5/40;100+(150-100)*SQRT([.C63]);500-(500-150)*SQRT([.C63]));0)" office:value-type="float" office:value="191.52577115951">
            <text:p>191.53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RAND()" office:value-type="float" office:value="0.859462644439191">
            <text:p>0.86</text:p>
          </table:table-cell>
          <table:table-cell table:formula="of:=RAND()" office:value-type="float" office:value="0.242685324978083">
            <text:p>0.24</text:p>
          </table:table-cell>
          <table:table-cell table:formula="of:=IF([.A64]&lt;=[.$E$1];IF([.B64]&lt;5/40;100+(150-100)*SQRT([.C64]);500-(500-150)*SQRT([.C64]));0)" office:value-type="float" office:value="327.579141894563">
            <text:p>327.58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RAND()" office:value-type="float" office:value="0.408806797116995">
            <text:p>0.41</text:p>
          </table:table-cell>
          <table:table-cell table:formula="of:=RAND()" office:value-type="float" office:value="0.761994500178844">
            <text:p>0.76</text:p>
          </table:table-cell>
          <table:table-cell table:formula="of:=IF([.A65]&lt;=[.$E$1];IF([.B65]&lt;5/40;100+(150-100)*SQRT([.C65]);500-(500-150)*SQRT([.C65]));0)" office:value-type="float" office:value="194.476962780368">
            <text:p>194.4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RAND()" office:value-type="float" office:value="0.423062884714454">
            <text:p>0.42</text:p>
          </table:table-cell>
          <table:table-cell table:formula="of:=RAND()" office:value-type="float" office:value="0.640945632010698">
            <text:p>0.64</text:p>
          </table:table-cell>
          <table:table-cell table:formula="of:=IF([.A66]&lt;=[.$E$1];IF([.B66]&lt;5/40;100+(150-100)*SQRT([.C66]);500-(500-150)*SQRT([.C66]));0)" office:value-type="float" office:value="219.793219351654">
            <text:p>219.7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RAND()" office:value-type="float" office:value="0.165343713480979">
            <text:p>0.17</text:p>
          </table:table-cell>
          <table:table-cell table:formula="of:=RAND()" office:value-type="float" office:value="0.31094831880182">
            <text:p>0.31</text:p>
          </table:table-cell>
          <table:table-cell table:formula="of:=IF([.A67]&lt;=[.$E$1];IF([.B67]&lt;5/40;100+(150-100)*SQRT([.C67]);500-(500-150)*SQRT([.C67]));0)" office:value-type="float" office:value="304.830409506955">
            <text:p>304.8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RAND()" office:value-type="float" office:value="0.451391498558223">
            <text:p>0.45</text:p>
          </table:table-cell>
          <table:table-cell table:formula="of:=RAND()" office:value-type="float" office:value="0.143336593173444">
            <text:p>0.14</text:p>
          </table:table-cell>
          <table:table-cell table:formula="of:=IF([.A68]&lt;=[.$E$1];IF([.B68]&lt;5/40;100+(150-100)*SQRT([.C68]);500-(500-150)*SQRT([.C68]));0)" office:value-type="float" office:value="367.490631788741">
            <text:p>367.4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RAND()" office:value-type="float" office:value="0.177428083959967">
            <text:p>0.18</text:p>
          </table:table-cell>
          <table:table-cell table:formula="of:=RAND()" office:value-type="float" office:value="0.330473598092794">
            <text:p>0.33</text:p>
          </table:table-cell>
          <table:table-cell table:formula="of:=IF([.A69]&lt;=[.$E$1];IF([.B69]&lt;5/40;100+(150-100)*SQRT([.C69]);500-(500-150)*SQRT([.C69]));0)" office:value-type="float" office:value="298.796084117711">
            <text:p>298.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RAND()" office:value-type="float" office:value="0.364596621133387">
            <text:p>0.36</text:p>
          </table:table-cell>
          <table:table-cell table:formula="of:=RAND()" office:value-type="float" office:value="0.227501817513257">
            <text:p>0.23</text:p>
          </table:table-cell>
          <table:table-cell table:formula="of:=IF([.A70]&lt;=[.$E$1];IF([.B70]&lt;5/40;100+(150-100)*SQRT([.C70]);500-(500-150)*SQRT([.C70]));0)" office:value-type="float" office:value="333.059972908311">
            <text:p>333.06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RAND()" office:value-type="float" office:value="0.945310136303306">
            <text:p>0.95</text:p>
          </table:table-cell>
          <table:table-cell table:formula="of:=RAND()" office:value-type="float" office:value="0.189227140974253">
            <text:p>0.19</text:p>
          </table:table-cell>
          <table:table-cell table:formula="of:=IF([.A71]&lt;=[.$E$1];IF([.B71]&lt;5/40;100+(150-100)*SQRT([.C71]);500-(500-150)*SQRT([.C71]));0)" office:value-type="float" office:value="347.749138690955">
            <text:p>347.7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RAND()" office:value-type="float" office:value="0.375957946293056">
            <text:p>0.38</text:p>
          </table:table-cell>
          <table:table-cell table:formula="of:=RAND()" office:value-type="float" office:value="0.0104546304792166">
            <text:p>0.01</text:p>
          </table:table-cell>
          <table:table-cell table:formula="of:=IF([.A72]&lt;=[.$E$1];IF([.B72]&lt;5/40;100+(150-100)*SQRT([.C72]);500-(500-150)*SQRT([.C72]));0)" office:value-type="float" office:value="464.213239407512">
            <text:p>464.21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RAND()" office:value-type="float" office:value="0.324915173929185">
            <text:p>0.32</text:p>
          </table:table-cell>
          <table:table-cell table:formula="of:=RAND()" office:value-type="float" office:value="0.503311635460705">
            <text:p>0.5</text:p>
          </table:table-cell>
          <table:table-cell table:formula="of:=IF([.A73]&lt;=[.$E$1];IF([.B73]&lt;5/40;100+(150-100)*SQRT([.C73]);500-(500-150)*SQRT([.C73]));0)" office:value-type="float" office:value="251.694391235445">
            <text:p>251.69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RAND()" office:value-type="float" office:value="0.303204018156975">
            <text:p>0.3</text:p>
          </table:table-cell>
          <table:table-cell table:formula="of:=RAND()" office:value-type="float" office:value="0.614253157284111">
            <text:p>0.61</text:p>
          </table:table-cell>
          <table:table-cell table:formula="of:=IF([.A74]&lt;=[.$E$1];IF([.B74]&lt;5/40;100+(150-100)*SQRT([.C74]);500-(500-150)*SQRT([.C74]));0)" office:value-type="float" office:value="225.689934987242">
            <text:p>225.6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RAND()" office:value-type="float" office:value="0.686053162440658">
            <text:p>0.69</text:p>
          </table:table-cell>
          <table:table-cell table:formula="of:=RAND()" office:value-type="float" office:value="0.618191622197628">
            <text:p>0.62</text:p>
          </table:table-cell>
          <table:table-cell table:formula="of:=IF([.A75]&lt;=[.$E$1];IF([.B75]&lt;5/40;100+(150-100)*SQRT([.C75]);500-(500-150)*SQRT([.C75]));0)" office:value-type="float" office:value="224.811930274568">
            <text:p>224.8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RAND()" office:value-type="float" office:value="0.0620926418341696">
            <text:p>0.06</text:p>
          </table:table-cell>
          <table:table-cell table:formula="of:=RAND()" office:value-type="float" office:value="0.617551698815078">
            <text:p>0.62</text:p>
          </table:table-cell>
          <table:table-cell table:formula="of:=IF([.A76]&lt;=[.$E$1];IF([.B76]&lt;5/40;100+(150-100)*SQRT([.C76]);500-(500-150)*SQRT([.C76]));0)" office:value-type="float" office:value="139.292228837745">
            <text:p>139.2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RAND()" office:value-type="float" office:value="0.0525972764007747">
            <text:p>0.05</text:p>
          </table:table-cell>
          <table:table-cell table:formula="of:=RAND()" office:value-type="float" office:value="0.920519192237407">
            <text:p>0.92</text:p>
          </table:table-cell>
          <table:table-cell table:formula="of:=IF([.A77]&lt;=[.$E$1];IF([.B77]&lt;5/40;100+(150-100)*SQRT([.C77]);500-(500-150)*SQRT([.C77]));0)" office:value-type="float" office:value="147.971845707597">
            <text:p>147.9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RAND()" office:value-type="float" office:value="0.851479705423117">
            <text:p>0.85</text:p>
          </table:table-cell>
          <table:table-cell table:formula="of:=RAND()" office:value-type="float" office:value="0.677503440063447">
            <text:p>0.68</text:p>
          </table:table-cell>
          <table:table-cell table:formula="of:=IF([.A78]&lt;=[.$E$1];IF([.B78]&lt;5/40;100+(150-100)*SQRT([.C78]);500-(500-150)*SQRT([.C78]));0)" office:value-type="float" office:value="211.912910029324">
            <text:p>211.9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RAND()" office:value-type="float" office:value="0.697305721696466">
            <text:p>0.7</text:p>
          </table:table-cell>
          <table:table-cell table:formula="of:=RAND()" office:value-type="float" office:value="0.710942349862307">
            <text:p>0.71</text:p>
          </table:table-cell>
          <table:table-cell table:formula="of:=IF([.A79]&lt;=[.$E$1];IF([.B79]&lt;5/40;100+(150-100)*SQRT([.C79]);500-(500-150)*SQRT([.C79]));0)" office:value-type="float" office:value="204.889109218022">
            <text:p>204.89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RAND()" office:value-type="float" office:value="0.92018876504153">
            <text:p>0.92</text:p>
          </table:table-cell>
          <table:table-cell table:formula="of:=RAND()" office:value-type="float" office:value="0.106112518813461">
            <text:p>0.11</text:p>
          </table:table-cell>
          <table:table-cell table:formula="of:=IF([.A80]&lt;=[.$E$1];IF([.B80]&lt;5/40;100+(150-100)*SQRT([.C80]);500-(500-150)*SQRT([.C80]));0)" office:value-type="float" office:value="385.987792080633">
            <text:p>385.99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RAND()" office:value-type="float" office:value="0.472936850041151">
            <text:p>0.47</text:p>
          </table:table-cell>
          <table:table-cell table:formula="of:=RAND()" office:value-type="float" office:value="0.343251649755985">
            <text:p>0.34</text:p>
          </table:table-cell>
          <table:table-cell table:formula="of:=IF([.A81]&lt;=[.$E$1];IF([.B81]&lt;5/40;100+(150-100)*SQRT([.C81]);500-(500-150)*SQRT([.C81]));0)" office:value-type="float" office:value="294.943112539207">
            <text:p>294.94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RAND()" office:value-type="float" office:value="0.747058150824159">
            <text:p>0.75</text:p>
          </table:table-cell>
          <table:table-cell table:formula="of:=RAND()" office:value-type="float" office:value="0.63828056352213">
            <text:p>0.64</text:p>
          </table:table-cell>
          <table:table-cell table:formula="of:=IF([.A82]&lt;=[.$E$1];IF([.B82]&lt;5/40;100+(150-100)*SQRT([.C82]);500-(500-150)*SQRT([.C82]));0)" office:value-type="float" office:value="220.376379696813">
            <text:p>220.3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RAND()" office:value-type="float" office:value="0.654199968557805">
            <text:p>0.65</text:p>
          </table:table-cell>
          <table:table-cell table:formula="of:=RAND()" office:value-type="float" office:value="0.198449649382383">
            <text:p>0.2</text:p>
          </table:table-cell>
          <table:table-cell table:formula="of:=IF([.A83]&lt;=[.$E$1];IF([.B83]&lt;5/40;100+(150-100)*SQRT([.C83]);500-(500-150)*SQRT([.C83]));0)" office:value-type="float" office:value="344.083092484035">
            <text:p>344.08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RAND()" office:value-type="float" office:value="0.781617156695575">
            <text:p>0.78</text:p>
          </table:table-cell>
          <table:table-cell table:formula="of:=RAND()" office:value-type="float" office:value="0.831628052517772">
            <text:p>0.83</text:p>
          </table:table-cell>
          <table:table-cell table:formula="of:=IF([.A84]&lt;=[.$E$1];IF([.B84]&lt;5/40;100+(150-100)*SQRT([.C84]);500-(500-150)*SQRT([.C84]));0)" office:value-type="float" office:value="180.822249469943">
            <text:p>180.8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RAND()" office:value-type="float" office:value="0.528923247475177">
            <text:p>0.53</text:p>
          </table:table-cell>
          <table:table-cell table:formula="of:=RAND()" office:value-type="float" office:value="0.146213777828962">
            <text:p>0.15</text:p>
          </table:table-cell>
          <table:table-cell table:formula="of:=IF([.A85]&lt;=[.$E$1];IF([.B85]&lt;5/40;100+(150-100)*SQRT([.C85]);500-(500-150)*SQRT([.C85]));0)" office:value-type="float" office:value="366.167314216415">
            <text:p>366.17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RAND()" office:value-type="float" office:value="0.0591298704966903">
            <text:p>0.06</text:p>
          </table:table-cell>
          <table:table-cell table:formula="of:=RAND()" office:value-type="float" office:value="0.474233384244144">
            <text:p>0.47</text:p>
          </table:table-cell>
          <table:table-cell table:formula="of:=IF([.A86]&lt;=[.$E$1];IF([.B86]&lt;5/40;100+(150-100)*SQRT([.C86]);500-(500-150)*SQRT([.C86]));0)" office:value-type="float" office:value="134.432302574913">
            <text:p>134.4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RAND()" office:value-type="float" office:value="0.335440918803215">
            <text:p>0.34</text:p>
          </table:table-cell>
          <table:table-cell table:formula="of:=RAND()" office:value-type="float" office:value="0.435087816789746">
            <text:p>0.44</text:p>
          </table:table-cell>
          <table:table-cell table:formula="of:=IF([.A87]&lt;=[.$E$1];IF([.B87]&lt;5/40;100+(150-100)*SQRT([.C87]);500-(500-150)*SQRT([.C87]));0)" office:value-type="float" office:value="269.135846098308">
            <text:p>269.14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RAND()" office:value-type="float" office:value="0.484688014723361">
            <text:p>0.48</text:p>
          </table:table-cell>
          <table:table-cell table:formula="of:=RAND()" office:value-type="float" office:value="0.6603560927324">
            <text:p>0.66</text:p>
          </table:table-cell>
          <table:table-cell table:formula="of:=IF([.A88]&lt;=[.$E$1];IF([.B88]&lt;5/40;100+(150-100)*SQRT([.C88]);500-(500-150)*SQRT([.C88]));0)" office:value-type="float" office:value="215.581960206954">
            <text:p>215.58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RAND()" office:value-type="float" office:value="0.938399452250451">
            <text:p>0.94</text:p>
          </table:table-cell>
          <table:table-cell table:formula="of:=RAND()" office:value-type="float" office:value="0.787892033345997">
            <text:p>0.79</text:p>
          </table:table-cell>
          <table:table-cell table:formula="of:=IF([.A89]&lt;=[.$E$1];IF([.B89]&lt;5/40;100+(150-100)*SQRT([.C89]);500-(500-150)*SQRT([.C89]));0)" office:value-type="float" office:value="189.328510988078">
            <text:p>189.3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RAND()" office:value-type="float" office:value="0.27460925001651">
            <text:p>0.27</text:p>
          </table:table-cell>
          <table:table-cell table:formula="of:=RAND()" office:value-type="float" office:value="0.62445261515677">
            <text:p>0.62</text:p>
          </table:table-cell>
          <table:table-cell table:formula="of:=IF([.A90]&lt;=[.$E$1];IF([.B90]&lt;5/40;100+(150-100)*SQRT([.C90]);500-(500-150)*SQRT([.C90]));0)" office:value-type="float" office:value="223.421900077565">
            <text:p>223.42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RAND()" office:value-type="float" office:value="0.406083655543625">
            <text:p>0.41</text:p>
          </table:table-cell>
          <table:table-cell table:formula="of:=RAND()" office:value-type="float" office:value="0.33670189185068">
            <text:p>0.34</text:p>
          </table:table-cell>
          <table:table-cell table:formula="of:=IF([.A91]&lt;=[.$E$1];IF([.B91]&lt;5/40;100+(150-100)*SQRT([.C91]);500-(500-150)*SQRT([.C91]));0)" office:value-type="float" office:value="296.908932368486">
            <text:p>296.91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RAND()" office:value-type="float" office:value="0.242004313971847">
            <text:p>0.24</text:p>
          </table:table-cell>
          <table:table-cell table:formula="of:=RAND()" office:value-type="float" office:value="0.4586809319444">
            <text:p>0.46</text:p>
          </table:table-cell>
          <table:table-cell table:formula="of:=IF([.A92]&lt;=[.$E$1];IF([.B92]&lt;5/40;100+(150-100)*SQRT([.C92]);500-(500-150)*SQRT([.C92]));0)" office:value-type="float" office:value="262.959045388378">
            <text:p>262.96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RAND()" office:value-type="float" office:value="0.257221084088087">
            <text:p>0.26</text:p>
          </table:table-cell>
          <table:table-cell table:formula="of:=RAND()" office:value-type="float" office:value="0.093484019394964">
            <text:p>0.09</text:p>
          </table:table-cell>
          <table:table-cell table:formula="of:=IF([.A93]&lt;=[.$E$1];IF([.B93]&lt;5/40;100+(150-100)*SQRT([.C93]);500-(500-150)*SQRT([.C93]));0)" office:value-type="float" office:value="392.986952310089">
            <text:p>392.99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RAND()" office:value-type="float" office:value="0.136184372007847">
            <text:p>0.14</text:p>
          </table:table-cell>
          <table:table-cell table:formula="of:=RAND()" office:value-type="float" office:value="0.954526805784553">
            <text:p>0.95</text:p>
          </table:table-cell>
          <table:table-cell table:formula="of:=IF([.A94]&lt;=[.$E$1];IF([.B94]&lt;5/40;100+(150-100)*SQRT([.C94]);500-(500-150)*SQRT([.C94]));0)" office:value-type="float" office:value="158.050393027558">
            <text:p>158.0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RAND()" office:value-type="float" office:value="0.804426369257271">
            <text:p>0.8</text:p>
          </table:table-cell>
          <table:table-cell table:formula="of:=RAND()" office:value-type="float" office:value="0.056373137049377">
            <text:p>0.06</text:p>
          </table:table-cell>
          <table:table-cell table:formula="of:=IF([.A95]&lt;=[.$E$1];IF([.B95]&lt;5/40;100+(150-100)*SQRT([.C95]);500-(500-150)*SQRT([.C95]));0)" office:value-type="float" office:value="416.899402598124">
            <text:p>416.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RAND()" office:value-type="float" office:value="0.0606393245980144">
            <text:p>0.06</text:p>
          </table:table-cell>
          <table:table-cell table:formula="of:=RAND()" office:value-type="float" office:value="0.277363219298422">
            <text:p>0.28</text:p>
          </table:table-cell>
          <table:table-cell table:formula="of:=IF([.A96]&lt;=[.$E$1];IF([.B96]&lt;5/40;100+(150-100)*SQRT([.C96]);500-(500-150)*SQRT([.C96]));0)" office:value-type="float" office:value="126.332642257207">
            <text:p>126.33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RAND()" office:value-type="float" office:value="0.399624786805362">
            <text:p>0.4</text:p>
          </table:table-cell>
          <table:table-cell table:formula="of:=RAND()" office:value-type="float" office:value="0.807697475887835">
            <text:p>0.81</text:p>
          </table:table-cell>
          <table:table-cell table:formula="of:=IF([.A97]&lt;=[.$E$1];IF([.B97]&lt;5/40;100+(150-100)*SQRT([.C97]);500-(500-150)*SQRT([.C97]));0)" office:value-type="float" office:value="185.448031644595">
            <text:p>185.45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RAND()" office:value-type="float" office:value="0.915643782820553">
            <text:p>0.92</text:p>
          </table:table-cell>
          <table:table-cell table:formula="of:=RAND()" office:value-type="float" office:value="0.0538247558288276">
            <text:p>0.05</text:p>
          </table:table-cell>
          <table:table-cell table:formula="of:=IF([.A98]&lt;=[.$E$1];IF([.B98]&lt;5/40;100+(150-100)*SQRT([.C98]);500-(500-150)*SQRT([.C98]));0)" office:value-type="float" office:value="418.799429872498">
            <text:p>418.8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RAND()" office:value-type="float" office:value="0.00614712527021766">
            <text:p>0.01</text:p>
          </table:table-cell>
          <table:table-cell table:formula="of:=RAND()" office:value-type="float" office:value="0.697260939516127">
            <text:p>0.7</text:p>
          </table:table-cell>
          <table:table-cell table:formula="of:=IF([.A99]&lt;=[.$E$1];IF([.B99]&lt;5/40;100+(150-100)*SQRT([.C99]);500-(500-150)*SQRT([.C99]));0)" office:value-type="float" office:value="141.751076019551">
            <text:p>141.75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RAND()" office:value-type="float" office:value="0.885452808346599">
            <text:p>0.89</text:p>
          </table:table-cell>
          <table:table-cell table:formula="of:=RAND()" office:value-type="float" office:value="0.535070373211056">
            <text:p>0.54</text:p>
          </table:table-cell>
          <table:table-cell table:formula="of:=IF([.A100]&lt;=[.$E$1];IF([.B100]&lt;5/40;100+(150-100)*SQRT([.C100]);500-(500-150)*SQRT([.C100]));0)" office:value-type="float" office:value="243.98023373506">
            <text:p>243.9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RAND()" office:value-type="float" office:value="0.843474717345089">
            <text:p>0.84</text:p>
          </table:table-cell>
          <table:table-cell table:formula="of:=RAND()" office:value-type="float" office:value="0.94458267884329">
            <text:p>0.94</text:p>
          </table:table-cell>
          <table:table-cell table:formula="of:=IF([.A101]&lt;=[.$E$1];IF([.B101]&lt;5/40;100+(150-100)*SQRT([.C101]);500-(500-150)*SQRT([.C101]));0)" office:value-type="float" office:value="159.836248024127">
            <text:p>159.84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RAND()" office:value-type="float" office:value="0.00930375745519996">
            <text:p>0.01</text:p>
          </table:table-cell>
          <table:table-cell table:formula="of:=RAND()" office:value-type="float" office:value="0.178915636613965">
            <text:p>0.18</text:p>
          </table:table-cell>
          <table:table-cell table:formula="of:=IF([.A102]&lt;=[.$E$1];IF([.B102]&lt;5/40;100+(150-100)*SQRT([.C102]);500-(500-150)*SQRT([.C102]));0)" office:value-type="float" office:value="121.149210187024">
            <text:p>121.1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RAND()" office:value-type="float" office:value="0.379670496098697">
            <text:p>0.38</text:p>
          </table:table-cell>
          <table:table-cell table:formula="of:=RAND()" office:value-type="float" office:value="0.493991772178561">
            <text:p>0.49</text:p>
          </table:table-cell>
          <table:table-cell table:formula="of:=IF([.A103]&lt;=[.$E$1];IF([.B103]&lt;5/40;100+(150-100)*SQRT([.C103]);500-(500-150)*SQRT([.C103]));0)" office:value-type="float" office:value="254.004081147931">
            <text:p>254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RAND()" office:value-type="float" office:value="0.839271729346365">
            <text:p>0.84</text:p>
          </table:table-cell>
          <table:table-cell table:formula="of:=RAND()" office:value-type="float" office:value="0.318069948349148">
            <text:p>0.32</text:p>
          </table:table-cell>
          <table:table-cell table:formula="of:=IF([.A104]&lt;=[.$E$1];IF([.B104]&lt;5/40;100+(150-100)*SQRT([.C104]);500-(500-150)*SQRT([.C104]));0)" office:value-type="float" office:value="302.608083567815">
            <text:p>302.61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RAND()" office:value-type="float" office:value="0.281883805524558">
            <text:p>0.28</text:p>
          </table:table-cell>
          <table:table-cell table:formula="of:=RAND()" office:value-type="float" office:value="0.113880979828537">
            <text:p>0.11</text:p>
          </table:table-cell>
          <table:table-cell table:formula="of:=IF([.A105]&lt;=[.$E$1];IF([.B105]&lt;5/40;100+(150-100)*SQRT([.C105]);500-(500-150)*SQRT([.C105]));0)" office:value-type="float" office:value="381.888103778681">
            <text:p>381.89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RAND()" office:value-type="float" office:value="0.942522563505918">
            <text:p>0.94</text:p>
          </table:table-cell>
          <table:table-cell table:formula="of:=RAND()" office:value-type="float" office:value="0.687967461068183">
            <text:p>0.69</text:p>
          </table:table-cell>
          <table:table-cell table:formula="of:=IF([.A106]&lt;=[.$E$1];IF([.B106]&lt;5/40;100+(150-100)*SQRT([.C106]);500-(500-150)*SQRT([.C106]));0)" office:value-type="float" office:value="209.696686238596">
            <text:p>209.7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RAND()" office:value-type="float" office:value="0.450582871679217">
            <text:p>0.45</text:p>
          </table:table-cell>
          <table:table-cell table:formula="of:=RAND()" office:value-type="float" office:value="0.184526877477765">
            <text:p>0.18</text:p>
          </table:table-cell>
          <table:table-cell table:formula="of:=IF([.A107]&lt;=[.$E$1];IF([.B107]&lt;5/40;100+(150-100)*SQRT([.C107]);500-(500-150)*SQRT([.C107]));0)" office:value-type="float" office:value="349.65192887494">
            <text:p>349.65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RAND()" office:value-type="float" office:value="0.146648393478245">
            <text:p>0.15</text:p>
          </table:table-cell>
          <table:table-cell table:formula="of:=RAND()" office:value-type="float" office:value="0.707803956232965">
            <text:p>0.71</text:p>
          </table:table-cell>
          <table:table-cell table:formula="of:=IF([.A108]&lt;=[.$E$1];IF([.B108]&lt;5/40;100+(150-100)*SQRT([.C108]);500-(500-150)*SQRT([.C108]));0)" office:value-type="float" office:value="205.541200439623">
            <text:p>205.54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RAND()" office:value-type="float" office:value="0.278010896872729">
            <text:p>0.28</text:p>
          </table:table-cell>
          <table:table-cell table:formula="of:=RAND()" office:value-type="float" office:value="0.282832765486091">
            <text:p>0.28</text:p>
          </table:table-cell>
          <table:table-cell table:formula="of:=IF([.A109]&lt;=[.$E$1];IF([.B109]&lt;5/40;100+(150-100)*SQRT([.C109]);500-(500-150)*SQRT([.C109]));0)" office:value-type="float" office:value="313.862916719837">
            <text:p>313.86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RAND()" office:value-type="float" office:value="0.662330762017518">
            <text:p>0.66</text:p>
          </table:table-cell>
          <table:table-cell table:formula="of:=RAND()" office:value-type="float" office:value="0.0824372661300004">
            <text:p>0.08</text:p>
          </table:table-cell>
          <table:table-cell table:formula="of:=IF([.A110]&lt;=[.$E$1];IF([.B110]&lt;5/40;100+(150-100)*SQRT([.C110]);500-(500-150)*SQRT([.C110]));0)" office:value-type="float" office:value="399.508382932082">
            <text:p>399.5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RAND()" office:value-type="float" office:value="0.33920590300113">
            <text:p>0.34</text:p>
          </table:table-cell>
          <table:table-cell table:formula="of:=RAND()" office:value-type="float" office:value="0.722970087081194">
            <text:p>0.72</text:p>
          </table:table-cell>
          <table:table-cell table:formula="of:=IF([.A111]&lt;=[.$E$1];IF([.B111]&lt;5/40;100+(150-100)*SQRT([.C111]);500-(500-150)*SQRT([.C111]));0)" office:value-type="float" office:value="202.40323310317">
            <text:p>202.4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RAND()" office:value-type="float" office:value="0.359800485428423">
            <text:p>0.36</text:p>
          </table:table-cell>
          <table:table-cell table:formula="of:=RAND()" office:value-type="float" office:value="0.738830689806491">
            <text:p>0.74</text:p>
          </table:table-cell>
          <table:table-cell table:formula="of:=IF([.A112]&lt;=[.$E$1];IF([.B112]&lt;5/40;100+(150-100)*SQRT([.C112]);500-(500-150)*SQRT([.C112]));0)" office:value-type="float" office:value="199.156586408651">
            <text:p>199.16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RAND()" office:value-type="float" office:value="0.530667562969029">
            <text:p>0.53</text:p>
          </table:table-cell>
          <table:table-cell table:formula="of:=RAND()" office:value-type="float" office:value="0.275444268248975">
            <text:p>0.28</text:p>
          </table:table-cell>
          <table:table-cell table:formula="of:=IF([.A113]&lt;=[.$E$1];IF([.B113]&lt;5/40;100+(150-100)*SQRT([.C113]);500-(500-150)*SQRT([.C113]));0)" office:value-type="float" office:value="316.310253795974">
            <text:p>316.31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RAND()" office:value-type="float" office:value="0.792655445635319">
            <text:p>0.79</text:p>
          </table:table-cell>
          <table:table-cell table:formula="of:=RAND()" office:value-type="float" office:value="0.536814688239247">
            <text:p>0.54</text:p>
          </table:table-cell>
          <table:table-cell table:formula="of:=IF([.A114]&lt;=[.$E$1];IF([.B114]&lt;5/40;100+(150-100)*SQRT([.C114]);500-(500-150)*SQRT([.C114]));0)" office:value-type="float" office:value="243.563264508948">
            <text:p>243.56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RAND()" office:value-type="float" office:value="0.972705207765102">
            <text:p>0.97</text:p>
          </table:table-cell>
          <table:table-cell table:formula="of:=RAND()" office:value-type="float" office:value="0.678108254447579">
            <text:p>0.68</text:p>
          </table:table-cell>
          <table:table-cell table:formula="of:=IF([.A115]&lt;=[.$E$1];IF([.B115]&lt;5/40;100+(150-100)*SQRT([.C115]);500-(500-150)*SQRT([.C115]));0)" office:value-type="float" office:value="211.784349540438">
            <text:p>211.78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RAND()" office:value-type="float" office:value="0.0718850614503026">
            <text:p>0.07</text:p>
          </table:table-cell>
          <table:table-cell table:formula="of:=RAND()" office:value-type="float" office:value="0.816179925575852">
            <text:p>0.82</text:p>
          </table:table-cell>
          <table:table-cell table:formula="of:=IF([.A116]&lt;=[.$E$1];IF([.B116]&lt;5/40;100+(150-100)*SQRT([.C116]);500-(500-150)*SQRT([.C116]));0)" office:value-type="float" office:value="145.171338412091">
            <text:p>145.17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RAND()" office:value-type="float" office:value="0.622690933290869">
            <text:p>0.62</text:p>
          </table:table-cell>
          <table:table-cell table:formula="of:=RAND()" office:value-type="float" office:value="0.0811888189055026">
            <text:p>0.08</text:p>
          </table:table-cell>
          <table:table-cell table:formula="of:=IF([.A117]&lt;=[.$E$1];IF([.B117]&lt;5/40;100+(150-100)*SQRT([.C117]);500-(500-150)*SQRT([.C117]));0)" office:value-type="float" office:value="400.272218936126">
            <text:p>400.27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RAND()" office:value-type="float" office:value="0.995095562189817">
            <text:p>1</text:p>
          </table:table-cell>
          <table:table-cell table:formula="of:=RAND()" office:value-type="float" office:value="0.00236142938956618">
            <text:p>0</text:p>
          </table:table-cell>
          <table:table-cell table:formula="of:=IF([.A118]&lt;=[.$E$1];IF([.B118]&lt;5/40;100+(150-100)*SQRT([.C118]);500-(500-150)*SQRT([.C118]));0)" office:value-type="float" office:value="482.991910741595">
            <text:p>482.99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RAND()" office:value-type="float" office:value="0.575180591549724">
            <text:p>0.58</text:p>
          </table:table-cell>
          <table:table-cell table:formula="of:=RAND()" office:value-type="float" office:value="0.834367291536182">
            <text:p>0.83</text:p>
          </table:table-cell>
          <table:table-cell table:formula="of:=IF([.A119]&lt;=[.$E$1];IF([.B119]&lt;5/40;100+(150-100)*SQRT([.C119]);500-(500-150)*SQRT([.C119]));0)" office:value-type="float" office:value="180.297023452733">
            <text:p>180.3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RAND()" office:value-type="float" office:value="0.320431378204375">
            <text:p>0.32</text:p>
          </table:table-cell>
          <table:table-cell table:formula="of:=RAND()" office:value-type="float" office:value="0.857064397074282">
            <text:p>0.86</text:p>
          </table:table-cell>
          <table:table-cell table:formula="of:=IF([.A120]&lt;=[.$E$1];IF([.B120]&lt;5/40;100+(150-100)*SQRT([.C120]);500-(500-150)*SQRT([.C120]));0)" office:value-type="float" office:value="175.977796066999">
            <text:p>175.98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RAND()" office:value-type="float" office:value="0.948248271364719">
            <text:p>0.95</text:p>
          </table:table-cell>
          <table:table-cell table:formula="of:=RAND()" office:value-type="float" office:value="0.262953941710293">
            <text:p>0.26</text:p>
          </table:table-cell>
          <table:table-cell table:formula="of:=IF([.A121]&lt;=[.$E$1];IF([.B121]&lt;5/40;100+(150-100)*SQRT([.C121]);500-(500-150)*SQRT([.C121]));0)" office:value-type="float" office:value="320.523377958267">
            <text:p>320.52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RAND()" office:value-type="float" office:value="0.545031858608127">
            <text:p>0.55</text:p>
          </table:table-cell>
          <table:table-cell table:formula="of:=RAND()" office:value-type="float" office:value="0.398831143509597">
            <text:p>0.4</text:p>
          </table:table-cell>
          <table:table-cell table:formula="of:=IF([.A122]&lt;=[.$E$1];IF([.B122]&lt;5/40;100+(150-100)*SQRT([.C122]);500-(500-150)*SQRT([.C122]));0)" office:value-type="float" office:value="278.964222172234">
            <text:p>278.9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RAND()" office:value-type="float" office:value="0.44748081965372">
            <text:p>0.45</text:p>
          </table:table-cell>
          <table:table-cell table:formula="of:=RAND()" office:value-type="float" office:value="0.691680252086371">
            <text:p>0.69</text:p>
          </table:table-cell>
          <table:table-cell table:formula="of:=IF([.A123]&lt;=[.$E$1];IF([.B123]&lt;5/40;100+(150-100)*SQRT([.C123]);500-(500-150)*SQRT([.C123]));0)" office:value-type="float" office:value="208.914392522439">
            <text:p>208.9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RAND()" office:value-type="float" office:value="0.106635099742562">
            <text:p>0.11</text:p>
          </table:table-cell>
          <table:table-cell table:formula="of:=RAND()" office:value-type="float" office:value="0.725491716526449">
            <text:p>0.73</text:p>
          </table:table-cell>
          <table:table-cell table:formula="of:=IF([.A124]&lt;=[.$E$1];IF([.B124]&lt;5/40;100+(150-100)*SQRT([.C124]);500-(500-150)*SQRT([.C124]));0)" office:value-type="float" office:value="142.587900762025">
            <text:p>142.59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RAND()" office:value-type="float" office:value="0.974513017572463">
            <text:p>0.97</text:p>
          </table:table-cell>
          <table:table-cell table:formula="of:=RAND()" office:value-type="float" office:value="0.76896586176008">
            <text:p>0.77</text:p>
          </table:table-cell>
          <table:table-cell table:formula="of:=IF([.A125]&lt;=[.$E$1];IF([.B125]&lt;5/40;100+(150-100)*SQRT([.C125]);500-(500-150)*SQRT([.C125]));0)" office:value-type="float" office:value="193.082554966959">
            <text:p>193.08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RAND()" office:value-type="float" office:value="0.80792898312211">
            <text:p>0.81</text:p>
          </table:table-cell>
          <table:table-cell table:formula="of:=RAND()" office:value-type="float" office:value="0.313718920573592">
            <text:p>0.31</text:p>
          </table:table-cell>
          <table:table-cell table:formula="of:=IF([.A126]&lt;=[.$E$1];IF([.B126]&lt;5/40;100+(150-100)*SQRT([.C126]);500-(500-150)*SQRT([.C126]));0)" office:value-type="float" office:value="303.962840843209">
            <text:p>303.96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RAND()" office:value-type="float" office:value="0.491935948841274">
            <text:p>0.49</text:p>
          </table:table-cell>
          <table:table-cell table:formula="of:=RAND()" office:value-type="float" office:value="0.167729468550533">
            <text:p>0.17</text:p>
          </table:table-cell>
          <table:table-cell table:formula="of:=IF([.A127]&lt;=[.$E$1];IF([.B127]&lt;5/40;100+(150-100)*SQRT([.C127]);500-(500-150)*SQRT([.C127]));0)" office:value-type="float" office:value="356.658240915495">
            <text:p>356.6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RAND()" office:value-type="float" office:value="0.0525496108457446">
            <text:p>0.05</text:p>
          </table:table-cell>
          <table:table-cell table:formula="of:=RAND()" office:value-type="float" office:value="0.0226035118103027">
            <text:p>0.02</text:p>
          </table:table-cell>
          <table:table-cell table:formula="of:=IF([.A128]&lt;=[.$E$1];IF([.B128]&lt;5/40;100+(150-100)*SQRT([.C128]);500-(500-150)*SQRT([.C128]));0)" office:value-type="float" office:value="107.517232171867">
            <text:p>107.52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RAND()" office:value-type="float" office:value="0.44317373726517">
            <text:p>0.44</text:p>
          </table:table-cell>
          <table:table-cell table:formula="of:=RAND()" office:value-type="float" office:value="0.845205056481063">
            <text:p>0.85</text:p>
          </table:table-cell>
          <table:table-cell table:formula="of:=IF([.A129]&lt;=[.$E$1];IF([.B129]&lt;5/40;100+(150-100)*SQRT([.C129]);500-(500-150)*SQRT([.C129]));0)" office:value-type="float" office:value="178.227379320536">
            <text:p>178.23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RAND()" office:value-type="float" office:value="0.559418200515211">
            <text:p>0.56</text:p>
          </table:table-cell>
          <table:table-cell table:formula="of:=RAND()" office:value-type="float" office:value="0.415878945030272">
            <text:p>0.42</text:p>
          </table:table-cell>
          <table:table-cell table:formula="of:=IF([.A130]&lt;=[.$E$1];IF([.B130]&lt;5/40;100+(150-100)*SQRT([.C130]);500-(500-150)*SQRT([.C130]));0)" office:value-type="float" office:value="274.289630795995">
            <text:p>274.29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RAND()" office:value-type="float" office:value="0.523313310928643">
            <text:p>0.52</text:p>
          </table:table-cell>
          <table:table-cell table:formula="of:=RAND()" office:value-type="float" office:value="0.631303261965513">
            <text:p>0.63</text:p>
          </table:table-cell>
          <table:table-cell table:formula="of:=IF([.A131]&lt;=[.$E$1];IF([.B131]&lt;5/40;100+(150-100)*SQRT([.C131]);500-(500-150)*SQRT([.C131]));0)" office:value-type="float" office:value="221.908918534277">
            <text:p>221.91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formula="of:=RAND()" office:value-type="float" office:value="0.232058870606124">
            <text:p>0.23</text:p>
          </table:table-cell>
          <table:table-cell table:formula="of:=RAND()" office:value-type="float" office:value="0.146004244685173">
            <text:p>0.15</text:p>
          </table:table-cell>
          <table:table-cell table:formula="of:=IF([.A132]&lt;=[.$E$1];IF([.B132]&lt;5/40;100+(150-100)*SQRT([.C132]);500-(500-150)*SQRT([.C132]));0)" office:value-type="float" office:value="366.263243743787">
            <text:p>366.26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RAND()" office:value-type="float" office:value="0.712492081336677">
            <text:p>0.71</text:p>
          </table:table-cell>
          <table:table-cell table:formula="of:=RAND()" office:value-type="float" office:value="0.227154432795942">
            <text:p>0.23</text:p>
          </table:table-cell>
          <table:table-cell table:formula="of:=IF([.A133]&lt;=[.$E$1];IF([.B133]&lt;5/40;100+(150-100)*SQRT([.C133]);500-(500-150)*SQRT([.C133]));0)" office:value-type="float" office:value="333.187476436861">
            <text:p>333.19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RAND()" office:value-type="float" office:value="0.148365674074739">
            <text:p>0.15</text:p>
          </table:table-cell>
          <table:table-cell table:formula="of:=RAND()" office:value-type="float" office:value="0.287672672886401">
            <text:p>0.29</text:p>
          </table:table-cell>
          <table:table-cell table:formula="of:=IF([.A134]&lt;=[.$E$1];IF([.B134]&lt;5/40;100+(150-100)*SQRT([.C134]);500-(500-150)*SQRT([.C134]));0)" office:value-type="float" office:value="312.277059397142">
            <text:p>312.28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formula="of:=RAND()" office:value-type="float" office:value="0.0615217247977853">
            <text:p>0.06</text:p>
          </table:table-cell>
          <table:table-cell table:formula="of:=RAND()" office:value-type="float" office:value="0.468797052279115">
            <text:p>0.47</text:p>
          </table:table-cell>
          <table:table-cell table:formula="of:=IF([.A135]&lt;=[.$E$1];IF([.B135]&lt;5/40;100+(150-100)*SQRT([.C135]);500-(500-150)*SQRT([.C135]));0)" office:value-type="float" office:value="134.23437790727">
            <text:p>134.23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formula="of:=RAND()" office:value-type="float" office:value="0.144737069960684">
            <text:p>0.14</text:p>
          </table:table-cell>
          <table:table-cell table:formula="of:=RAND()" office:value-type="float" office:value="0.00976999616250396">
            <text:p>0.01</text:p>
          </table:table-cell>
          <table:table-cell table:formula="of:=IF([.A136]&lt;=[.$E$1];IF([.B136]&lt;5/40;100+(150-100)*SQRT([.C136]);500-(500-150)*SQRT([.C136]));0)" office:value-type="float" office:value="465.404848173382">
            <text:p>465.4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formula="of:=RAND()" office:value-type="float" office:value="0.731750994455069">
            <text:p>0.73</text:p>
          </table:table-cell>
          <table:table-cell table:formula="of:=RAND()" office:value-type="float" office:value="0.68976892856881">
            <text:p>0.69</text:p>
          </table:table-cell>
          <table:table-cell table:formula="of:=IF([.A137]&lt;=[.$E$1];IF([.B137]&lt;5/40;100+(150-100)*SQRT([.C137]);500-(500-150)*SQRT([.C137]));0)" office:value-type="float" office:value="209.316849904094">
            <text:p>209.32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RAND()" office:value-type="float" office:value="0.408601139672101">
            <text:p>0.41</text:p>
          </table:table-cell>
          <table:table-cell table:formula="of:=RAND()" office:value-type="float" office:value="0.179231814108789">
            <text:p>0.18</text:p>
          </table:table-cell>
          <table:table-cell table:formula="of:=IF([.A138]&lt;=[.$E$1];IF([.B138]&lt;5/40;100+(150-100)*SQRT([.C138]);500-(500-150)*SQRT([.C138]));0)" office:value-type="float" office:value="351.824775254678">
            <text:p>351.82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formula="of:=RAND()" office:value-type="float" office:value="0.381449180655181">
            <text:p>0.38</text:p>
          </table:table-cell>
          <table:table-cell table:formula="of:=RAND()" office:value-type="float" office:value="0.515236239414662">
            <text:p>0.52</text:p>
          </table:table-cell>
          <table:table-cell table:formula="of:=IF([.A139]&lt;=[.$E$1];IF([.B139]&lt;5/40;100+(150-100)*SQRT([.C139]);500-(500-150)*SQRT([.C139]));0)" office:value-type="float" office:value="248.770146423049">
            <text:p>248.77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RAND()" office:value-type="float" office:value="0.904723530635238">
            <text:p>0.9</text:p>
          </table:table-cell>
          <table:table-cell table:formula="of:=RAND()" office:value-type="float" office:value="0.355962198693305">
            <text:p>0.36</text:p>
          </table:table-cell>
          <table:table-cell table:formula="of:=IF([.A140]&lt;=[.$E$1];IF([.B140]&lt;5/40;100+(150-100)*SQRT([.C140]);500-(500-150)*SQRT([.C140]));0)" office:value-type="float" office:value="291.181012980309">
            <text:p>291.18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formula="of:=RAND()" office:value-type="float" office:value="0.284202101640403">
            <text:p>0.28</text:p>
          </table:table-cell>
          <table:table-cell table:formula="of:=RAND()" office:value-type="float" office:value="0.712652513757348">
            <text:p>0.71</text:p>
          </table:table-cell>
          <table:table-cell table:formula="of:=IF([.A141]&lt;=[.$E$1];IF([.B141]&lt;5/40;100+(150-100)*SQRT([.C141]);500-(500-150)*SQRT([.C141]));0)" office:value-type="float" office:value="204.534379435991">
            <text:p>204.53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RAND()" office:value-type="float" office:value="0.669681119266897">
            <text:p>0.67</text:p>
          </table:table-cell>
          <table:table-cell table:formula="of:=RAND()" office:value-type="float" office:value="0.776138050481677">
            <text:p>0.78</text:p>
          </table:table-cell>
          <table:table-cell table:formula="of:=IF([.A142]&lt;=[.$E$1];IF([.B142]&lt;5/40;100+(150-100)*SQRT([.C142]);500-(500-150)*SQRT([.C142]));0)" office:value-type="float" office:value="191.654558678087">
            <text:p>191.65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RAND()" office:value-type="float" office:value="0.880381982773542">
            <text:p>0.88</text:p>
          </table:table-cell>
          <table:table-cell table:formula="of:=RAND()" office:value-type="float" office:value="0.722230730112642">
            <text:p>0.72</text:p>
          </table:table-cell>
          <table:table-cell table:formula="of:=IF([.A143]&lt;=[.$E$1];IF([.B143]&lt;5/40;100+(150-100)*SQRT([.C143]);500-(500-150)*SQRT([.C143]));0)" office:value-type="float" office:value="202.555443084264">
            <text:p>202.56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formula="of:=RAND()" office:value-type="float" office:value="0.798741562757641">
            <text:p>0.8</text:p>
          </table:table-cell>
          <table:table-cell table:formula="of:=RAND()" office:value-type="float" office:value="0.323555720038712">
            <text:p>0.32</text:p>
          </table:table-cell>
          <table:table-cell table:formula="of:=IF([.A144]&lt;=[.$E$1];IF([.B144]&lt;5/40;100+(150-100)*SQRT([.C144]);500-(500-150)*SQRT([.C144]));0)" office:value-type="float" office:value="300.913145324102">
            <text:p>300.91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formula="of:=RAND()" office:value-type="float" office:value="0.567435787059367">
            <text:p>0.57</text:p>
          </table:table-cell>
          <table:table-cell table:formula="of:=RAND()" office:value-type="float" office:value="0.358159763272852">
            <text:p>0.36</text:p>
          </table:table-cell>
          <table:table-cell table:formula="of:=IF([.A145]&lt;=[.$E$1];IF([.B145]&lt;5/40;100+(150-100)*SQRT([.C145]);500-(500-150)*SQRT([.C145]));0)" office:value-type="float" office:value="290.537423388033">
            <text:p>290.54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formula="of:=RAND()" office:value-type="float" office:value="0.739434665068984">
            <text:p>0.74</text:p>
          </table:table-cell>
          <table:table-cell table:formula="of:=RAND()" office:value-type="float" office:value="0.0907490979880095">
            <text:p>0.09</text:p>
          </table:table-cell>
          <table:table-cell table:formula="of:=IF([.A146]&lt;=[.$E$1];IF([.B146]&lt;5/40;100+(150-100)*SQRT([.C146]);500-(500-150)*SQRT([.C146]));0)" office:value-type="float" office:value="394.563931676436">
            <text:p>394.56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formula="of:=RAND()" office:value-type="float" office:value="0.989463025238365">
            <text:p>0.99</text:p>
          </table:table-cell>
          <table:table-cell table:formula="of:=RAND()" office:value-type="float" office:value="0.97149353614077">
            <text:p>0.97</text:p>
          </table:table-cell>
          <table:table-cell table:formula="of:=IF([.A147]&lt;=[.$E$1];IF([.B147]&lt;5/40;100+(150-100)*SQRT([.C147]);500-(500-150)*SQRT([.C147]));0)" office:value-type="float" office:value="155.024699177978">
            <text:p>155.02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RAND()" office:value-type="float" office:value="0.236753342673182">
            <text:p>0.24</text:p>
          </table:table-cell>
          <table:table-cell table:formula="of:=RAND()" office:value-type="float" office:value="0.701955106575042">
            <text:p>0.7</text:p>
          </table:table-cell>
          <table:table-cell table:formula="of:=IF([.A148]&lt;=[.$E$1];IF([.B148]&lt;5/40;100+(150-100)*SQRT([.C148]);500-(500-150)*SQRT([.C148]));0)" office:value-type="float" office:value="206.760335978499">
            <text:p>206.76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formula="of:=RAND()" office:value-type="float" office:value="0.198647968936712">
            <text:p>0.2</text:p>
          </table:table-cell>
          <table:table-cell table:formula="of:=RAND()" office:value-type="float" office:value="0.385119017213583">
            <text:p>0.39</text:p>
          </table:table-cell>
          <table:table-cell table:formula="of:=IF([.A149]&lt;=[.$E$1];IF([.B149]&lt;5/40;100+(150-100)*SQRT([.C149]);500-(500-150)*SQRT([.C149]));0)" office:value-type="float" office:value="282.797146407641">
            <text:p>282.8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formula="of:=RAND()" office:value-type="float" office:value="0.989627779461443">
            <text:p>0.99</text:p>
          </table:table-cell>
          <table:table-cell table:formula="of:=RAND()" office:value-type="float" office:value="0.260169693734497">
            <text:p>0.26</text:p>
          </table:table-cell>
          <table:table-cell table:formula="of:=IF([.A150]&lt;=[.$E$1];IF([.B150]&lt;5/40;100+(150-100)*SQRT([.C150]);500-(500-150)*SQRT([.C150]));0)" office:value-type="float" office:value="321.476087085019">
            <text:p>321.48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formula="of:=RAND()" office:value-type="float" office:value="0.853916069492698">
            <text:p>0.85</text:p>
          </table:table-cell>
          <table:table-cell table:formula="of:=RAND()" office:value-type="float" office:value="0.134364849887788">
            <text:p>0.13</text:p>
          </table:table-cell>
          <table:table-cell table:formula="of:=IF([.A151]&lt;=[.$E$1];IF([.B151]&lt;5/40;100+(150-100)*SQRT([.C151]);500-(500-150)*SQRT([.C151]));0)" office:value-type="float" office:value="371.704660601976">
            <text:p>371.7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RAND()" office:value-type="float" office:value="0.269939690362662">
            <text:p>0.27</text:p>
          </table:table-cell>
          <table:table-cell table:formula="of:=RAND()" office:value-type="float" office:value="0.585667063947767">
            <text:p>0.59</text:p>
          </table:table-cell>
          <table:table-cell table:formula="of:=IF([.A152]&lt;=[.$E$1];IF([.B152]&lt;5/40;100+(150-100)*SQRT([.C152]);500-(500-150)*SQRT([.C152]));0)" office:value-type="float" office:value="232.148893350053">
            <text:p>232.15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RAND()" office:value-type="float" office:value="0.824133778456599">
            <text:p>0.82</text:p>
          </table:table-cell>
          <table:table-cell table:formula="of:=RAND()" office:value-type="float" office:value="0.678540830034763">
            <text:p>0.68</text:p>
          </table:table-cell>
          <table:table-cell table:formula="of:=IF([.A153]&lt;=[.$E$1];IF([.B153]&lt;5/40;100+(150-100)*SQRT([.C153]);500-(500-150)*SQRT([.C153]));0)" office:value-type="float" office:value="211.69243561908">
            <text:p>211.69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RAND()" office:value-type="float" office:value="0.764898878056556">
            <text:p>0.76</text:p>
          </table:table-cell>
          <table:table-cell table:formula="of:=RAND()" office:value-type="float" office:value="0.205582959577441">
            <text:p>0.21</text:p>
          </table:table-cell>
          <table:table-cell table:formula="of:=IF([.A154]&lt;=[.$E$1];IF([.B154]&lt;5/40;100+(150-100)*SQRT([.C154]);500-(500-150)*SQRT([.C154]));0)" office:value-type="float" office:value="341.305600135869">
            <text:p>341.3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formula="of:=RAND()" office:value-type="float" office:value="0.193777069915086">
            <text:p>0.19</text:p>
          </table:table-cell>
          <table:table-cell table:formula="of:=RAND()" office:value-type="float" office:value="0.669622409157455">
            <text:p>0.67</text:p>
          </table:table-cell>
          <table:table-cell table:formula="of:=IF([.A155]&lt;=[.$E$1];IF([.B155]&lt;5/40;100+(150-100)*SQRT([.C155]);500-(500-150)*SQRT([.C155]));0)" office:value-type="float" office:value="213.593391972552">
            <text:p>213.59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formula="of:=RAND()" office:value-type="float" office:value="0.561545158270747">
            <text:p>0.56</text:p>
          </table:table-cell>
          <table:table-cell table:formula="of:=RAND()" office:value-type="float" office:value="0.477979171555489">
            <text:p>0.48</text:p>
          </table:table-cell>
          <table:table-cell table:formula="of:=IF([.A156]&lt;=[.$E$1];IF([.B156]&lt;5/40;100+(150-100)*SQRT([.C156]);500-(500-150)*SQRT([.C156]));0)" office:value-type="float" office:value="258.02386788043">
            <text:p>258.02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formula="of:=RAND()" office:value-type="float" office:value="0.382274922914803">
            <text:p>0.38</text:p>
          </table:table-cell>
          <table:table-cell table:formula="of:=RAND()" office:value-type="float" office:value="0.231226277537644">
            <text:p>0.23</text:p>
          </table:table-cell>
          <table:table-cell table:formula="of:=IF([.A157]&lt;=[.$E$1];IF([.B157]&lt;5/40;100+(150-100)*SQRT([.C157]);500-(500-150)*SQRT([.C157]));0)" office:value-type="float" office:value="331.699022586435">
            <text:p>331.7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RAND()" office:value-type="float" office:value="0.254117222037166">
            <text:p>0.25</text:p>
          </table:table-cell>
          <table:table-cell table:formula="of:=RAND()" office:value-type="float" office:value="0.262656905688345">
            <text:p>0.26</text:p>
          </table:table-cell>
          <table:table-cell table:formula="of:=IF([.A158]&lt;=[.$E$1];IF([.B158]&lt;5/40;100+(150-100)*SQRT([.C158]);500-(500-150)*SQRT([.C158]));0)" office:value-type="float" office:value="320.624776106558">
            <text:p>320.62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formula="of:=RAND()" office:value-type="float" office:value="0.953457008115947">
            <text:p>0.95</text:p>
          </table:table-cell>
          <table:table-cell table:formula="of:=RAND()" office:value-type="float" office:value="0.0528587847948074">
            <text:p>0.05</text:p>
          </table:table-cell>
          <table:table-cell table:formula="of:=IF([.A159]&lt;=[.$E$1];IF([.B159]&lt;5/40;100+(150-100)*SQRT([.C159]);500-(500-150)*SQRT([.C159]));0)" office:value-type="float" office:value="419.531365505783">
            <text:p>419.53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RAND()" office:value-type="float" office:value="0.586212625727057">
            <text:p>0.59</text:p>
          </table:table-cell>
          <table:table-cell table:formula="of:=RAND()" office:value-type="float" office:value="0.520892795175314">
            <text:p>0.52</text:p>
          </table:table-cell>
          <table:table-cell table:formula="of:=IF([.A160]&lt;=[.$E$1];IF([.B160]&lt;5/40;100+(150-100)*SQRT([.C160]);500-(500-150)*SQRT([.C160]));0)" office:value-type="float" office:value="247.394838910651">
            <text:p>247.39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formula="of:=RAND()" office:value-type="float" office:value="0.411018548067659">
            <text:p>0.41</text:p>
          </table:table-cell>
          <table:table-cell table:formula="of:=RAND()" office:value-type="float" office:value="0.325647291261703">
            <text:p>0.33</text:p>
          </table:table-cell>
          <table:table-cell table:formula="of:=IF([.A161]&lt;=[.$E$1];IF([.B161]&lt;5/40;100+(150-100)*SQRT([.C161]);500-(500-150)*SQRT([.C161]));0)" office:value-type="float" office:value="300.270700247664">
            <text:p>300.27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formula="of:=RAND()" office:value-type="float" office:value="0.611641893163323">
            <text:p>0.61</text:p>
          </table:table-cell>
          <table:table-cell table:formula="of:=RAND()" office:value-type="float" office:value="0.400481573771685">
            <text:p>0.4</text:p>
          </table:table-cell>
          <table:table-cell table:formula="of:=IF([.A162]&lt;=[.$E$1];IF([.B162]&lt;5/40;100+(150-100)*SQRT([.C162]);500-(500-150)*SQRT([.C162]));0)" office:value-type="float" office:value="278.507352747249">
            <text:p>278.51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RAND()" office:value-type="float" office:value="0.297140827402472">
            <text:p>0.3</text:p>
          </table:table-cell>
          <table:table-cell table:formula="of:=RAND()" office:value-type="float" office:value="0.848395236302167">
            <text:p>0.85</text:p>
          </table:table-cell>
          <table:table-cell table:formula="of:=IF([.A163]&lt;=[.$E$1];IF([.B163]&lt;5/40;100+(150-100)*SQRT([.C163]);500-(500-150)*SQRT([.C163]));0)" office:value-type="float" office:value="177.620694760015">
            <text:p>177.62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formula="of:=RAND()" office:value-type="float" office:value="0.102436680346727">
            <text:p>0.1</text:p>
          </table:table-cell>
          <table:table-cell table:formula="of:=RAND()" office:value-type="float" office:value="0.495788796339184">
            <text:p>0.5</text:p>
          </table:table-cell>
          <table:table-cell table:formula="of:=IF([.A164]&lt;=[.$E$1];IF([.B164]&lt;5/40;100+(150-100)*SQRT([.C164]);500-(500-150)*SQRT([.C164]));0)" office:value-type="float" office:value="135.20613569888">
            <text:p>135.2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formula="of:=RAND()" office:value-type="float" office:value="0.23351425351575">
            <text:p>0.23</text:p>
          </table:table-cell>
          <table:table-cell table:formula="of:=RAND()" office:value-type="float" office:value="0.0920644602738321">
            <text:p>0.09</text:p>
          </table:table-cell>
          <table:table-cell table:formula="of:=IF([.A165]&lt;=[.$E$1];IF([.B165]&lt;5/40;100+(150-100)*SQRT([.C165]);500-(500-150)*SQRT([.C165]));0)" office:value-type="float" office:value="393.80255943035">
            <text:p>393.8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RAND()" office:value-type="float" office:value="0.755958490539342">
            <text:p>0.76</text:p>
          </table:table-cell>
          <table:table-cell table:formula="of:=RAND()" office:value-type="float" office:value="0.0874303230084479">
            <text:p>0.09</text:p>
          </table:table-cell>
          <table:table-cell table:formula="of:=IF([.A166]&lt;=[.$E$1];IF([.B166]&lt;5/40;100+(150-100)*SQRT([.C166]);500-(500-150)*SQRT([.C166]));0)" office:value-type="float" office:value="396.509833469383">
            <text:p>396.51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formula="of:=RAND()" office:value-type="float" office:value="0.22642931016162">
            <text:p>0.23</text:p>
          </table:table-cell>
          <table:table-cell table:formula="of:=RAND()" office:value-type="float" office:value="0.0258981809020042">
            <text:p>0.03</text:p>
          </table:table-cell>
          <table:table-cell table:formula="of:=IF([.A167]&lt;=[.$E$1];IF([.B167]&lt;5/40;100+(150-100)*SQRT([.C167]);500-(500-150)*SQRT([.C167]));0)" office:value-type="float" office:value="443.674808828593">
            <text:p>443.67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RAND()" office:value-type="float" office:value="0.673097387421876">
            <text:p>0.67</text:p>
          </table:table-cell>
          <table:table-cell table:formula="of:=RAND()" office:value-type="float" office:value="0.0505630886182189">
            <text:p>0.05</text:p>
          </table:table-cell>
          <table:table-cell table:formula="of:=IF([.A168]&lt;=[.$E$1];IF([.B168]&lt;5/40;100+(150-100)*SQRT([.C168]);500-(500-150)*SQRT([.C168]));0)" office:value-type="float" office:value="421.298168028109">
            <text:p>421.3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formula="of:=RAND()" office:value-type="float" office:value="0.704439010936767">
            <text:p>0.7</text:p>
          </table:table-cell>
          <table:table-cell table:formula="of:=RAND()" office:value-type="float" office:value="0.437996265478432">
            <text:p>0.44</text:p>
          </table:table-cell>
          <table:table-cell table:formula="of:=IF([.A169]&lt;=[.$E$1];IF([.B169]&lt;5/40;100+(150-100)*SQRT([.C169]);500-(500-150)*SQRT([.C169]));0)" office:value-type="float" office:value="268.365497990675">
            <text:p>268.37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RAND()" office:value-type="float" office:value="0.25614604819566">
            <text:p>0.26</text:p>
          </table:table-cell>
          <table:table-cell table:formula="of:=RAND()" office:value-type="float" office:value="0.898216080851853">
            <text:p>0.9</text:p>
          </table:table-cell>
          <table:table-cell table:formula="of:=IF([.A170]&lt;=[.$E$1];IF([.B170]&lt;5/40;100+(150-100)*SQRT([.C170]);500-(500-150)*SQRT([.C170]));0)" office:value-type="float" office:value="168.290081691319">
            <text:p>168.29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formula="of:=RAND()" office:value-type="float" office:value="0.107618674635887">
            <text:p>0.11</text:p>
          </table:table-cell>
          <table:table-cell table:formula="of:=RAND()" office:value-type="float" office:value="0.817691206466407">
            <text:p>0.82</text:p>
          </table:table-cell>
          <table:table-cell table:formula="of:=IF([.A171]&lt;=[.$E$1];IF([.B171]&lt;5/40;100+(150-100)*SQRT([.C171]);500-(500-150)*SQRT([.C171]));0)" office:value-type="float" office:value="145.213139861837">
            <text:p>145.21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formula="of:=RAND()" office:value-type="float" office:value="0.376195252407342">
            <text:p>0.38</text:p>
          </table:table-cell>
          <table:table-cell table:formula="of:=RAND()" office:value-type="float" office:value="0.489893598016351">
            <text:p>0.49</text:p>
          </table:table-cell>
          <table:table-cell table:formula="of:=IF([.A172]&lt;=[.$E$1];IF([.B172]&lt;5/40;100+(150-100)*SQRT([.C172]);500-(500-150)*SQRT([.C172]));0)" office:value-type="float" office:value="255.026601940123">
            <text:p>255.03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RAND()" office:value-type="float" office:value="0.0489174844697118">
            <text:p>0.05</text:p>
          </table:table-cell>
          <table:table-cell table:formula="of:=RAND()" office:value-type="float" office:value="0.63031247491017">
            <text:p>0.63</text:p>
          </table:table-cell>
          <table:table-cell table:formula="of:=IF([.A173]&lt;=[.$E$1];IF([.B173]&lt;5/40;100+(150-100)*SQRT([.C173]);500-(500-150)*SQRT([.C173]));0)" office:value-type="float" office:value="139.696110480442">
            <text:p>139.7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formula="of:=RAND()" office:value-type="float" office:value="0.752550503704697">
            <text:p>0.75</text:p>
          </table:table-cell>
          <table:table-cell table:formula="of:=RAND()" office:value-type="float" office:value="0.00237449258565903">
            <text:p>0</text:p>
          </table:table-cell>
          <table:table-cell table:formula="of:=IF([.A174]&lt;=[.$E$1];IF([.B174]&lt;5/40;100+(150-100)*SQRT([.C174]);500-(500-150)*SQRT([.C174]));0)" office:value-type="float" office:value="482.944932080369">
            <text:p>482.94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formula="of:=RAND()" office:value-type="float" office:value="0.683171259704977">
            <text:p>0.68</text:p>
          </table:table-cell>
          <table:table-cell table:formula="of:=RAND()" office:value-type="float" office:value="0.338763129897416">
            <text:p>0.34</text:p>
          </table:table-cell>
          <table:table-cell table:formula="of:=IF([.A175]&lt;=[.$E$1];IF([.B175]&lt;5/40;100+(150-100)*SQRT([.C175]);500-(500-150)*SQRT([.C175]));0)" office:value-type="float" office:value="296.288234477158">
            <text:p>296.29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RAND()" office:value-type="float" office:value="0.523267287760973">
            <text:p>0.52</text:p>
          </table:table-cell>
          <table:table-cell table:formula="of:=RAND()" office:value-type="float" office:value="0.0941898082382977">
            <text:p>0.09</text:p>
          </table:table-cell>
          <table:table-cell table:formula="of:=IF([.A176]&lt;=[.$E$1];IF([.B176]&lt;5/40;100+(150-100)*SQRT([.C176]);500-(500-150)*SQRT([.C176]));0)" office:value-type="float" office:value="392.583746531582">
            <text:p>392.58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formula="of:=RAND()" office:value-type="float" office:value="0.664410421159118">
            <text:p>0.66</text:p>
          </table:table-cell>
          <table:table-cell table:formula="of:=RAND()" office:value-type="float" office:value="0.134909180924296">
            <text:p>0.13</text:p>
          </table:table-cell>
          <table:table-cell table:formula="of:=IF([.A177]&lt;=[.$E$1];IF([.B177]&lt;5/40;100+(150-100)*SQRT([.C177]);500-(500-150)*SQRT([.C177]));0)" office:value-type="float" office:value="371.445051969104">
            <text:p>371.45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RAND()" office:value-type="float" office:value="0.494671382009983">
            <text:p>0.49</text:p>
          </table:table-cell>
          <table:table-cell table:formula="of:=RAND()" office:value-type="float" office:value="0.961551248561591">
            <text:p>0.96</text:p>
          </table:table-cell>
          <table:table-cell table:formula="of:=IF([.A178]&lt;=[.$E$1];IF([.B178]&lt;5/40;100+(150-100)*SQRT([.C178]);500-(500-150)*SQRT([.C178]));0)" office:value-type="float" office:value="156.794481470949">
            <text:p>156.79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formula="of:=RAND()" office:value-type="float" office:value="0.983304417226464">
            <text:p>0.98</text:p>
          </table:table-cell>
          <table:table-cell table:formula="of:=RAND()" office:value-type="float" office:value="0.59710806235671">
            <text:p>0.6</text:p>
          </table:table-cell>
          <table:table-cell table:formula="of:=IF([.A179]&lt;=[.$E$1];IF([.B179]&lt;5/40;100+(150-100)*SQRT([.C179]);500-(500-150)*SQRT([.C179]));0)" office:value-type="float" office:value="229.545313150803">
            <text:p>229.55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formula="of:=RAND()" office:value-type="float" office:value="0.457340044900775">
            <text:p>0.46</text:p>
          </table:table-cell>
          <table:table-cell table:formula="of:=RAND()" office:value-type="float" office:value="0.216818670742214">
            <text:p>0.22</text:p>
          </table:table-cell>
          <table:table-cell table:formula="of:=IF([.A180]&lt;=[.$E$1];IF([.B180]&lt;5/40;100+(150-100)*SQRT([.C180]);500-(500-150)*SQRT([.C180]));0)" office:value-type="float" office:value="337.026728676383">
            <text:p>337.03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formula="of:=RAND()" office:value-type="float" office:value="0.689172522630543">
            <text:p>0.69</text:p>
          </table:table-cell>
          <table:table-cell table:formula="of:=RAND()" office:value-type="float" office:value="0.213298535440117">
            <text:p>0.21</text:p>
          </table:table-cell>
          <table:table-cell table:formula="of:=IF([.A181]&lt;=[.$E$1];IF([.B181]&lt;5/40;100+(150-100)*SQRT([.C181]);500-(500-150)*SQRT([.C181]));0)" office:value-type="float" office:value="338.355109603135">
            <text:p>338.36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formula="of:=RAND()" office:value-type="float" office:value="0.304248994216323">
            <text:p>0.3</text:p>
          </table:table-cell>
          <table:table-cell table:formula="of:=RAND()" office:value-type="float" office:value="0.915601832792163">
            <text:p>0.92</text:p>
          </table:table-cell>
          <table:table-cell table:formula="of:=IF([.A182]&lt;=[.$E$1];IF([.B182]&lt;5/40;100+(150-100)*SQRT([.C182]);500-(500-150)*SQRT([.C182]));0)" office:value-type="float" office:value="165.095200815157">
            <text:p>165.1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formula="of:=RAND()" office:value-type="float" office:value="0.239196716342121">
            <text:p>0.24</text:p>
          </table:table-cell>
          <table:table-cell table:formula="of:=RAND()" office:value-type="float" office:value="0.977346381638199">
            <text:p>0.98</text:p>
          </table:table-cell>
          <table:table-cell table:formula="of:=IF([.A183]&lt;=[.$E$1];IF([.B183]&lt;5/40;100+(150-100)*SQRT([.C183]);500-(500-150)*SQRT([.C183]));0)" office:value-type="float" office:value="153.987093086574">
            <text:p>153.99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formula="of:=RAND()" office:value-type="float" office:value="0.966164921876043">
            <text:p>0.97</text:p>
          </table:table-cell>
          <table:table-cell table:formula="of:=RAND()" office:value-type="float" office:value="0.94363572774455">
            <text:p>0.94</text:p>
          </table:table-cell>
          <table:table-cell table:formula="of:=IF([.A184]&lt;=[.$E$1];IF([.B184]&lt;5/40;100+(150-100)*SQRT([.C184]);500-(500-150)*SQRT([.C184]));0)" office:value-type="float" office:value="160.006799114001">
            <text:p>160.01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formula="of:=RAND()" office:value-type="float" office:value="0.415342647116631">
            <text:p>0.42</text:p>
          </table:table-cell>
          <table:table-cell table:formula="of:=RAND()" office:value-type="float" office:value="0.222310970071703">
            <text:p>0.22</text:p>
          </table:table-cell>
          <table:table-cell table:formula="of:=IF([.A185]&lt;=[.$E$1];IF([.B185]&lt;5/40;100+(150-100)*SQRT([.C185]);500-(500-150)*SQRT([.C18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formula="of:=RAND()" office:value-type="float" office:value="0.841851808596402">
            <text:p>0.84</text:p>
          </table:table-cell>
          <table:table-cell table:formula="of:=RAND()" office:value-type="float" office:value="0.52296132221818">
            <text:p>0.52</text:p>
          </table:table-cell>
          <table:table-cell table:formula="of:=IF([.A186]&lt;=[.$E$1];IF([.B186]&lt;5/40;100+(150-100)*SQRT([.C186]);500-(500-150)*SQRT([.C18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formula="of:=RAND()" office:value-type="float" office:value="0.0400021770037711">
            <text:p>0.04</text:p>
          </table:table-cell>
          <table:table-cell table:formula="of:=RAND()" office:value-type="float" office:value="0.218047061469406">
            <text:p>0.22</text:p>
          </table:table-cell>
          <table:table-cell table:formula="of:=IF([.A187]&lt;=[.$E$1];IF([.B187]&lt;5/40;100+(150-100)*SQRT([.C187]);500-(500-150)*SQRT([.C18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formula="of:=RAND()" office:value-type="float" office:value="0.0128549202345312">
            <text:p>0.01</text:p>
          </table:table-cell>
          <table:table-cell table:formula="of:=RAND()" office:value-type="float" office:value="0.0889196614734829">
            <text:p>0.09</text:p>
          </table:table-cell>
          <table:table-cell table:formula="of:=IF([.A188]&lt;=[.$E$1];IF([.B188]&lt;5/40;100+(150-100)*SQRT([.C188]);500-(500-150)*SQRT([.C18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formula="of:=RAND()" office:value-type="float" office:value="0.848359536379576">
            <text:p>0.85</text:p>
          </table:table-cell>
          <table:table-cell table:formula="of:=RAND()" office:value-type="float" office:value="0.765405423939228">
            <text:p>0.77</text:p>
          </table:table-cell>
          <table:table-cell table:formula="of:=IF([.A189]&lt;=[.$E$1];IF([.B189]&lt;5/40;100+(150-100)*SQRT([.C189]);500-(500-150)*SQRT([.C18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formula="of:=RAND()" office:value-type="float" office:value="0.0912941540591419">
            <text:p>0.09</text:p>
          </table:table-cell>
          <table:table-cell table:formula="of:=RAND()" office:value-type="float" office:value="0.531530796084553">
            <text:p>0.53</text:p>
          </table:table-cell>
          <table:table-cell table:formula="of:=IF([.A190]&lt;=[.$E$1];IF([.B190]&lt;5/40;100+(150-100)*SQRT([.C190]);500-(500-150)*SQRT([.C19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formula="of:=RAND()" office:value-type="float" office:value="0.104168553836644">
            <text:p>0.1</text:p>
          </table:table-cell>
          <table:table-cell table:formula="of:=RAND()" office:value-type="float" office:value="0.614561441820115">
            <text:p>0.61</text:p>
          </table:table-cell>
          <table:table-cell table:formula="of:=IF([.A191]&lt;=[.$E$1];IF([.B191]&lt;5/40;100+(150-100)*SQRT([.C191]);500-(500-150)*SQRT([.C19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formula="of:=RAND()" office:value-type="float" office:value="0.625720604322851">
            <text:p>0.63</text:p>
          </table:table-cell>
          <table:table-cell table:formula="of:=RAND()" office:value-type="float" office:value="0.768578974995762">
            <text:p>0.77</text:p>
          </table:table-cell>
          <table:table-cell table:formula="of:=IF([.A192]&lt;=[.$E$1];IF([.B192]&lt;5/40;100+(150-100)*SQRT([.C192]);500-(500-150)*SQRT([.C19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formula="of:=RAND()" office:value-type="float" office:value="0.749470622744411">
            <text:p>0.75</text:p>
          </table:table-cell>
          <table:table-cell table:formula="of:=RAND()" office:value-type="float" office:value="0.120391986332834">
            <text:p>0.12</text:p>
          </table:table-cell>
          <table:table-cell table:formula="of:=IF([.A193]&lt;=[.$E$1];IF([.B193]&lt;5/40;100+(150-100)*SQRT([.C193]);500-(500-150)*SQRT([.C19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formula="of:=RAND()" office:value-type="float" office:value="0.730130223557353">
            <text:p>0.73</text:p>
          </table:table-cell>
          <table:table-cell table:formula="of:=RAND()" office:value-type="float" office:value="0.732775040436536">
            <text:p>0.73</text:p>
          </table:table-cell>
          <table:table-cell table:formula="of:=IF([.A194]&lt;=[.$E$1];IF([.B194]&lt;5/40;100+(150-100)*SQRT([.C194]);500-(500-150)*SQRT([.C19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formula="of:=RAND()" office:value-type="float" office:value="0.717500049155206">
            <text:p>0.72</text:p>
          </table:table-cell>
          <table:table-cell table:formula="of:=RAND()" office:value-type="float" office:value="0.187470268923789">
            <text:p>0.19</text:p>
          </table:table-cell>
          <table:table-cell table:formula="of:=IF([.A195]&lt;=[.$E$1];IF([.B195]&lt;5/40;100+(150-100)*SQRT([.C195]);500-(500-150)*SQRT([.C19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formula="of:=RAND()" office:value-type="float" office:value="0.94959371117875">
            <text:p>0.95</text:p>
          </table:table-cell>
          <table:table-cell table:formula="of:=RAND()" office:value-type="float" office:value="0.406672571785748">
            <text:p>0.41</text:p>
          </table:table-cell>
          <table:table-cell table:formula="of:=IF([.A196]&lt;=[.$E$1];IF([.B196]&lt;5/40;100+(150-100)*SQRT([.C196]);500-(500-150)*SQRT([.C19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formula="of:=RAND()" office:value-type="float" office:value="0.400768804363906">
            <text:p>0.4</text:p>
          </table:table-cell>
          <table:table-cell table:formula="of:=RAND()" office:value-type="float" office:value="0.253842705395073">
            <text:p>0.25</text:p>
          </table:table-cell>
          <table:table-cell table:formula="of:=IF([.A197]&lt;=[.$E$1];IF([.B197]&lt;5/40;100+(150-100)*SQRT([.C197]);500-(500-150)*SQRT([.C19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formula="of:=RAND()" office:value-type="float" office:value="0.322274405043572">
            <text:p>0.32</text:p>
          </table:table-cell>
          <table:table-cell table:formula="of:=RAND()" office:value-type="float" office:value="0.639965521171689">
            <text:p>0.64</text:p>
          </table:table-cell>
          <table:table-cell table:formula="of:=IF([.A198]&lt;=[.$E$1];IF([.B198]&lt;5/40;100+(150-100)*SQRT([.C198]);500-(500-150)*SQRT([.C19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formula="of:=RAND()" office:value-type="float" office:value="0.231189087033272">
            <text:p>0.23</text:p>
          </table:table-cell>
          <table:table-cell table:formula="of:=RAND()" office:value-type="float" office:value="0.288439326919615">
            <text:p>0.29</text:p>
          </table:table-cell>
          <table:table-cell table:formula="of:=IF([.A199]&lt;=[.$E$1];IF([.B199]&lt;5/40;100+(150-100)*SQRT([.C199]);500-(500-150)*SQRT([.C19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formula="of:=RAND()" office:value-type="float" office:value="0.583601248916239">
            <text:p>0.58</text:p>
          </table:table-cell>
          <table:table-cell table:formula="of:=RAND()" office:value-type="float" office:value="0.646531734615564">
            <text:p>0.65</text:p>
          </table:table-cell>
          <table:table-cell table:formula="of:=IF([.A200]&lt;=[.$E$1];IF([.B200]&lt;5/40;100+(150-100)*SQRT([.C200]);500-(500-150)*SQRT([.C20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formula="of:=RAND()" office:value-type="float" office:value="0.510750296991318">
            <text:p>0.51</text:p>
          </table:table-cell>
          <table:table-cell table:formula="of:=RAND()" office:value-type="float" office:value="0.425453057512641">
            <text:p>0.43</text:p>
          </table:table-cell>
          <table:table-cell table:formula="of:=IF([.A201]&lt;=[.$E$1];IF([.B201]&lt;5/40;100+(150-100)*SQRT([.C201]);500-(500-150)*SQRT([.C20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formula="of:=RAND()" office:value-type="float" office:value="0.169493056833744">
            <text:p>0.17</text:p>
          </table:table-cell>
          <table:table-cell table:formula="of:=RAND()" office:value-type="float" office:value="0.55075247399509">
            <text:p>0.55</text:p>
          </table:table-cell>
          <table:table-cell table:formula="of:=IF([.A202]&lt;=[.$E$1];IF([.B202]&lt;5/40;100+(150-100)*SQRT([.C202]);500-(500-150)*SQRT([.C20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RAND()" office:value-type="float" office:value="0.643500118982047">
            <text:p>0.64</text:p>
          </table:table-cell>
          <table:table-cell table:formula="of:=RAND()" office:value-type="float" office:value="0.182347977068275">
            <text:p>0.18</text:p>
          </table:table-cell>
          <table:table-cell table:formula="of:=IF([.A203]&lt;=[.$E$1];IF([.B203]&lt;5/40;100+(150-100)*SQRT([.C203]);500-(500-150)*SQRT([.C20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table:formula="of:=RAND()" office:value-type="float" office:value="0.639672135468572">
            <text:p>0.64</text:p>
          </table:table-cell>
          <table:table-cell table:formula="of:=RAND()" office:value-type="float" office:value="0.491859655361623">
            <text:p>0.49</text:p>
          </table:table-cell>
          <table:table-cell table:formula="of:=IF([.A204]&lt;=[.$E$1];IF([.B204]&lt;5/40;100+(150-100)*SQRT([.C204]);500-(500-150)*SQRT([.C20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formula="of:=RAND()" office:value-type="float" office:value="0.947753401007503">
            <text:p>0.95</text:p>
          </table:table-cell>
          <table:table-cell table:formula="of:=RAND()" office:value-type="float" office:value="0.730966289527714">
            <text:p>0.73</text:p>
          </table:table-cell>
          <table:table-cell table:formula="of:=IF([.A205]&lt;=[.$E$1];IF([.B205]&lt;5/40;100+(150-100)*SQRT([.C205]);500-(500-150)*SQRT([.C20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table:formula="of:=RAND()" office:value-type="float" office:value="0.0233904519118369">
            <text:p>0.02</text:p>
          </table:table-cell>
          <table:table-cell table:formula="of:=RAND()" office:value-type="float" office:value="0.0519219553098083">
            <text:p>0.05</text:p>
          </table:table-cell>
          <table:table-cell table:formula="of:=IF([.A206]&lt;=[.$E$1];IF([.B206]&lt;5/40;100+(150-100)*SQRT([.C206]);500-(500-150)*SQRT([.C20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formula="of:=RAND()" office:value-type="float" office:value="0.345527731347829">
            <text:p>0.35</text:p>
          </table:table-cell>
          <table:table-cell table:formula="of:=RAND()" office:value-type="float" office:value="0.649111056234688">
            <text:p>0.65</text:p>
          </table:table-cell>
          <table:table-cell table:formula="of:=IF([.A207]&lt;=[.$E$1];IF([.B207]&lt;5/40;100+(150-100)*SQRT([.C207]);500-(500-150)*SQRT([.C20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table:formula="of:=RAND()" office:value-type="float" office:value="0.82050093030557">
            <text:p>0.82</text:p>
          </table:table-cell>
          <table:table-cell table:formula="of:=RAND()" office:value-type="float" office:value="0.0949983545579016">
            <text:p>0.09</text:p>
          </table:table-cell>
          <table:table-cell table:formula="of:=IF([.A208]&lt;=[.$E$1];IF([.B208]&lt;5/40;100+(150-100)*SQRT([.C208]);500-(500-150)*SQRT([.C20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table:formula="of:=RAND()" office:value-type="float" office:value="0.769503043033183">
            <text:p>0.77</text:p>
          </table:table-cell>
          <table:table-cell table:formula="of:=RAND()" office:value-type="float" office:value="0.550631154328585">
            <text:p>0.55</text:p>
          </table:table-cell>
          <table:table-cell table:formula="of:=IF([.A209]&lt;=[.$E$1];IF([.B209]&lt;5/40;100+(150-100)*SQRT([.C209]);500-(500-150)*SQRT([.C20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formula="of:=RAND()" office:value-type="float" office:value="0.827773394994438">
            <text:p>0.83</text:p>
          </table:table-cell>
          <table:table-cell table:formula="of:=RAND()" office:value-type="float" office:value="0.487003092188388">
            <text:p>0.49</text:p>
          </table:table-cell>
          <table:table-cell table:formula="of:=IF([.A210]&lt;=[.$E$1];IF([.B210]&lt;5/40;100+(150-100)*SQRT([.C210]);500-(500-150)*SQRT([.C21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table:formula="of:=RAND()" office:value-type="float" office:value="0.738101423252374">
            <text:p>0.74</text:p>
          </table:table-cell>
          <table:table-cell table:formula="of:=RAND()" office:value-type="float" office:value="0.777367106173188">
            <text:p>0.78</text:p>
          </table:table-cell>
          <table:table-cell table:formula="of:=IF([.A211]&lt;=[.$E$1];IF([.B211]&lt;5/40;100+(150-100)*SQRT([.C211]);500-(500-150)*SQRT([.C21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table:formula="of:=RAND()" office:value-type="float" office:value="0.893675663974136">
            <text:p>0.89</text:p>
          </table:table-cell>
          <table:table-cell table:formula="of:=RAND()" office:value-type="float" office:value="0.13887022761628">
            <text:p>0.14</text:p>
          </table:table-cell>
          <table:table-cell table:formula="of:=IF([.A212]&lt;=[.$E$1];IF([.B212]&lt;5/40;100+(150-100)*SQRT([.C212]);500-(500-150)*SQRT([.C21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formula="of:=RAND()" office:value-type="float" office:value="0.0312098120339215">
            <text:p>0.03</text:p>
          </table:table-cell>
          <table:table-cell table:formula="of:=RAND()" office:value-type="float" office:value="0.215950069017708">
            <text:p>0.22</text:p>
          </table:table-cell>
          <table:table-cell table:formula="of:=IF([.A213]&lt;=[.$E$1];IF([.B213]&lt;5/40;100+(150-100)*SQRT([.C213]);500-(500-150)*SQRT([.C21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table:formula="of:=RAND()" office:value-type="float" office:value="0.778835748787969">
            <text:p>0.78</text:p>
          </table:table-cell>
          <table:table-cell table:formula="of:=RAND()" office:value-type="float" office:value="0.262398899067193">
            <text:p>0.26</text:p>
          </table:table-cell>
          <table:table-cell table:formula="of:=IF([.A214]&lt;=[.$E$1];IF([.B214]&lt;5/40;100+(150-100)*SQRT([.C214]);500-(500-150)*SQRT([.C21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formula="of:=RAND()" office:value-type="float" office:value="0.504389395937324">
            <text:p>0.5</text:p>
          </table:table-cell>
          <table:table-cell table:formula="of:=RAND()" office:value-type="float" office:value="0.362436997704208">
            <text:p>0.36</text:p>
          </table:table-cell>
          <table:table-cell table:formula="of:=IF([.A215]&lt;=[.$E$1];IF([.B215]&lt;5/40;100+(150-100)*SQRT([.C215]);500-(500-150)*SQRT([.C21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formula="of:=RAND()" office:value-type="float" office:value="0.908930633682758">
            <text:p>0.91</text:p>
          </table:table-cell>
          <table:table-cell table:formula="of:=RAND()" office:value-type="float" office:value="0.0151396933943033">
            <text:p>0.02</text:p>
          </table:table-cell>
          <table:table-cell table:formula="of:=IF([.A216]&lt;=[.$E$1];IF([.B216]&lt;5/40;100+(150-100)*SQRT([.C216]);500-(500-150)*SQRT([.C21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table:formula="of:=RAND()" office:value-type="float" office:value="0.78789005568251">
            <text:p>0.79</text:p>
          </table:table-cell>
          <table:table-cell table:formula="of:=RAND()" office:value-type="float" office:value="0.0784236905165017">
            <text:p>0.08</text:p>
          </table:table-cell>
          <table:table-cell table:formula="of:=IF([.A217]&lt;=[.$E$1];IF([.B217]&lt;5/40;100+(150-100)*SQRT([.C217]);500-(500-150)*SQRT([.C21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table:formula="of:=RAND()" office:value-type="float" office:value="0.565892167389393">
            <text:p>0.57</text:p>
          </table:table-cell>
          <table:table-cell table:formula="of:=RAND()" office:value-type="float" office:value="0.431390174664557">
            <text:p>0.43</text:p>
          </table:table-cell>
          <table:table-cell table:formula="of:=IF([.A218]&lt;=[.$E$1];IF([.B218]&lt;5/40;100+(150-100)*SQRT([.C218]);500-(500-150)*SQRT([.C21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formula="of:=RAND()" office:value-type="float" office:value="0.260771667584777">
            <text:p>0.26</text:p>
          </table:table-cell>
          <table:table-cell table:formula="of:=RAND()" office:value-type="float" office:value="0.205564303323627">
            <text:p>0.21</text:p>
          </table:table-cell>
          <table:table-cell table:formula="of:=IF([.A219]&lt;=[.$E$1];IF([.B219]&lt;5/40;100+(150-100)*SQRT([.C219]);500-(500-150)*SQRT([.C21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table:formula="of:=RAND()" office:value-type="float" office:value="0.923249830491841">
            <text:p>0.92</text:p>
          </table:table-cell>
          <table:table-cell table:formula="of:=RAND()" office:value-type="float" office:value="0.208525069057941">
            <text:p>0.21</text:p>
          </table:table-cell>
          <table:table-cell table:formula="of:=IF([.A220]&lt;=[.$E$1];IF([.B220]&lt;5/40;100+(150-100)*SQRT([.C220]);500-(500-150)*SQRT([.C22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table:formula="of:=RAND()" office:value-type="float" office:value="0.936530592851341">
            <text:p>0.94</text:p>
          </table:table-cell>
          <table:table-cell table:formula="of:=RAND()" office:value-type="float" office:value="0.946640282403678">
            <text:p>0.95</text:p>
          </table:table-cell>
          <table:table-cell table:formula="of:=IF([.A221]&lt;=[.$E$1];IF([.B221]&lt;5/40;100+(150-100)*SQRT([.C221]);500-(500-150)*SQRT([.C22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formula="of:=RAND()" office:value-type="float" office:value="0.26044702436775">
            <text:p>0.26</text:p>
          </table:table-cell>
          <table:table-cell table:formula="of:=RAND()" office:value-type="float" office:value="0.282058324664831">
            <text:p>0.28</text:p>
          </table:table-cell>
          <table:table-cell table:formula="of:=IF([.A222]&lt;=[.$E$1];IF([.B222]&lt;5/40;100+(150-100)*SQRT([.C222]);500-(500-150)*SQRT([.C22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table:formula="of:=RAND()" office:value-type="float" office:value="0.595751338638365">
            <text:p>0.6</text:p>
          </table:table-cell>
          <table:table-cell table:formula="of:=RAND()" office:value-type="float" office:value="0.0809479546733201">
            <text:p>0.08</text:p>
          </table:table-cell>
          <table:table-cell table:formula="of:=IF([.A223]&lt;=[.$E$1];IF([.B223]&lt;5/40;100+(150-100)*SQRT([.C223]);500-(500-150)*SQRT([.C22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table:formula="of:=RAND()" office:value-type="float" office:value="0.377056679222733">
            <text:p>0.38</text:p>
          </table:table-cell>
          <table:table-cell table:formula="of:=RAND()" office:value-type="float" office:value="0.365254381671548">
            <text:p>0.37</text:p>
          </table:table-cell>
          <table:table-cell table:formula="of:=IF([.A224]&lt;=[.$E$1];IF([.B224]&lt;5/40;100+(150-100)*SQRT([.C224]);500-(500-150)*SQRT([.C22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formula="of:=RAND()" office:value-type="float" office:value="0.631579109001905">
            <text:p>0.63</text:p>
          </table:table-cell>
          <table:table-cell table:formula="of:=RAND()" office:value-type="float" office:value="0.20483007421717">
            <text:p>0.2</text:p>
          </table:table-cell>
          <table:table-cell table:formula="of:=IF([.A225]&lt;=[.$E$1];IF([.B225]&lt;5/40;100+(150-100)*SQRT([.C225]);500-(500-150)*SQRT([.C22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table:formula="of:=RAND()" office:value-type="float" office:value="0.852257473859936">
            <text:p>0.85</text:p>
          </table:table-cell>
          <table:table-cell table:formula="of:=RAND()" office:value-type="float" office:value="0.369680532254279">
            <text:p>0.37</text:p>
          </table:table-cell>
          <table:table-cell table:formula="of:=IF([.A226]&lt;=[.$E$1];IF([.B226]&lt;5/40;100+(150-100)*SQRT([.C226]);500-(500-150)*SQRT([.C22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formula="of:=RAND()" office:value-type="float" office:value="0.982197180390358">
            <text:p>0.98</text:p>
          </table:table-cell>
          <table:table-cell table:formula="of:=RAND()" office:value-type="float" office:value="0.745933138299733">
            <text:p>0.75</text:p>
          </table:table-cell>
          <table:table-cell table:formula="of:=IF([.A227]&lt;=[.$E$1];IF([.B227]&lt;5/40;100+(150-100)*SQRT([.C227]);500-(500-150)*SQRT([.C22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formula="of:=RAND()" office:value-type="float" office:value="0.50855076033622">
            <text:p>0.51</text:p>
          </table:table-cell>
          <table:table-cell table:formula="of:=RAND()" office:value-type="float" office:value="0.0134069924242795">
            <text:p>0.01</text:p>
          </table:table-cell>
          <table:table-cell table:formula="of:=IF([.A228]&lt;=[.$E$1];IF([.B228]&lt;5/40;100+(150-100)*SQRT([.C228]);500-(500-150)*SQRT([.C22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table:formula="of:=RAND()" office:value-type="float" office:value="0.961883207317442">
            <text:p>0.96</text:p>
          </table:table-cell>
          <table:table-cell table:formula="of:=RAND()" office:value-type="float" office:value="0.28738650912419">
            <text:p>0.29</text:p>
          </table:table-cell>
          <table:table-cell table:formula="of:=IF([.A229]&lt;=[.$E$1];IF([.B229]&lt;5/40;100+(150-100)*SQRT([.C229]);500-(500-150)*SQRT([.C22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formula="of:=RAND()" office:value-type="float" office:value="0.275805891957134">
            <text:p>0.28</text:p>
          </table:table-cell>
          <table:table-cell table:formula="of:=RAND()" office:value-type="float" office:value="0.466272603720427">
            <text:p>0.47</text:p>
          </table:table-cell>
          <table:table-cell table:formula="of:=IF([.A230]&lt;=[.$E$1];IF([.B230]&lt;5/40;100+(150-100)*SQRT([.C230]);500-(500-150)*SQRT([.C23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formula="of:=RAND()" office:value-type="float" office:value="0.649823507294059">
            <text:p>0.65</text:p>
          </table:table-cell>
          <table:table-cell table:formula="of:=RAND()" office:value-type="float" office:value="0.184736525639892">
            <text:p>0.18</text:p>
          </table:table-cell>
          <table:table-cell table:formula="of:=IF([.A231]&lt;=[.$E$1];IF([.B231]&lt;5/40;100+(150-100)*SQRT([.C231]);500-(500-150)*SQRT([.C23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table:formula="of:=RAND()" office:value-type="float" office:value="0.48141229711473">
            <text:p>0.48</text:p>
          </table:table-cell>
          <table:table-cell table:formula="of:=RAND()" office:value-type="float" office:value="0.437713562976569">
            <text:p>0.44</text:p>
          </table:table-cell>
          <table:table-cell table:formula="of:=IF([.A232]&lt;=[.$E$1];IF([.B232]&lt;5/40;100+(150-100)*SQRT([.C232]);500-(500-150)*SQRT([.C23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table:formula="of:=RAND()" office:value-type="float" office:value="0.263160216622055">
            <text:p>0.26</text:p>
          </table:table-cell>
          <table:table-cell table:formula="of:=RAND()" office:value-type="float" office:value="0.0473044645041227">
            <text:p>0.05</text:p>
          </table:table-cell>
          <table:table-cell table:formula="of:=IF([.A233]&lt;=[.$E$1];IF([.B233]&lt;5/40;100+(150-100)*SQRT([.C233]);500-(500-150)*SQRT([.C23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formula="of:=RAND()" office:value-type="float" office:value="0.869103737641126">
            <text:p>0.87</text:p>
          </table:table-cell>
          <table:table-cell table:formula="of:=RAND()" office:value-type="float" office:value="0.523931884206831">
            <text:p>0.52</text:p>
          </table:table-cell>
          <table:table-cell table:formula="of:=IF([.A234]&lt;=[.$E$1];IF([.B234]&lt;5/40;100+(150-100)*SQRT([.C234]);500-(500-150)*SQRT([.C23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table:formula="of:=RAND()" office:value-type="float" office:value="0.252868767827749">
            <text:p>0.25</text:p>
          </table:table-cell>
          <table:table-cell table:formula="of:=RAND()" office:value-type="float" office:value="0.792353568132967">
            <text:p>0.79</text:p>
          </table:table-cell>
          <table:table-cell table:formula="of:=IF([.A235]&lt;=[.$E$1];IF([.B235]&lt;5/40;100+(150-100)*SQRT([.C235]);500-(500-150)*SQRT([.C23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table:formula="of:=RAND()" office:value-type="float" office:value="0.732456953264773">
            <text:p>0.73</text:p>
          </table:table-cell>
          <table:table-cell table:formula="of:=RAND()" office:value-type="float" office:value="0.189399361144751">
            <text:p>0.19</text:p>
          </table:table-cell>
          <table:table-cell table:formula="of:=IF([.A236]&lt;=[.$E$1];IF([.B236]&lt;5/40;100+(150-100)*SQRT([.C236]);500-(500-150)*SQRT([.C23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formula="of:=RAND()" office:value-type="float" office:value="0.738993850536644">
            <text:p>0.74</text:p>
          </table:table-cell>
          <table:table-cell table:formula="of:=RAND()" office:value-type="float" office:value="0.992903977632523">
            <text:p>0.99</text:p>
          </table:table-cell>
          <table:table-cell table:formula="of:=IF([.A237]&lt;=[.$E$1];IF([.B237]&lt;5/40;100+(150-100)*SQRT([.C237]);500-(500-150)*SQRT([.C23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table:formula="of:=RAND()" office:value-type="float" office:value="0.471457685809583">
            <text:p>0.47</text:p>
          </table:table-cell>
          <table:table-cell table:formula="of:=RAND()" office:value-type="float" office:value="0.334745189640671">
            <text:p>0.33</text:p>
          </table:table-cell>
          <table:table-cell table:formula="of:=IF([.A238]&lt;=[.$E$1];IF([.B238]&lt;5/40;100+(150-100)*SQRT([.C238]);500-(500-150)*SQRT([.C23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table:formula="of:=RAND()" office:value-type="float" office:value="0.0738519327715039">
            <text:p>0.07</text:p>
          </table:table-cell>
          <table:table-cell table:formula="of:=RAND()" office:value-type="float" office:value="0.848514365032315">
            <text:p>0.85</text:p>
          </table:table-cell>
          <table:table-cell table:formula="of:=IF([.A239]&lt;=[.$E$1];IF([.B239]&lt;5/40;100+(150-100)*SQRT([.C239]);500-(500-150)*SQRT([.C23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formula="of:=RAND()" office:value-type="float" office:value="0.699999571312219">
            <text:p>0.7</text:p>
          </table:table-cell>
          <table:table-cell table:formula="of:=RAND()" office:value-type="float" office:value="0.705431041773409">
            <text:p>0.71</text:p>
          </table:table-cell>
          <table:table-cell table:formula="of:=IF([.A240]&lt;=[.$E$1];IF([.B240]&lt;5/40;100+(150-100)*SQRT([.C240]);500-(500-150)*SQRT([.C24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table:formula="of:=RAND()" office:value-type="float" office:value="0.0533444392494857">
            <text:p>0.05</text:p>
          </table:table-cell>
          <table:table-cell table:formula="of:=RAND()" office:value-type="float" office:value="0.552257045637816">
            <text:p>0.55</text:p>
          </table:table-cell>
          <table:table-cell table:formula="of:=IF([.A241]&lt;=[.$E$1];IF([.B241]&lt;5/40;100+(150-100)*SQRT([.C241]);500-(500-150)*SQRT([.C24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table:formula="of:=RAND()" office:value-type="float" office:value="0.0751115744933486">
            <text:p>0.08</text:p>
          </table:table-cell>
          <table:table-cell table:formula="of:=RAND()" office:value-type="float" office:value="0.0355416196398437">
            <text:p>0.04</text:p>
          </table:table-cell>
          <table:table-cell table:formula="of:=IF([.A242]&lt;=[.$E$1];IF([.B242]&lt;5/40;100+(150-100)*SQRT([.C242]);500-(500-150)*SQRT([.C24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formula="of:=RAND()" office:value-type="float" office:value="0.29819018393755">
            <text:p>0.3</text:p>
          </table:table-cell>
          <table:table-cell table:formula="of:=RAND()" office:value-type="float" office:value="0.583662334829569">
            <text:p>0.58</text:p>
          </table:table-cell>
          <table:table-cell table:formula="of:=IF([.A243]&lt;=[.$E$1];IF([.B243]&lt;5/40;100+(150-100)*SQRT([.C243]);500-(500-150)*SQRT([.C24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formula="of:=RAND()" office:value-type="float" office:value="0.0489486125297844">
            <text:p>0.05</text:p>
          </table:table-cell>
          <table:table-cell table:formula="of:=RAND()" office:value-type="float" office:value="0.260073391254991">
            <text:p>0.26</text:p>
          </table:table-cell>
          <table:table-cell table:formula="of:=IF([.A244]&lt;=[.$E$1];IF([.B244]&lt;5/40;100+(150-100)*SQRT([.C244]);500-(500-150)*SQRT([.C24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table:formula="of:=RAND()" office:value-type="float" office:value="0.871048843953759">
            <text:p>0.87</text:p>
          </table:table-cell>
          <table:table-cell table:formula="of:=RAND()" office:value-type="float" office:value="0.324754504486918">
            <text:p>0.32</text:p>
          </table:table-cell>
          <table:table-cell table:formula="of:=IF([.A245]&lt;=[.$E$1];IF([.B245]&lt;5/40;100+(150-100)*SQRT([.C245]);500-(500-150)*SQRT([.C24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formula="of:=RAND()" office:value-type="float" office:value="0.726345994975418">
            <text:p>0.73</text:p>
          </table:table-cell>
          <table:table-cell table:formula="of:=RAND()" office:value-type="float" office:value="0.520872351247817">
            <text:p>0.52</text:p>
          </table:table-cell>
          <table:table-cell table:formula="of:=IF([.A246]&lt;=[.$E$1];IF([.B246]&lt;5/40;100+(150-100)*SQRT([.C246]);500-(500-150)*SQRT([.C24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table:formula="of:=RAND()" office:value-type="float" office:value="0.50949103012681">
            <text:p>0.51</text:p>
          </table:table-cell>
          <table:table-cell table:formula="of:=RAND()" office:value-type="float" office:value="0.207758292090148">
            <text:p>0.21</text:p>
          </table:table-cell>
          <table:table-cell table:formula="of:=IF([.A247]&lt;=[.$E$1];IF([.B247]&lt;5/40;100+(150-100)*SQRT([.C247]);500-(500-150)*SQRT([.C24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table:formula="of:=RAND()" office:value-type="float" office:value="0.958585914224386">
            <text:p>0.96</text:p>
          </table:table-cell>
          <table:table-cell table:formula="of:=RAND()" office:value-type="float" office:value="0.772651246748865">
            <text:p>0.77</text:p>
          </table:table-cell>
          <table:table-cell table:formula="of:=IF([.A248]&lt;=[.$E$1];IF([.B248]&lt;5/40;100+(150-100)*SQRT([.C248]);500-(500-150)*SQRT([.C24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formula="of:=RAND()" office:value-type="float" office:value="0.255062757059932">
            <text:p>0.26</text:p>
          </table:table-cell>
          <table:table-cell table:formula="of:=RAND()" office:value-type="float" office:value="0.827689652331173">
            <text:p>0.83</text:p>
          </table:table-cell>
          <table:table-cell table:formula="of:=IF([.A249]&lt;=[.$E$1];IF([.B249]&lt;5/40;100+(150-100)*SQRT([.C249]);500-(500-150)*SQRT([.C24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table:formula="of:=RAND()" office:value-type="float" office:value="0.296583131421357">
            <text:p>0.3</text:p>
          </table:table-cell>
          <table:table-cell table:formula="of:=RAND()" office:value-type="float" office:value="0.507931524887681">
            <text:p>0.51</text:p>
          </table:table-cell>
          <table:table-cell table:formula="of:=IF([.A250]&lt;=[.$E$1];IF([.B250]&lt;5/40;100+(150-100)*SQRT([.C250]);500-(500-150)*SQRT([.C25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table:formula="of:=RAND()" office:value-type="float" office:value="0.62004322046414">
            <text:p>0.62</text:p>
          </table:table-cell>
          <table:table-cell table:formula="of:=RAND()" office:value-type="float" office:value="0.0290400846861303">
            <text:p>0.03</text:p>
          </table:table-cell>
          <table:table-cell table:formula="of:=IF([.A251]&lt;=[.$E$1];IF([.B251]&lt;5/40;100+(150-100)*SQRT([.C251]);500-(500-150)*SQRT([.C25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formula="of:=RAND()" office:value-type="float" office:value="0.697330886032432">
            <text:p>0.7</text:p>
          </table:table-cell>
          <table:table-cell table:formula="of:=RAND()" office:value-type="float" office:value="0.359037071466446">
            <text:p>0.36</text:p>
          </table:table-cell>
          <table:table-cell table:formula="of:=IF([.A252]&lt;=[.$E$1];IF([.B252]&lt;5/40;100+(150-100)*SQRT([.C252]);500-(500-150)*SQRT([.C25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table:formula="of:=RAND()" office:value-type="float" office:value="0.0219440627843142">
            <text:p>0.02</text:p>
          </table:table-cell>
          <table:table-cell table:formula="of:=RAND()" office:value-type="float" office:value="0.168788571842015">
            <text:p>0.17</text:p>
          </table:table-cell>
          <table:table-cell table:formula="of:=IF([.A253]&lt;=[.$E$1];IF([.B253]&lt;5/40;100+(150-100)*SQRT([.C253]);500-(500-150)*SQRT([.C25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table:formula="of:=RAND()" office:value-type="float" office:value="0.693782261107117">
            <text:p>0.69</text:p>
          </table:table-cell>
          <table:table-cell table:formula="of:=RAND()" office:value-type="float" office:value="0.0957959955558181">
            <text:p>0.1</text:p>
          </table:table-cell>
          <table:table-cell table:formula="of:=IF([.A254]&lt;=[.$E$1];IF([.B254]&lt;5/40;100+(150-100)*SQRT([.C254]);500-(500-150)*SQRT([.C25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formula="of:=RAND()" office:value-type="float" office:value="0.01730293687433">
            <text:p>0.02</text:p>
          </table:table-cell>
          <table:table-cell table:formula="of:=RAND()" office:value-type="float" office:value="0.393781832419336">
            <text:p>0.39</text:p>
          </table:table-cell>
          <table:table-cell table:formula="of:=IF([.A255]&lt;=[.$E$1];IF([.B255]&lt;5/40;100+(150-100)*SQRT([.C255]);500-(500-150)*SQRT([.C25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table:formula="of:=RAND()" office:value-type="float" office:value="0.801227037329227">
            <text:p>0.8</text:p>
          </table:table-cell>
          <table:table-cell table:formula="of:=RAND()" office:value-type="float" office:value="0.0706473761238158">
            <text:p>0.07</text:p>
          </table:table-cell>
          <table:table-cell table:formula="of:=IF([.A256]&lt;=[.$E$1];IF([.B256]&lt;5/40;100+(150-100)*SQRT([.C256]);500-(500-150)*SQRT([.C25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table:formula="of:=RAND()" office:value-type="float" office:value="0.946038878057152">
            <text:p>0.95</text:p>
          </table:table-cell>
          <table:table-cell table:formula="of:=RAND()" office:value-type="float" office:value="0.876338611822575">
            <text:p>0.88</text:p>
          </table:table-cell>
          <table:table-cell table:formula="of:=IF([.A257]&lt;=[.$E$1];IF([.B257]&lt;5/40;100+(150-100)*SQRT([.C257]);500-(500-150)*SQRT([.C25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formula="of:=RAND()" office:value-type="float" office:value="0.106188996229321">
            <text:p>0.11</text:p>
          </table:table-cell>
          <table:table-cell table:formula="of:=RAND()" office:value-type="float" office:value="0.244229061994702">
            <text:p>0.24</text:p>
          </table:table-cell>
          <table:table-cell table:formula="of:=IF([.A258]&lt;=[.$E$1];IF([.B258]&lt;5/40;100+(150-100)*SQRT([.C258]);500-(500-150)*SQRT([.C25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RAND()" office:value-type="float" office:value="0.460000946652144">
            <text:p>0.46</text:p>
          </table:table-cell>
          <table:table-cell table:formula="of:=RAND()" office:value-type="float" office:value="0.155137608759105">
            <text:p>0.16</text:p>
          </table:table-cell>
          <table:table-cell table:formula="of:=IF([.A259]&lt;=[.$E$1];IF([.B259]&lt;5/40;100+(150-100)*SQRT([.C259]);500-(500-150)*SQRT([.C25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table:formula="of:=RAND()" office:value-type="float" office:value="0.504302453715354">
            <text:p>0.5</text:p>
          </table:table-cell>
          <table:table-cell table:formula="of:=RAND()" office:value-type="float" office:value="0.331049791071564">
            <text:p>0.33</text:p>
          </table:table-cell>
          <table:table-cell table:formula="of:=IF([.A260]&lt;=[.$E$1];IF([.B260]&lt;5/40;100+(150-100)*SQRT([.C260]);500-(500-150)*SQRT([.C26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table:formula="of:=RAND()" office:value-type="float" office:value="0.479892113246024">
            <text:p>0.48</text:p>
          </table:table-cell>
          <table:table-cell table:formula="of:=RAND()" office:value-type="float" office:value="0.230648448690772">
            <text:p>0.23</text:p>
          </table:table-cell>
          <table:table-cell table:formula="of:=IF([.A261]&lt;=[.$E$1];IF([.B261]&lt;5/40;100+(150-100)*SQRT([.C261]);500-(500-150)*SQRT([.C26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table:formula="of:=RAND()" office:value-type="float" office:value="0.851922142319381">
            <text:p>0.85</text:p>
          </table:table-cell>
          <table:table-cell table:formula="of:=RAND()" office:value-type="float" office:value="0.989383143372834">
            <text:p>0.99</text:p>
          </table:table-cell>
          <table:table-cell table:formula="of:=IF([.A262]&lt;=[.$E$1];IF([.B262]&lt;5/40;100+(150-100)*SQRT([.C262]);500-(500-150)*SQRT([.C26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table:formula="of:=RAND()" office:value-type="float" office:value="0.438406741246581">
            <text:p>0.44</text:p>
          </table:table-cell>
          <table:table-cell table:formula="of:=RAND()" office:value-type="float" office:value="0.810508057009429">
            <text:p>0.81</text:p>
          </table:table-cell>
          <table:table-cell table:formula="of:=IF([.A263]&lt;=[.$E$1];IF([.B263]&lt;5/40;100+(150-100)*SQRT([.C263]);500-(500-150)*SQRT([.C26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table:formula="of:=RAND()" office:value-type="float" office:value="0.76203439058736">
            <text:p>0.76</text:p>
          </table:table-cell>
          <table:table-cell table:formula="of:=RAND()" office:value-type="float" office:value="0.693469498306513">
            <text:p>0.69</text:p>
          </table:table-cell>
          <table:table-cell table:formula="of:=IF([.A264]&lt;=[.$E$1];IF([.B264]&lt;5/40;100+(150-100)*SQRT([.C264]);500-(500-150)*SQRT([.C26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table:formula="of:=RAND()" office:value-type="float" office:value="0.638197709340602">
            <text:p>0.64</text:p>
          </table:table-cell>
          <table:table-cell table:formula="of:=RAND()" office:value-type="float" office:value="0.0586175220087171">
            <text:p>0.06</text:p>
          </table:table-cell>
          <table:table-cell table:formula="of:=IF([.A265]&lt;=[.$E$1];IF([.B265]&lt;5/40;100+(150-100)*SQRT([.C265]);500-(500-150)*SQRT([.C26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table:formula="of:=RAND()" office:value-type="float" office:value="0.201401023194194">
            <text:p>0.2</text:p>
          </table:table-cell>
          <table:table-cell table:formula="of:=RAND()" office:value-type="float" office:value="0.258240929804742">
            <text:p>0.26</text:p>
          </table:table-cell>
          <table:table-cell table:formula="of:=IF([.A266]&lt;=[.$E$1];IF([.B266]&lt;5/40;100+(150-100)*SQRT([.C266]);500-(500-150)*SQRT([.C26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table:formula="of:=RAND()" office:value-type="float" office:value="0.0876576066948473">
            <text:p>0.09</text:p>
          </table:table-cell>
          <table:table-cell table:formula="of:=RAND()" office:value-type="float" office:value="0.898731909692287">
            <text:p>0.9</text:p>
          </table:table-cell>
          <table:table-cell table:formula="of:=IF([.A267]&lt;=[.$E$1];IF([.B267]&lt;5/40;100+(150-100)*SQRT([.C267]);500-(500-150)*SQRT([.C26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table:formula="of:=RAND()" office:value-type="float" office:value="0.617278001271188">
            <text:p>0.62</text:p>
          </table:table-cell>
          <table:table-cell table:formula="of:=RAND()" office:value-type="float" office:value="0.109601669479162">
            <text:p>0.11</text:p>
          </table:table-cell>
          <table:table-cell table:formula="of:=IF([.A268]&lt;=[.$E$1];IF([.B268]&lt;5/40;100+(150-100)*SQRT([.C268]);500-(500-150)*SQRT([.C26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table:formula="of:=RAND()" office:value-type="float" office:value="0.0675204815343022">
            <text:p>0.07</text:p>
          </table:table-cell>
          <table:table-cell table:formula="of:=RAND()" office:value-type="float" office:value="0.311060262378305">
            <text:p>0.31</text:p>
          </table:table-cell>
          <table:table-cell table:formula="of:=IF([.A269]&lt;=[.$E$1];IF([.B269]&lt;5/40;100+(150-100)*SQRT([.C269]);500-(500-150)*SQRT([.C26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table:formula="of:=RAND()" office:value-type="float" office:value="0.20539766503498">
            <text:p>0.21</text:p>
          </table:table-cell>
          <table:table-cell table:formula="of:=RAND()" office:value-type="float" office:value="0.0848234188742936">
            <text:p>0.08</text:p>
          </table:table-cell>
          <table:table-cell table:formula="of:=IF([.A270]&lt;=[.$E$1];IF([.B270]&lt;5/40;100+(150-100)*SQRT([.C270]);500-(500-150)*SQRT([.C27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table:formula="of:=RAND()" office:value-type="float" office:value="0.704842095263302">
            <text:p>0.7</text:p>
          </table:table-cell>
          <table:table-cell table:formula="of:=RAND()" office:value-type="float" office:value="0.0066247028298676">
            <text:p>0.01</text:p>
          </table:table-cell>
          <table:table-cell table:formula="of:=IF([.A271]&lt;=[.$E$1];IF([.B271]&lt;5/40;100+(150-100)*SQRT([.C271]);500-(500-150)*SQRT([.C27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table:formula="of:=RAND()" office:value-type="float" office:value="0.155470794998109">
            <text:p>0.16</text:p>
          </table:table-cell>
          <table:table-cell table:formula="of:=RAND()" office:value-type="float" office:value="0.650880973320454">
            <text:p>0.65</text:p>
          </table:table-cell>
          <table:table-cell table:formula="of:=IF([.A272]&lt;=[.$E$1];IF([.B272]&lt;5/40;100+(150-100)*SQRT([.C272]);500-(500-150)*SQRT([.C27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table:formula="of:=RAND()" office:value-type="float" office:value="0.882963314652443">
            <text:p>0.88</text:p>
          </table:table-cell>
          <table:table-cell table:formula="of:=RAND()" office:value-type="float" office:value="0.26165979122743">
            <text:p>0.26</text:p>
          </table:table-cell>
          <table:table-cell table:formula="of:=IF([.A273]&lt;=[.$E$1];IF([.B273]&lt;5/40;100+(150-100)*SQRT([.C273]);500-(500-150)*SQRT([.C27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table:formula="of:=RAND()" office:value-type="float" office:value="0.895110035780817">
            <text:p>0.9</text:p>
          </table:table-cell>
          <table:table-cell table:formula="of:=RAND()" office:value-type="float" office:value="0.342964261770248">
            <text:p>0.34</text:p>
          </table:table-cell>
          <table:table-cell table:formula="of:=IF([.A274]&lt;=[.$E$1];IF([.B274]&lt;5/40;100+(150-100)*SQRT([.C274]);500-(500-150)*SQRT([.C27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table:formula="of:=RAND()" office:value-type="float" office:value="0.416797399986535">
            <text:p>0.42</text:p>
          </table:table-cell>
          <table:table-cell table:formula="of:=RAND()" office:value-type="float" office:value="0.399412489496171">
            <text:p>0.4</text:p>
          </table:table-cell>
          <table:table-cell table:formula="of:=IF([.A275]&lt;=[.$E$1];IF([.B275]&lt;5/40;100+(150-100)*SQRT([.C275]);500-(500-150)*SQRT([.C27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table:formula="of:=RAND()" office:value-type="float" office:value="0.674014052841812">
            <text:p>0.67</text:p>
          </table:table-cell>
          <table:table-cell table:formula="of:=RAND()" office:value-type="float" office:value="0.896689513232559">
            <text:p>0.9</text:p>
          </table:table-cell>
          <table:table-cell table:formula="of:=IF([.A276]&lt;=[.$E$1];IF([.B276]&lt;5/40;100+(150-100)*SQRT([.C276]);500-(500-150)*SQRT([.C27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table:formula="of:=RAND()" office:value-type="float" office:value="0.630060938186944">
            <text:p>0.63</text:p>
          </table:table-cell>
          <table:table-cell table:formula="of:=RAND()" office:value-type="float" office:value="0.525936195161194">
            <text:p>0.53</text:p>
          </table:table-cell>
          <table:table-cell table:formula="of:=IF([.A277]&lt;=[.$E$1];IF([.B277]&lt;5/40;100+(150-100)*SQRT([.C277]);500-(500-150)*SQRT([.C27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table:formula="of:=RAND()" office:value-type="float" office:value="0.886072657071054">
            <text:p>0.89</text:p>
          </table:table-cell>
          <table:table-cell table:formula="of:=RAND()" office:value-type="float" office:value="0.0684676794335246">
            <text:p>0.07</text:p>
          </table:table-cell>
          <table:table-cell table:formula="of:=IF([.A278]&lt;=[.$E$1];IF([.B278]&lt;5/40;100+(150-100)*SQRT([.C278]);500-(500-150)*SQRT([.C27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table:formula="of:=RAND()" office:value-type="float" office:value="0.336444252170622">
            <text:p>0.34</text:p>
          </table:table-cell>
          <table:table-cell table:formula="of:=RAND()" office:value-type="float" office:value="0.648107047658414">
            <text:p>0.65</text:p>
          </table:table-cell>
          <table:table-cell table:formula="of:=IF([.A279]&lt;=[.$E$1];IF([.B279]&lt;5/40;100+(150-100)*SQRT([.C279]);500-(500-150)*SQRT([.C27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table:formula="of:=RAND()" office:value-type="float" office:value="0.761937177740037">
            <text:p>0.76</text:p>
          </table:table-cell>
          <table:table-cell table:formula="of:=RAND()" office:value-type="float" office:value="0.974641961511225">
            <text:p>0.97</text:p>
          </table:table-cell>
          <table:table-cell table:formula="of:=IF([.A280]&lt;=[.$E$1];IF([.B280]&lt;5/40;100+(150-100)*SQRT([.C280]);500-(500-150)*SQRT([.C28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table:formula="of:=RAND()" office:value-type="float" office:value="0.706724569667131">
            <text:p>0.71</text:p>
          </table:table-cell>
          <table:table-cell table:formula="of:=RAND()" office:value-type="float" office:value="0.963338201399893">
            <text:p>0.96</text:p>
          </table:table-cell>
          <table:table-cell table:formula="of:=IF([.A281]&lt;=[.$E$1];IF([.B281]&lt;5/40;100+(150-100)*SQRT([.C281]);500-(500-150)*SQRT([.C28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table:formula="of:=RAND()" office:value-type="float" office:value="0.232882891781628">
            <text:p>0.23</text:p>
          </table:table-cell>
          <table:table-cell table:formula="of:=RAND()" office:value-type="float" office:value="0.794382176361978">
            <text:p>0.79</text:p>
          </table:table-cell>
          <table:table-cell table:formula="of:=IF([.A282]&lt;=[.$E$1];IF([.B282]&lt;5/40;100+(150-100)*SQRT([.C282]);500-(500-150)*SQRT([.C28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table:formula="of:=RAND()" office:value-type="float" office:value="0.86207011109218">
            <text:p>0.86</text:p>
          </table:table-cell>
          <table:table-cell table:formula="of:=RAND()" office:value-type="float" office:value="0.850160893052816">
            <text:p>0.85</text:p>
          </table:table-cell>
          <table:table-cell table:formula="of:=IF([.A283]&lt;=[.$E$1];IF([.B283]&lt;5/40;100+(150-100)*SQRT([.C283]);500-(500-150)*SQRT([.C28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table:formula="of:=RAND()" office:value-type="float" office:value="0.903983846306801">
            <text:p>0.9</text:p>
          </table:table-cell>
          <table:table-cell table:formula="of:=RAND()" office:value-type="float" office:value="0.929590592626482">
            <text:p>0.93</text:p>
          </table:table-cell>
          <table:table-cell table:formula="of:=IF([.A284]&lt;=[.$E$1];IF([.B284]&lt;5/40;100+(150-100)*SQRT([.C284]);500-(500-150)*SQRT([.C28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table:formula="of:=RAND()" office:value-type="float" office:value="0.161221155896783">
            <text:p>0.16</text:p>
          </table:table-cell>
          <table:table-cell table:formula="of:=RAND()" office:value-type="float" office:value="0.10938151134178">
            <text:p>0.11</text:p>
          </table:table-cell>
          <table:table-cell table:formula="of:=IF([.A285]&lt;=[.$E$1];IF([.B285]&lt;5/40;100+(150-100)*SQRT([.C285]);500-(500-150)*SQRT([.C28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table:formula="of:=RAND()" office:value-type="float" office:value="0.0144140115007758">
            <text:p>0.01</text:p>
          </table:table-cell>
          <table:table-cell table:formula="of:=RAND()" office:value-type="float" office:value="0.866063251160085">
            <text:p>0.87</text:p>
          </table:table-cell>
          <table:table-cell table:formula="of:=IF([.A286]&lt;=[.$E$1];IF([.B286]&lt;5/40;100+(150-100)*SQRT([.C286]);500-(500-150)*SQRT([.C28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table:formula="of:=RAND()" office:value-type="float" office:value="0.116006214171648">
            <text:p>0.12</text:p>
          </table:table-cell>
          <table:table-cell table:formula="of:=RAND()" office:value-type="float" office:value="0.169884806964546">
            <text:p>0.17</text:p>
          </table:table-cell>
          <table:table-cell table:formula="of:=IF([.A287]&lt;=[.$E$1];IF([.B287]&lt;5/40;100+(150-100)*SQRT([.C287]);500-(500-150)*SQRT([.C28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table:formula="of:=RAND()" office:value-type="float" office:value="0.51694422448054">
            <text:p>0.52</text:p>
          </table:table-cell>
          <table:table-cell table:formula="of:=RAND()" office:value-type="float" office:value="0.998969529289752">
            <text:p>1</text:p>
          </table:table-cell>
          <table:table-cell table:formula="of:=IF([.A288]&lt;=[.$E$1];IF([.B288]&lt;5/40;100+(150-100)*SQRT([.C288]);500-(500-150)*SQRT([.C28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table:formula="of:=RAND()" office:value-type="float" office:value="0.431544598191977">
            <text:p>0.43</text:p>
          </table:table-cell>
          <table:table-cell table:formula="of:=RAND()" office:value-type="float" office:value="0.412054260261357">
            <text:p>0.41</text:p>
          </table:table-cell>
          <table:table-cell table:formula="of:=IF([.A289]&lt;=[.$E$1];IF([.B289]&lt;5/40;100+(150-100)*SQRT([.C289]);500-(500-150)*SQRT([.C28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table:formula="of:=RAND()" office:value-type="float" office:value="0.341933791060001">
            <text:p>0.34</text:p>
          </table:table-cell>
          <table:table-cell table:formula="of:=RAND()" office:value-type="float" office:value="0.848341998644173">
            <text:p>0.85</text:p>
          </table:table-cell>
          <table:table-cell table:formula="of:=IF([.A290]&lt;=[.$E$1];IF([.B290]&lt;5/40;100+(150-100)*SQRT([.C290]);500-(500-150)*SQRT([.C29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table:formula="of:=RAND()" office:value-type="float" office:value="0.811466749757528">
            <text:p>0.81</text:p>
          </table:table-cell>
          <table:table-cell table:formula="of:=RAND()" office:value-type="float" office:value="0.015947843901813">
            <text:p>0.02</text:p>
          </table:table-cell>
          <table:table-cell table:formula="of:=IF([.A291]&lt;=[.$E$1];IF([.B291]&lt;5/40;100+(150-100)*SQRT([.C291]);500-(500-150)*SQRT([.C29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table:formula="of:=RAND()" office:value-type="float" office:value="0.745031511876732">
            <text:p>0.75</text:p>
          </table:table-cell>
          <table:table-cell table:formula="of:=RAND()" office:value-type="float" office:value="0.441527688410133">
            <text:p>0.44</text:p>
          </table:table-cell>
          <table:table-cell table:formula="of:=IF([.A292]&lt;=[.$E$1];IF([.B292]&lt;5/40;100+(150-100)*SQRT([.C292]);500-(500-150)*SQRT([.C29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table:formula="of:=RAND()" office:value-type="float" office:value="0.541884039063007">
            <text:p>0.54</text:p>
          </table:table-cell>
          <table:table-cell table:formula="of:=RAND()" office:value-type="float" office:value="0.631104168947786">
            <text:p>0.63</text:p>
          </table:table-cell>
          <table:table-cell table:formula="of:=IF([.A293]&lt;=[.$E$1];IF([.B293]&lt;5/40;100+(150-100)*SQRT([.C293]);500-(500-150)*SQRT([.C29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table:formula="of:=RAND()" office:value-type="float" office:value="0.509995367843658">
            <text:p>0.51</text:p>
          </table:table-cell>
          <table:table-cell table:formula="of:=RAND()" office:value-type="float" office:value="0.87832829169929">
            <text:p>0.88</text:p>
          </table:table-cell>
          <table:table-cell table:formula="of:=IF([.A294]&lt;=[.$E$1];IF([.B294]&lt;5/40;100+(150-100)*SQRT([.C294]);500-(500-150)*SQRT([.C29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table:formula="of:=RAND()" office:value-type="float" office:value="0.2792112166062">
            <text:p>0.28</text:p>
          </table:table-cell>
          <table:table-cell table:formula="of:=RAND()" office:value-type="float" office:value="0.271932546049356">
            <text:p>0.27</text:p>
          </table:table-cell>
          <table:table-cell table:formula="of:=IF([.A295]&lt;=[.$E$1];IF([.B295]&lt;5/40;100+(150-100)*SQRT([.C295]);500-(500-150)*SQRT([.C29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table:formula="of:=RAND()" office:value-type="float" office:value="0.852970253210515">
            <text:p>0.85</text:p>
          </table:table-cell>
          <table:table-cell table:formula="of:=RAND()" office:value-type="float" office:value="0.98593578627333">
            <text:p>0.99</text:p>
          </table:table-cell>
          <table:table-cell table:formula="of:=IF([.A296]&lt;=[.$E$1];IF([.B296]&lt;5/40;100+(150-100)*SQRT([.C296]);500-(500-150)*SQRT([.C29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table:formula="of:=RAND()" office:value-type="float" office:value="0.235270747449249">
            <text:p>0.24</text:p>
          </table:table-cell>
          <table:table-cell table:formula="of:=RAND()" office:value-type="float" office:value="0.0858531449921429">
            <text:p>0.09</text:p>
          </table:table-cell>
          <table:table-cell table:formula="of:=IF([.A297]&lt;=[.$E$1];IF([.B297]&lt;5/40;100+(150-100)*SQRT([.C297]);500-(500-150)*SQRT([.C29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table:formula="of:=RAND()" office:value-type="float" office:value="0.78031796310097">
            <text:p>0.78</text:p>
          </table:table-cell>
          <table:table-cell table:formula="of:=RAND()" office:value-type="float" office:value="0.097340858541429">
            <text:p>0.1</text:p>
          </table:table-cell>
          <table:table-cell table:formula="of:=IF([.A298]&lt;=[.$E$1];IF([.B298]&lt;5/40;100+(150-100)*SQRT([.C298]);500-(500-150)*SQRT([.C29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table:formula="of:=RAND()" office:value-type="float" office:value="0.936014038510621">
            <text:p>0.94</text:p>
          </table:table-cell>
          <table:table-cell table:formula="of:=RAND()" office:value-type="float" office:value="0.684301809407771">
            <text:p>0.68</text:p>
          </table:table-cell>
          <table:table-cell table:formula="of:=IF([.A299]&lt;=[.$E$1];IF([.B299]&lt;5/40;100+(150-100)*SQRT([.C299]);500-(500-150)*SQRT([.C29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table:formula="of:=RAND()" office:value-type="float" office:value="0.0269314511679113">
            <text:p>0.03</text:p>
          </table:table-cell>
          <table:table-cell table:formula="of:=RAND()" office:value-type="float" office:value="0.0972351944074035">
            <text:p>0.1</text:p>
          </table:table-cell>
          <table:table-cell table:formula="of:=IF([.A300]&lt;=[.$E$1];IF([.B300]&lt;5/40;100+(150-100)*SQRT([.C300]);500-(500-150)*SQRT([.C30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table:formula="of:=RAND()" office:value-type="float" office:value="0.793683320749551">
            <text:p>0.79</text:p>
          </table:table-cell>
          <table:table-cell table:formula="of:=RAND()" office:value-type="float" office:value="0.0413454631343484">
            <text:p>0.04</text:p>
          </table:table-cell>
          <table:table-cell table:formula="of:=IF([.A301]&lt;=[.$E$1];IF([.B301]&lt;5/40;100+(150-100)*SQRT([.C301]);500-(500-150)*SQRT([.C30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table:formula="of:=RAND()" office:value-type="float" office:value="0.963298445567489">
            <text:p>0.96</text:p>
          </table:table-cell>
          <table:table-cell table:formula="of:=RAND()" office:value-type="float" office:value="0.90968953538686">
            <text:p>0.91</text:p>
          </table:table-cell>
          <table:table-cell table:formula="of:=IF([.A302]&lt;=[.$E$1];IF([.B302]&lt;5/40;100+(150-100)*SQRT([.C302]);500-(500-150)*SQRT([.C30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table:formula="of:=RAND()" office:value-type="float" office:value="0.211230270098895">
            <text:p>0.21</text:p>
          </table:table-cell>
          <table:table-cell table:formula="of:=RAND()" office:value-type="float" office:value="0.480242670048028">
            <text:p>0.48</text:p>
          </table:table-cell>
          <table:table-cell table:formula="of:=IF([.A303]&lt;=[.$E$1];IF([.B303]&lt;5/40;100+(150-100)*SQRT([.C303]);500-(500-150)*SQRT([.C30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table:formula="of:=RAND()" office:value-type="float" office:value="0.908659064676613">
            <text:p>0.91</text:p>
          </table:table-cell>
          <table:table-cell table:formula="of:=RAND()" office:value-type="float" office:value="0.642774868290871">
            <text:p>0.64</text:p>
          </table:table-cell>
          <table:table-cell table:formula="of:=IF([.A304]&lt;=[.$E$1];IF([.B304]&lt;5/40;100+(150-100)*SQRT([.C304]);500-(500-150)*SQRT([.C30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table:formula="of:=RAND()" office:value-type="float" office:value="0.892296930775046">
            <text:p>0.89</text:p>
          </table:table-cell>
          <table:table-cell table:formula="of:=RAND()" office:value-type="float" office:value="0.250592855736613">
            <text:p>0.25</text:p>
          </table:table-cell>
          <table:table-cell table:formula="of:=IF([.A305]&lt;=[.$E$1];IF([.B305]&lt;5/40;100+(150-100)*SQRT([.C305]);500-(500-150)*SQRT([.C30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table:formula="of:=RAND()" office:value-type="float" office:value="0.491116866935045">
            <text:p>0.49</text:p>
          </table:table-cell>
          <table:table-cell table:formula="of:=RAND()" office:value-type="float" office:value="0.703763680532575">
            <text:p>0.7</text:p>
          </table:table-cell>
          <table:table-cell table:formula="of:=IF([.A306]&lt;=[.$E$1];IF([.B306]&lt;5/40;100+(150-100)*SQRT([.C306]);500-(500-150)*SQRT([.C30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table:formula="of:=RAND()" office:value-type="float" office:value="0.266540699638426">
            <text:p>0.27</text:p>
          </table:table-cell>
          <table:table-cell table:formula="of:=RAND()" office:value-type="float" office:value="0.236148379277438">
            <text:p>0.24</text:p>
          </table:table-cell>
          <table:table-cell table:formula="of:=IF([.A307]&lt;=[.$E$1];IF([.B307]&lt;5/40;100+(150-100)*SQRT([.C307]);500-(500-150)*SQRT([.C30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table:formula="of:=RAND()" office:value-type="float" office:value="0.145291368942708">
            <text:p>0.15</text:p>
          </table:table-cell>
          <table:table-cell table:formula="of:=RAND()" office:value-type="float" office:value="0.808424738701433">
            <text:p>0.81</text:p>
          </table:table-cell>
          <table:table-cell table:formula="of:=IF([.A308]&lt;=[.$E$1];IF([.B308]&lt;5/40;100+(150-100)*SQRT([.C308]);500-(500-150)*SQRT([.C30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table:formula="of:=RAND()" office:value-type="float" office:value="0.867252548225224">
            <text:p>0.87</text:p>
          </table:table-cell>
          <table:table-cell table:formula="of:=RAND()" office:value-type="float" office:value="0.655286737252027">
            <text:p>0.66</text:p>
          </table:table-cell>
          <table:table-cell table:formula="of:=IF([.A309]&lt;=[.$E$1];IF([.B309]&lt;5/40;100+(150-100)*SQRT([.C309]);500-(500-150)*SQRT([.C30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table:formula="of:=RAND()" office:value-type="float" office:value="0.686753030400723">
            <text:p>0.69</text:p>
          </table:table-cell>
          <table:table-cell table:formula="of:=RAND()" office:value-type="float" office:value="0.146463765297085">
            <text:p>0.15</text:p>
          </table:table-cell>
          <table:table-cell table:formula="of:=IF([.A310]&lt;=[.$E$1];IF([.B310]&lt;5/40;100+(150-100)*SQRT([.C310]);500-(500-150)*SQRT([.C31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table:formula="of:=RAND()" office:value-type="float" office:value="0.927219283301383">
            <text:p>0.93</text:p>
          </table:table-cell>
          <table:table-cell table:formula="of:=RAND()" office:value-type="float" office:value="0.539723284076899">
            <text:p>0.54</text:p>
          </table:table-cell>
          <table:table-cell table:formula="of:=IF([.A311]&lt;=[.$E$1];IF([.B311]&lt;5/40;100+(150-100)*SQRT([.C311]);500-(500-150)*SQRT([.C31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table:formula="of:=RAND()" office:value-type="float" office:value="0.132399551570416">
            <text:p>0.13</text:p>
          </table:table-cell>
          <table:table-cell table:formula="of:=RAND()" office:value-type="float" office:value="0.162490030750632">
            <text:p>0.16</text:p>
          </table:table-cell>
          <table:table-cell table:formula="of:=IF([.A312]&lt;=[.$E$1];IF([.B312]&lt;5/40;100+(150-100)*SQRT([.C312]);500-(500-150)*SQRT([.C31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table:formula="of:=RAND()" office:value-type="float" office:value="0.625576429069042">
            <text:p>0.63</text:p>
          </table:table-cell>
          <table:table-cell table:formula="of:=RAND()" office:value-type="float" office:value="0.912717514671385">
            <text:p>0.91</text:p>
          </table:table-cell>
          <table:table-cell table:formula="of:=IF([.A313]&lt;=[.$E$1];IF([.B313]&lt;5/40;100+(150-100)*SQRT([.C313]);500-(500-150)*SQRT([.C31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table:formula="of:=RAND()" office:value-type="float" office:value="0.259830889292061">
            <text:p>0.26</text:p>
          </table:table-cell>
          <table:table-cell table:formula="of:=RAND()" office:value-type="float" office:value="0.561590467579663">
            <text:p>0.56</text:p>
          </table:table-cell>
          <table:table-cell table:formula="of:=IF([.A314]&lt;=[.$E$1];IF([.B314]&lt;5/40;100+(150-100)*SQRT([.C314]);500-(500-150)*SQRT([.C31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table:formula="of:=RAND()" office:value-type="float" office:value="0.597019324079156">
            <text:p>0.6</text:p>
          </table:table-cell>
          <table:table-cell table:formula="of:=RAND()" office:value-type="float" office:value="0.286762340459973">
            <text:p>0.29</text:p>
          </table:table-cell>
          <table:table-cell table:formula="of:=IF([.A315]&lt;=[.$E$1];IF([.B315]&lt;5/40;100+(150-100)*SQRT([.C315]);500-(500-150)*SQRT([.C31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table:formula="of:=RAND()" office:value-type="float" office:value="0.658825661987066">
            <text:p>0.66</text:p>
          </table:table-cell>
          <table:table-cell table:formula="of:=RAND()" office:value-type="float" office:value="0.390702645294368">
            <text:p>0.39</text:p>
          </table:table-cell>
          <table:table-cell table:formula="of:=IF([.A316]&lt;=[.$E$1];IF([.B316]&lt;5/40;100+(150-100)*SQRT([.C316]);500-(500-150)*SQRT([.C31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table:formula="of:=RAND()" office:value-type="float" office:value="0.328107803594321">
            <text:p>0.33</text:p>
          </table:table-cell>
          <table:table-cell table:formula="of:=RAND()" office:value-type="float" office:value="0.622124107554555">
            <text:p>0.62</text:p>
          </table:table-cell>
          <table:table-cell table:formula="of:=IF([.A317]&lt;=[.$E$1];IF([.B317]&lt;5/40;100+(150-100)*SQRT([.C317]);500-(500-150)*SQRT([.C31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table:formula="of:=RAND()" office:value-type="float" office:value="0.300392180681229">
            <text:p>0.3</text:p>
          </table:table-cell>
          <table:table-cell table:formula="of:=RAND()" office:value-type="float" office:value="0.539338073693216">
            <text:p>0.54</text:p>
          </table:table-cell>
          <table:table-cell table:formula="of:=IF([.A318]&lt;=[.$E$1];IF([.B318]&lt;5/40;100+(150-100)*SQRT([.C318]);500-(500-150)*SQRT([.C31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table:formula="of:=RAND()" office:value-type="float" office:value="0.102366778068244">
            <text:p>0.1</text:p>
          </table:table-cell>
          <table:table-cell table:formula="of:=RAND()" office:value-type="float" office:value="0.209051245357841">
            <text:p>0.21</text:p>
          </table:table-cell>
          <table:table-cell table:formula="of:=IF([.A319]&lt;=[.$E$1];IF([.B319]&lt;5/40;100+(150-100)*SQRT([.C319]);500-(500-150)*SQRT([.C31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table:formula="of:=RAND()" office:value-type="float" office:value="0.182112942449749">
            <text:p>0.18</text:p>
          </table:table-cell>
          <table:table-cell table:formula="of:=RAND()" office:value-type="float" office:value="0.994663708843291">
            <text:p>0.99</text:p>
          </table:table-cell>
          <table:table-cell table:formula="of:=IF([.A320]&lt;=[.$E$1];IF([.B320]&lt;5/40;100+(150-100)*SQRT([.C320]);500-(500-150)*SQRT([.C32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table:formula="of:=RAND()" office:value-type="float" office:value="0.459644101094455">
            <text:p>0.46</text:p>
          </table:table-cell>
          <table:table-cell table:formula="of:=RAND()" office:value-type="float" office:value="0.673229809384793">
            <text:p>0.67</text:p>
          </table:table-cell>
          <table:table-cell table:formula="of:=IF([.A321]&lt;=[.$E$1];IF([.B321]&lt;5/40;100+(150-100)*SQRT([.C321]);500-(500-150)*SQRT([.C32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table:formula="of:=RAND()" office:value-type="float" office:value="0.698427389375865">
            <text:p>0.7</text:p>
          </table:table-cell>
          <table:table-cell table:formula="of:=RAND()" office:value-type="float" office:value="0.726184800732881">
            <text:p>0.73</text:p>
          </table:table-cell>
          <table:table-cell table:formula="of:=IF([.A322]&lt;=[.$E$1];IF([.B322]&lt;5/40;100+(150-100)*SQRT([.C322]);500-(500-150)*SQRT([.C32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table:formula="of:=RAND()" office:value-type="float" office:value="0.909378188662231">
            <text:p>0.91</text:p>
          </table:table-cell>
          <table:table-cell table:formula="of:=RAND()" office:value-type="float" office:value="0.843718758784235">
            <text:p>0.84</text:p>
          </table:table-cell>
          <table:table-cell table:formula="of:=IF([.A323]&lt;=[.$E$1];IF([.B323]&lt;5/40;100+(150-100)*SQRT([.C323]);500-(500-150)*SQRT([.C32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table:formula="of:=RAND()" office:value-type="float" office:value="0.534609539434314">
            <text:p>0.53</text:p>
          </table:table-cell>
          <table:table-cell table:formula="of:=RAND()" office:value-type="float" office:value="0.776630737353116">
            <text:p>0.78</text:p>
          </table:table-cell>
          <table:table-cell table:formula="of:=IF([.A324]&lt;=[.$E$1];IF([.B324]&lt;5/40;100+(150-100)*SQRT([.C324]);500-(500-150)*SQRT([.C32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table:formula="of:=RAND()" office:value-type="float" office:value="0.499005496036261">
            <text:p>0.5</text:p>
          </table:table-cell>
          <table:table-cell table:formula="of:=RAND()" office:value-type="float" office:value="0.221362570300698">
            <text:p>0.22</text:p>
          </table:table-cell>
          <table:table-cell table:formula="of:=IF([.A325]&lt;=[.$E$1];IF([.B325]&lt;5/40;100+(150-100)*SQRT([.C325]);500-(500-150)*SQRT([.C32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table:formula="of:=RAND()" office:value-type="float" office:value="0.923094502650201">
            <text:p>0.92</text:p>
          </table:table-cell>
          <table:table-cell table:formula="of:=RAND()" office:value-type="float" office:value="0.426224779337645">
            <text:p>0.43</text:p>
          </table:table-cell>
          <table:table-cell table:formula="of:=IF([.A326]&lt;=[.$E$1];IF([.B326]&lt;5/40;100+(150-100)*SQRT([.C326]);500-(500-150)*SQRT([.C32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table:formula="of:=RAND()" office:value-type="float" office:value="0.761085854377598">
            <text:p>0.76</text:p>
          </table:table-cell>
          <table:table-cell table:formula="of:=RAND()" office:value-type="float" office:value="0.0554940542206168">
            <text:p>0.06</text:p>
          </table:table-cell>
          <table:table-cell table:formula="of:=IF([.A327]&lt;=[.$E$1];IF([.B327]&lt;5/40;100+(150-100)*SQRT([.C327]);500-(500-150)*SQRT([.C32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table:formula="of:=RAND()" office:value-type="float" office:value="0.588714810088277">
            <text:p>0.59</text:p>
          </table:table-cell>
          <table:table-cell table:formula="of:=RAND()" office:value-type="float" office:value="0.38666228344664">
            <text:p>0.39</text:p>
          </table:table-cell>
          <table:table-cell table:formula="of:=IF([.A328]&lt;=[.$E$1];IF([.B328]&lt;5/40;100+(150-100)*SQRT([.C328]);500-(500-150)*SQRT([.C32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table:formula="of:=RAND()" office:value-type="float" office:value="0.968211569357663">
            <text:p>0.97</text:p>
          </table:table-cell>
          <table:table-cell table:formula="of:=RAND()" office:value-type="float" office:value="0.848545699380338">
            <text:p>0.85</text:p>
          </table:table-cell>
          <table:table-cell table:formula="of:=IF([.A329]&lt;=[.$E$1];IF([.B329]&lt;5/40;100+(150-100)*SQRT([.C329]);500-(500-150)*SQRT([.C32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table:formula="of:=RAND()" office:value-type="float" office:value="0.948252751491964">
            <text:p>0.95</text:p>
          </table:table-cell>
          <table:table-cell table:formula="of:=RAND()" office:value-type="float" office:value="0.565230893436819">
            <text:p>0.57</text:p>
          </table:table-cell>
          <table:table-cell table:formula="of:=IF([.A330]&lt;=[.$E$1];IF([.B330]&lt;5/40;100+(150-100)*SQRT([.C330]);500-(500-150)*SQRT([.C33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table:formula="of:=RAND()" office:value-type="float" office:value="0.135308039840311">
            <text:p>0.14</text:p>
          </table:table-cell>
          <table:table-cell table:formula="of:=RAND()" office:value-type="float" office:value="0.60707841347903">
            <text:p>0.61</text:p>
          </table:table-cell>
          <table:table-cell table:formula="of:=IF([.A331]&lt;=[.$E$1];IF([.B331]&lt;5/40;100+(150-100)*SQRT([.C331]);500-(500-150)*SQRT([.C33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table:formula="of:=RAND()" office:value-type="float" office:value="0.955933538731188">
            <text:p>0.96</text:p>
          </table:table-cell>
          <table:table-cell table:formula="of:=RAND()" office:value-type="float" office:value="0.463415843900293">
            <text:p>0.46</text:p>
          </table:table-cell>
          <table:table-cell table:formula="of:=IF([.A332]&lt;=[.$E$1];IF([.B332]&lt;5/40;100+(150-100)*SQRT([.C332]);500-(500-150)*SQRT([.C33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table:formula="of:=RAND()" office:value-type="float" office:value="0.229202521499246">
            <text:p>0.23</text:p>
          </table:table-cell>
          <table:table-cell table:formula="of:=RAND()" office:value-type="float" office:value="0.256325719412416">
            <text:p>0.26</text:p>
          </table:table-cell>
          <table:table-cell table:formula="of:=IF([.A333]&lt;=[.$E$1];IF([.B333]&lt;5/40;100+(150-100)*SQRT([.C333]);500-(500-150)*SQRT([.C33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table:formula="of:=RAND()" office:value-type="float" office:value="0.00275391759350896">
            <text:p>0</text:p>
          </table:table-cell>
          <table:table-cell table:formula="of:=RAND()" office:value-type="float" office:value="0.331569299567491">
            <text:p>0.33</text:p>
          </table:table-cell>
          <table:table-cell table:formula="of:=IF([.A334]&lt;=[.$E$1];IF([.B334]&lt;5/40;100+(150-100)*SQRT([.C334]);500-(500-150)*SQRT([.C33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table:formula="of:=RAND()" office:value-type="float" office:value="0.465376964770258">
            <text:p>0.47</text:p>
          </table:table-cell>
          <table:table-cell table:formula="of:=RAND()" office:value-type="float" office:value="0.184866860043257">
            <text:p>0.18</text:p>
          </table:table-cell>
          <table:table-cell table:formula="of:=IF([.A335]&lt;=[.$E$1];IF([.B335]&lt;5/40;100+(150-100)*SQRT([.C335]);500-(500-150)*SQRT([.C33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table:formula="of:=RAND()" office:value-type="float" office:value="0.326233008410782">
            <text:p>0.33</text:p>
          </table:table-cell>
          <table:table-cell table:formula="of:=RAND()" office:value-type="float" office:value="0.925021065864712">
            <text:p>0.93</text:p>
          </table:table-cell>
          <table:table-cell table:formula="of:=IF([.A336]&lt;=[.$E$1];IF([.B336]&lt;5/40;100+(150-100)*SQRT([.C336]);500-(500-150)*SQRT([.C33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table:formula="of:=RAND()" office:value-type="float" office:value="0.858096669893712">
            <text:p>0.86</text:p>
          </table:table-cell>
          <table:table-cell table:formula="of:=RAND()" office:value-type="float" office:value="0.0246603977866471">
            <text:p>0.02</text:p>
          </table:table-cell>
          <table:table-cell table:formula="of:=IF([.A337]&lt;=[.$E$1];IF([.B337]&lt;5/40;100+(150-100)*SQRT([.C337]);500-(500-150)*SQRT([.C33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table:formula="of:=RAND()" office:value-type="float" office:value="0.651205866597593">
            <text:p>0.65</text:p>
          </table:table-cell>
          <table:table-cell table:formula="of:=RAND()" office:value-type="float" office:value="0.767474858555943">
            <text:p>0.77</text:p>
          </table:table-cell>
          <table:table-cell table:formula="of:=IF([.A338]&lt;=[.$E$1];IF([.B338]&lt;5/40;100+(150-100)*SQRT([.C338]);500-(500-150)*SQRT([.C33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table:formula="of:=RAND()" office:value-type="float" office:value="0.868379156570882">
            <text:p>0.87</text:p>
          </table:table-cell>
          <table:table-cell table:formula="of:=RAND()" office:value-type="float" office:value="0.185815406497568">
            <text:p>0.19</text:p>
          </table:table-cell>
          <table:table-cell table:formula="of:=IF([.A339]&lt;=[.$E$1];IF([.B339]&lt;5/40;100+(150-100)*SQRT([.C339]);500-(500-150)*SQRT([.C33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table:formula="of:=RAND()" office:value-type="float" office:value="0.544105595909059">
            <text:p>0.54</text:p>
          </table:table-cell>
          <table:table-cell table:formula="of:=RAND()" office:value-type="float" office:value="0.367384652607143">
            <text:p>0.37</text:p>
          </table:table-cell>
          <table:table-cell table:formula="of:=IF([.A340]&lt;=[.$E$1];IF([.B340]&lt;5/40;100+(150-100)*SQRT([.C340]);500-(500-150)*SQRT([.C34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table:formula="of:=RAND()" office:value-type="float" office:value="0.407177976798266">
            <text:p>0.41</text:p>
          </table:table-cell>
          <table:table-cell table:formula="of:=RAND()" office:value-type="float" office:value="0.46720009855926">
            <text:p>0.47</text:p>
          </table:table-cell>
          <table:table-cell table:formula="of:=IF([.A341]&lt;=[.$E$1];IF([.B341]&lt;5/40;100+(150-100)*SQRT([.C341]);500-(500-150)*SQRT([.C34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formula="of:=RAND()" office:value-type="float" office:value="0.793609431944788">
            <text:p>0.79</text:p>
          </table:table-cell>
          <table:table-cell table:formula="of:=RAND()" office:value-type="float" office:value="0.168263831175864">
            <text:p>0.17</text:p>
          </table:table-cell>
          <table:table-cell table:formula="of:=IF([.A342]&lt;=[.$E$1];IF([.B342]&lt;5/40;100+(150-100)*SQRT([.C342]);500-(500-150)*SQRT([.C34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table:formula="of:=RAND()" office:value-type="float" office:value="0.522694153245539">
            <text:p>0.52</text:p>
          </table:table-cell>
          <table:table-cell table:formula="of:=RAND()" office:value-type="float" office:value="0.382324242033064">
            <text:p>0.38</text:p>
          </table:table-cell>
          <table:table-cell table:formula="of:=IF([.A343]&lt;=[.$E$1];IF([.B343]&lt;5/40;100+(150-100)*SQRT([.C343]);500-(500-150)*SQRT([.C34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table:formula="of:=RAND()" office:value-type="float" office:value="0.554926114622504">
            <text:p>0.55</text:p>
          </table:table-cell>
          <table:table-cell table:formula="of:=RAND()" office:value-type="float" office:value="0.490905722603202">
            <text:p>0.49</text:p>
          </table:table-cell>
          <table:table-cell table:formula="of:=IF([.A344]&lt;=[.$E$1];IF([.B344]&lt;5/40;100+(150-100)*SQRT([.C344]);500-(500-150)*SQRT([.C34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table:formula="of:=RAND()" office:value-type="float" office:value="0.230869941413403">
            <text:p>0.23</text:p>
          </table:table-cell>
          <table:table-cell table:formula="of:=RAND()" office:value-type="float" office:value="0.503178866114467">
            <text:p>0.5</text:p>
          </table:table-cell>
          <table:table-cell table:formula="of:=IF([.A345]&lt;=[.$E$1];IF([.B345]&lt;5/40;100+(150-100)*SQRT([.C345]);500-(500-150)*SQRT([.C34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table:formula="of:=RAND()" office:value-type="float" office:value="0.0561366160400212">
            <text:p>0.06</text:p>
          </table:table-cell>
          <table:table-cell table:formula="of:=RAND()" office:value-type="float" office:value="0.366177981719375">
            <text:p>0.37</text:p>
          </table:table-cell>
          <table:table-cell table:formula="of:=IF([.A346]&lt;=[.$E$1];IF([.B346]&lt;5/40;100+(150-100)*SQRT([.C346]);500-(500-150)*SQRT([.C34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table:formula="of:=RAND()" office:value-type="float" office:value="0.110257280059159">
            <text:p>0.11</text:p>
          </table:table-cell>
          <table:table-cell table:formula="of:=RAND()" office:value-type="float" office:value="0.0120701552368701">
            <text:p>0.01</text:p>
          </table:table-cell>
          <table:table-cell table:formula="of:=IF([.A347]&lt;=[.$E$1];IF([.B347]&lt;5/40;100+(150-100)*SQRT([.C347]);500-(500-150)*SQRT([.C34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table:formula="of:=RAND()" office:value-type="float" office:value="0.829593825619668">
            <text:p>0.83</text:p>
          </table:table-cell>
          <table:table-cell table:formula="of:=RAND()" office:value-type="float" office:value="0.339459801558405">
            <text:p>0.34</text:p>
          </table:table-cell>
          <table:table-cell table:formula="of:=IF([.A348]&lt;=[.$E$1];IF([.B348]&lt;5/40;100+(150-100)*SQRT([.C348]);500-(500-150)*SQRT([.C34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table:formula="of:=RAND()" office:value-type="float" office:value="0.268395874649286">
            <text:p>0.27</text:p>
          </table:table-cell>
          <table:table-cell table:formula="of:=RAND()" office:value-type="float" office:value="0.832347743213177">
            <text:p>0.83</text:p>
          </table:table-cell>
          <table:table-cell table:formula="of:=IF([.A349]&lt;=[.$E$1];IF([.B349]&lt;5/40;100+(150-100)*SQRT([.C349]);500-(500-150)*SQRT([.C34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table:formula="of:=RAND()" office:value-type="float" office:value="0.671029101125896">
            <text:p>0.67</text:p>
          </table:table-cell>
          <table:table-cell table:formula="of:=RAND()" office:value-type="float" office:value="0.733772839885205">
            <text:p>0.73</text:p>
          </table:table-cell>
          <table:table-cell table:formula="of:=IF([.A350]&lt;=[.$E$1];IF([.B350]&lt;5/40;100+(150-100)*SQRT([.C350]);500-(500-150)*SQRT([.C35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table:formula="of:=RAND()" office:value-type="float" office:value="0.0172146037220955">
            <text:p>0.02</text:p>
          </table:table-cell>
          <table:table-cell table:formula="of:=RAND()" office:value-type="float" office:value="0.997262109536678">
            <text:p>1</text:p>
          </table:table-cell>
          <table:table-cell table:formula="of:=IF([.A351]&lt;=[.$E$1];IF([.B351]&lt;5/40;100+(150-100)*SQRT([.C351]);500-(500-150)*SQRT([.C35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table:formula="of:=RAND()" office:value-type="float" office:value="0.658793905749917">
            <text:p>0.66</text:p>
          </table:table-cell>
          <table:table-cell table:formula="of:=RAND()" office:value-type="float" office:value="0.875311273615807">
            <text:p>0.88</text:p>
          </table:table-cell>
          <table:table-cell table:formula="of:=IF([.A352]&lt;=[.$E$1];IF([.B352]&lt;5/40;100+(150-100)*SQRT([.C352]);500-(500-150)*SQRT([.C35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table:formula="of:=RAND()" office:value-type="float" office:value="0.0219225073233247">
            <text:p>0.02</text:p>
          </table:table-cell>
          <table:table-cell table:formula="of:=RAND()" office:value-type="float" office:value="0.309999772813171">
            <text:p>0.31</text:p>
          </table:table-cell>
          <table:table-cell table:formula="of:=IF([.A353]&lt;=[.$E$1];IF([.B353]&lt;5/40;100+(150-100)*SQRT([.C353]);500-(500-150)*SQRT([.C35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table:formula="of:=RAND()" office:value-type="float" office:value="0.64278613217175">
            <text:p>0.64</text:p>
          </table:table-cell>
          <table:table-cell table:formula="of:=RAND()" office:value-type="float" office:value="0.890301664359868">
            <text:p>0.89</text:p>
          </table:table-cell>
          <table:table-cell table:formula="of:=IF([.A354]&lt;=[.$E$1];IF([.B354]&lt;5/40;100+(150-100)*SQRT([.C354]);500-(500-150)*SQRT([.C35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table:formula="of:=RAND()" office:value-type="float" office:value="0.495815179310739">
            <text:p>0.5</text:p>
          </table:table-cell>
          <table:table-cell table:formula="of:=RAND()" office:value-type="float" office:value="0.18689172854647">
            <text:p>0.19</text:p>
          </table:table-cell>
          <table:table-cell table:formula="of:=IF([.A355]&lt;=[.$E$1];IF([.B355]&lt;5/40;100+(150-100)*SQRT([.C355]);500-(500-150)*SQRT([.C35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table:formula="of:=RAND()" office:value-type="float" office:value="0.25768631696701">
            <text:p>0.26</text:p>
          </table:table-cell>
          <table:table-cell table:formula="of:=RAND()" office:value-type="float" office:value="0.902993156109005">
            <text:p>0.9</text:p>
          </table:table-cell>
          <table:table-cell table:formula="of:=IF([.A356]&lt;=[.$E$1];IF([.B356]&lt;5/40;100+(150-100)*SQRT([.C356]);500-(500-150)*SQRT([.C35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table:formula="of:=RAND()" office:value-type="float" office:value="0.654091827105731">
            <text:p>0.65</text:p>
          </table:table-cell>
          <table:table-cell table:formula="of:=RAND()" office:value-type="float" office:value="0.0512957493774593">
            <text:p>0.05</text:p>
          </table:table-cell>
          <table:table-cell table:formula="of:=IF([.A357]&lt;=[.$E$1];IF([.B357]&lt;5/40;100+(150-100)*SQRT([.C357]);500-(500-150)*SQRT([.C35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table:formula="of:=RAND()" office:value-type="float" office:value="0.071256987284869">
            <text:p>0.07</text:p>
          </table:table-cell>
          <table:table-cell table:formula="of:=RAND()" office:value-type="float" office:value="0.176785980351269">
            <text:p>0.18</text:p>
          </table:table-cell>
          <table:table-cell table:formula="of:=IF([.A358]&lt;=[.$E$1];IF([.B358]&lt;5/40;100+(150-100)*SQRT([.C358]);500-(500-150)*SQRT([.C35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table:formula="of:=RAND()" office:value-type="float" office:value="0.433619991410524">
            <text:p>0.43</text:p>
          </table:table-cell>
          <table:table-cell table:formula="of:=RAND()" office:value-type="float" office:value="0.626183101907373">
            <text:p>0.63</text:p>
          </table:table-cell>
          <table:table-cell table:formula="of:=IF([.A359]&lt;=[.$E$1];IF([.B359]&lt;5/40;100+(150-100)*SQRT([.C359]);500-(500-150)*SQRT([.C35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table:formula="of:=RAND()" office:value-type="float" office:value="0.667691702954471">
            <text:p>0.67</text:p>
          </table:table-cell>
          <table:table-cell table:formula="of:=RAND()" office:value-type="float" office:value="0.664489933289588">
            <text:p>0.66</text:p>
          </table:table-cell>
          <table:table-cell table:formula="of:=IF([.A360]&lt;=[.$E$1];IF([.B360]&lt;5/40;100+(150-100)*SQRT([.C360]);500-(500-150)*SQRT([.C36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table:formula="of:=RAND()" office:value-type="float" office:value="0.129361968487501">
            <text:p>0.13</text:p>
          </table:table-cell>
          <table:table-cell table:formula="of:=RAND()" office:value-type="float" office:value="0.723828319460154">
            <text:p>0.72</text:p>
          </table:table-cell>
          <table:table-cell table:formula="of:=IF([.A361]&lt;=[.$E$1];IF([.B361]&lt;5/40;100+(150-100)*SQRT([.C361]);500-(500-150)*SQRT([.C36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table:formula="of:=RAND()" office:value-type="float" office:value="0.0306679150089622">
            <text:p>0.03</text:p>
          </table:table-cell>
          <table:table-cell table:formula="of:=RAND()" office:value-type="float" office:value="0.23961924854666">
            <text:p>0.24</text:p>
          </table:table-cell>
          <table:table-cell table:formula="of:=IF([.A362]&lt;=[.$E$1];IF([.B362]&lt;5/40;100+(150-100)*SQRT([.C362]);500-(500-150)*SQRT([.C36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table:formula="of:=RAND()" office:value-type="float" office:value="0.735898474697024">
            <text:p>0.74</text:p>
          </table:table-cell>
          <table:table-cell table:formula="of:=RAND()" office:value-type="float" office:value="0.86026174062863">
            <text:p>0.86</text:p>
          </table:table-cell>
          <table:table-cell table:formula="of:=IF([.A363]&lt;=[.$E$1];IF([.B363]&lt;5/40;100+(150-100)*SQRT([.C363]);500-(500-150)*SQRT([.C36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table:formula="of:=RAND()" office:value-type="float" office:value="0.579079050105065">
            <text:p>0.58</text:p>
          </table:table-cell>
          <table:table-cell table:formula="of:=RAND()" office:value-type="float" office:value="0.0042943493463099">
            <text:p>0</text:p>
          </table:table-cell>
          <table:table-cell table:formula="of:=IF([.A364]&lt;=[.$E$1];IF([.B364]&lt;5/40;100+(150-100)*SQRT([.C364]);500-(500-150)*SQRT([.C36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table:formula="of:=RAND()" office:value-type="float" office:value="0.692609483841807">
            <text:p>0.69</text:p>
          </table:table-cell>
          <table:table-cell table:formula="of:=RAND()" office:value-type="float" office:value="0.250108151230961">
            <text:p>0.25</text:p>
          </table:table-cell>
          <table:table-cell table:formula="of:=IF([.A365]&lt;=[.$E$1];IF([.B365]&lt;5/40;100+(150-100)*SQRT([.C365]);500-(500-150)*SQRT([.C36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table:formula="of:=RAND()" office:value-type="float" office:value="0.738067189231515">
            <text:p>0.74</text:p>
          </table:table-cell>
          <table:table-cell table:formula="of:=RAND()" office:value-type="float" office:value="0.709824087563902">
            <text:p>0.71</text:p>
          </table:table-cell>
          <table:table-cell table:formula="of:=IF([.A366]&lt;=[.$E$1];IF([.B366]&lt;5/40;100+(150-100)*SQRT([.C366]);500-(500-150)*SQRT([.C36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table:formula="of:=RAND()" office:value-type="float" office:value="0.247370260767639">
            <text:p>0.25</text:p>
          </table:table-cell>
          <table:table-cell table:formula="of:=RAND()" office:value-type="float" office:value="0.396861095447093">
            <text:p>0.4</text:p>
          </table:table-cell>
          <table:table-cell table:formula="of:=IF([.A367]&lt;=[.$E$1];IF([.B367]&lt;5/40;100+(150-100)*SQRT([.C367]);500-(500-150)*SQRT([.C36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table:formula="of:=RAND()" office:value-type="float" office:value="0.585135361179709">
            <text:p>0.59</text:p>
          </table:table-cell>
          <table:table-cell table:formula="of:=RAND()" office:value-type="float" office:value="0.269292768090963">
            <text:p>0.27</text:p>
          </table:table-cell>
          <table:table-cell table:formula="of:=IF([.A368]&lt;=[.$E$1];IF([.B368]&lt;5/40;100+(150-100)*SQRT([.C368]);500-(500-150)*SQRT([.C36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table:formula="of:=RAND()" office:value-type="float" office:value="0.706860868260264">
            <text:p>0.71</text:p>
          </table:table-cell>
          <table:table-cell table:formula="of:=RAND()" office:value-type="float" office:value="0.227921493817121">
            <text:p>0.23</text:p>
          </table:table-cell>
          <table:table-cell table:formula="of:=IF([.A369]&lt;=[.$E$1];IF([.B369]&lt;5/40;100+(150-100)*SQRT([.C369]);500-(500-150)*SQRT([.C36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table:formula="of:=RAND()" office:value-type="float" office:value="0.159594432450831">
            <text:p>0.16</text:p>
          </table:table-cell>
          <table:table-cell table:formula="of:=RAND()" office:value-type="float" office:value="0.202676047571003">
            <text:p>0.2</text:p>
          </table:table-cell>
          <table:table-cell table:formula="of:=IF([.A370]&lt;=[.$E$1];IF([.B370]&lt;5/40;100+(150-100)*SQRT([.C370]);500-(500-150)*SQRT([.C37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table:formula="of:=RAND()" office:value-type="float" office:value="0.414813222363591">
            <text:p>0.41</text:p>
          </table:table-cell>
          <table:table-cell table:formula="of:=RAND()" office:value-type="float" office:value="0.417280749883503">
            <text:p>0.42</text:p>
          </table:table-cell>
          <table:table-cell table:formula="of:=IF([.A371]&lt;=[.$E$1];IF([.B371]&lt;5/40;100+(150-100)*SQRT([.C371]);500-(500-150)*SQRT([.C37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table:formula="of:=RAND()" office:value-type="float" office:value="0.105669203680009">
            <text:p>0.11</text:p>
          </table:table-cell>
          <table:table-cell table:formula="of:=RAND()" office:value-type="float" office:value="0.068905049469322">
            <text:p>0.07</text:p>
          </table:table-cell>
          <table:table-cell table:formula="of:=IF([.A372]&lt;=[.$E$1];IF([.B372]&lt;5/40;100+(150-100)*SQRT([.C372]);500-(500-150)*SQRT([.C37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table:formula="of:=RAND()" office:value-type="float" office:value="0.468576499260962">
            <text:p>0.47</text:p>
          </table:table-cell>
          <table:table-cell table:formula="of:=RAND()" office:value-type="float" office:value="0.176926190964878">
            <text:p>0.18</text:p>
          </table:table-cell>
          <table:table-cell table:formula="of:=IF([.A373]&lt;=[.$E$1];IF([.B373]&lt;5/40;100+(150-100)*SQRT([.C373]);500-(500-150)*SQRT([.C37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table:formula="of:=RAND()" office:value-type="float" office:value="0.245691030286252">
            <text:p>0.25</text:p>
          </table:table-cell>
          <table:table-cell table:formula="of:=RAND()" office:value-type="float" office:value="0.902196490671486">
            <text:p>0.9</text:p>
          </table:table-cell>
          <table:table-cell table:formula="of:=IF([.A374]&lt;=[.$E$1];IF([.B374]&lt;5/40;100+(150-100)*SQRT([.C374]);500-(500-150)*SQRT([.C37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table:formula="of:=RAND()" office:value-type="float" office:value="0.80310929287225">
            <text:p>0.8</text:p>
          </table:table-cell>
          <table:table-cell table:formula="of:=RAND()" office:value-type="float" office:value="0.913382733240724">
            <text:p>0.91</text:p>
          </table:table-cell>
          <table:table-cell table:formula="of:=IF([.A375]&lt;=[.$E$1];IF([.B375]&lt;5/40;100+(150-100)*SQRT([.C375]);500-(500-150)*SQRT([.C37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table:formula="of:=RAND()" office:value-type="float" office:value="0.566686423961073">
            <text:p>0.57</text:p>
          </table:table-cell>
          <table:table-cell table:formula="of:=RAND()" office:value-type="float" office:value="0.932471261359751">
            <text:p>0.93</text:p>
          </table:table-cell>
          <table:table-cell table:formula="of:=IF([.A376]&lt;=[.$E$1];IF([.B376]&lt;5/40;100+(150-100)*SQRT([.C376]);500-(500-150)*SQRT([.C37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table:formula="of:=RAND()" office:value-type="float" office:value="0.637211052700877">
            <text:p>0.64</text:p>
          </table:table-cell>
          <table:table-cell table:formula="of:=RAND()" office:value-type="float" office:value="0.597354338970035">
            <text:p>0.6</text:p>
          </table:table-cell>
          <table:table-cell table:formula="of:=IF([.A377]&lt;=[.$E$1];IF([.B377]&lt;5/40;100+(150-100)*SQRT([.C377]);500-(500-150)*SQRT([.C37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table:formula="of:=RAND()" office:value-type="float" office:value="0.172090509906411">
            <text:p>0.17</text:p>
          </table:table-cell>
          <table:table-cell table:formula="of:=RAND()" office:value-type="float" office:value="0.373109527397901">
            <text:p>0.37</text:p>
          </table:table-cell>
          <table:table-cell table:formula="of:=IF([.A378]&lt;=[.$E$1];IF([.B378]&lt;5/40;100+(150-100)*SQRT([.C378]);500-(500-150)*SQRT([.C37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table:formula="of:=RAND()" office:value-type="float" office:value="0.457616079598665">
            <text:p>0.46</text:p>
          </table:table-cell>
          <table:table-cell table:formula="of:=RAND()" office:value-type="float" office:value="0.751169560011476">
            <text:p>0.75</text:p>
          </table:table-cell>
          <table:table-cell table:formula="of:=IF([.A379]&lt;=[.$E$1];IF([.B379]&lt;5/40;100+(150-100)*SQRT([.C379]);500-(500-150)*SQRT([.C37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table:formula="of:=RAND()" office:value-type="float" office:value="0.377403877209872">
            <text:p>0.38</text:p>
          </table:table-cell>
          <table:table-cell table:formula="of:=RAND()" office:value-type="float" office:value="0.150225563906133">
            <text:p>0.15</text:p>
          </table:table-cell>
          <table:table-cell table:formula="of:=IF([.A380]&lt;=[.$E$1];IF([.B380]&lt;5/40;100+(150-100)*SQRT([.C380]);500-(500-150)*SQRT([.C38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table:formula="of:=RAND()" office:value-type="float" office:value="0.00127771124243736">
            <text:p>0</text:p>
          </table:table-cell>
          <table:table-cell table:formula="of:=RAND()" office:value-type="float" office:value="0.115471066441387">
            <text:p>0.12</text:p>
          </table:table-cell>
          <table:table-cell table:formula="of:=IF([.A381]&lt;=[.$E$1];IF([.B381]&lt;5/40;100+(150-100)*SQRT([.C381]);500-(500-150)*SQRT([.C38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table:formula="of:=RAND()" office:value-type="float" office:value="0.860049651470035">
            <text:p>0.86</text:p>
          </table:table-cell>
          <table:table-cell table:formula="of:=RAND()" office:value-type="float" office:value="0.248647972010076">
            <text:p>0.25</text:p>
          </table:table-cell>
          <table:table-cell table:formula="of:=IF([.A382]&lt;=[.$E$1];IF([.B382]&lt;5/40;100+(150-100)*SQRT([.C382]);500-(500-150)*SQRT([.C38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table:formula="of:=RAND()" office:value-type="float" office:value="0.51233216188848">
            <text:p>0.51</text:p>
          </table:table-cell>
          <table:table-cell table:formula="of:=RAND()" office:value-type="float" office:value="0.445185013115406">
            <text:p>0.45</text:p>
          </table:table-cell>
          <table:table-cell table:formula="of:=IF([.A383]&lt;=[.$E$1];IF([.B383]&lt;5/40;100+(150-100)*SQRT([.C383]);500-(500-150)*SQRT([.C38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table:formula="of:=RAND()" office:value-type="float" office:value="0.517940740566701">
            <text:p>0.52</text:p>
          </table:table-cell>
          <table:table-cell table:formula="of:=RAND()" office:value-type="float" office:value="0.219193030148745">
            <text:p>0.22</text:p>
          </table:table-cell>
          <table:table-cell table:formula="of:=IF([.A384]&lt;=[.$E$1];IF([.B384]&lt;5/40;100+(150-100)*SQRT([.C384]);500-(500-150)*SQRT([.C38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table:formula="of:=RAND()" office:value-type="float" office:value="0.673106506932527">
            <text:p>0.67</text:p>
          </table:table-cell>
          <table:table-cell table:formula="of:=RAND()" office:value-type="float" office:value="0.677535173017532">
            <text:p>0.68</text:p>
          </table:table-cell>
          <table:table-cell table:formula="of:=IF([.A385]&lt;=[.$E$1];IF([.B385]&lt;5/40;100+(150-100)*SQRT([.C385]);500-(500-150)*SQRT([.C38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table:formula="of:=RAND()" office:value-type="float" office:value="0.421869077719748">
            <text:p>0.42</text:p>
          </table:table-cell>
          <table:table-cell table:formula="of:=RAND()" office:value-type="float" office:value="0.087919729296118">
            <text:p>0.09</text:p>
          </table:table-cell>
          <table:table-cell table:formula="of:=IF([.A386]&lt;=[.$E$1];IF([.B386]&lt;5/40;100+(150-100)*SQRT([.C386]);500-(500-150)*SQRT([.C38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table:formula="of:=RAND()" office:value-type="float" office:value="0.0948159229010344">
            <text:p>0.09</text:p>
          </table:table-cell>
          <table:table-cell table:formula="of:=RAND()" office:value-type="float" office:value="0.527538281399757">
            <text:p>0.53</text:p>
          </table:table-cell>
          <table:table-cell table:formula="of:=IF([.A387]&lt;=[.$E$1];IF([.B387]&lt;5/40;100+(150-100)*SQRT([.C387]);500-(500-150)*SQRT([.C38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table:formula="of:=RAND()" office:value-type="float" office:value="0.15682477876544">
            <text:p>0.16</text:p>
          </table:table-cell>
          <table:table-cell table:formula="of:=RAND()" office:value-type="float" office:value="0.563392422161996">
            <text:p>0.56</text:p>
          </table:table-cell>
          <table:table-cell table:formula="of:=IF([.A388]&lt;=[.$E$1];IF([.B388]&lt;5/40;100+(150-100)*SQRT([.C388]);500-(500-150)*SQRT([.C38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table:formula="of:=RAND()" office:value-type="float" office:value="0.704464472364634">
            <text:p>0.7</text:p>
          </table:table-cell>
          <table:table-cell table:formula="of:=RAND()" office:value-type="float" office:value="0.402515809051693">
            <text:p>0.4</text:p>
          </table:table-cell>
          <table:table-cell table:formula="of:=IF([.A389]&lt;=[.$E$1];IF([.B389]&lt;5/40;100+(150-100)*SQRT([.C389]);500-(500-150)*SQRT([.C38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table:formula="of:=RAND()" office:value-type="float" office:value="0.465588913299143">
            <text:p>0.47</text:p>
          </table:table-cell>
          <table:table-cell table:formula="of:=RAND()" office:value-type="float" office:value="0.507573765702546">
            <text:p>0.51</text:p>
          </table:table-cell>
          <table:table-cell table:formula="of:=IF([.A390]&lt;=[.$E$1];IF([.B390]&lt;5/40;100+(150-100)*SQRT([.C390]);500-(500-150)*SQRT([.C39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table:formula="of:=RAND()" office:value-type="float" office:value="0.315898542758077">
            <text:p>0.32</text:p>
          </table:table-cell>
          <table:table-cell table:formula="of:=RAND()" office:value-type="float" office:value="0.0322753372602165">
            <text:p>0.03</text:p>
          </table:table-cell>
          <table:table-cell table:formula="of:=IF([.A391]&lt;=[.$E$1];IF([.B391]&lt;5/40;100+(150-100)*SQRT([.C391]);500-(500-150)*SQRT([.C39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table:formula="of:=RAND()" office:value-type="float" office:value="0.440045027062297">
            <text:p>0.44</text:p>
          </table:table-cell>
          <table:table-cell table:formula="of:=RAND()" office:value-type="float" office:value="0.953109595458955">
            <text:p>0.95</text:p>
          </table:table-cell>
          <table:table-cell table:formula="of:=IF([.A392]&lt;=[.$E$1];IF([.B392]&lt;5/40;100+(150-100)*SQRT([.C392]);500-(500-150)*SQRT([.C39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table:formula="of:=RAND()" office:value-type="float" office:value="0.629629676695913">
            <text:p>0.63</text:p>
          </table:table-cell>
          <table:table-cell table:formula="of:=RAND()" office:value-type="float" office:value="0.612135537434369">
            <text:p>0.61</text:p>
          </table:table-cell>
          <table:table-cell table:formula="of:=IF([.A393]&lt;=[.$E$1];IF([.B393]&lt;5/40;100+(150-100)*SQRT([.C393]);500-(500-150)*SQRT([.C39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table:formula="of:=RAND()" office:value-type="float" office:value="0.326219123322517">
            <text:p>0.33</text:p>
          </table:table-cell>
          <table:table-cell table:formula="of:=RAND()" office:value-type="float" office:value="0.0872457562945783">
            <text:p>0.09</text:p>
          </table:table-cell>
          <table:table-cell table:formula="of:=IF([.A394]&lt;=[.$E$1];IF([.B394]&lt;5/40;100+(150-100)*SQRT([.C394]);500-(500-150)*SQRT([.C39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table:formula="of:=RAND()" office:value-type="float" office:value="0.363305097445846">
            <text:p>0.36</text:p>
          </table:table-cell>
          <table:table-cell table:formula="of:=RAND()" office:value-type="float" office:value="0.703623000532389">
            <text:p>0.7</text:p>
          </table:table-cell>
          <table:table-cell table:formula="of:=IF([.A395]&lt;=[.$E$1];IF([.B395]&lt;5/40;100+(150-100)*SQRT([.C395]);500-(500-150)*SQRT([.C39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table:formula="of:=RAND()" office:value-type="float" office:value="0.237471320200711">
            <text:p>0.24</text:p>
          </table:table-cell>
          <table:table-cell table:formula="of:=RAND()" office:value-type="float" office:value="0.364582809153944">
            <text:p>0.36</text:p>
          </table:table-cell>
          <table:table-cell table:formula="of:=IF([.A396]&lt;=[.$E$1];IF([.B396]&lt;5/40;100+(150-100)*SQRT([.C396]);500-(500-150)*SQRT([.C39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table:formula="of:=RAND()" office:value-type="float" office:value="0.819094066973776">
            <text:p>0.82</text:p>
          </table:table-cell>
          <table:table-cell table:formula="of:=RAND()" office:value-type="float" office:value="0.0975209721364081">
            <text:p>0.1</text:p>
          </table:table-cell>
          <table:table-cell table:formula="of:=IF([.A397]&lt;=[.$E$1];IF([.B397]&lt;5/40;100+(150-100)*SQRT([.C397]);500-(500-150)*SQRT([.C39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table:formula="of:=RAND()" office:value-type="float" office:value="0.61323078116402">
            <text:p>0.61</text:p>
          </table:table-cell>
          <table:table-cell table:formula="of:=RAND()" office:value-type="float" office:value="0.331426229327917">
            <text:p>0.33</text:p>
          </table:table-cell>
          <table:table-cell table:formula="of:=IF([.A398]&lt;=[.$E$1];IF([.B398]&lt;5/40;100+(150-100)*SQRT([.C398]);500-(500-150)*SQRT([.C39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table:formula="of:=RAND()" office:value-type="float" office:value="0.542705985251814">
            <text:p>0.54</text:p>
          </table:table-cell>
          <table:table-cell table:formula="of:=RAND()" office:value-type="float" office:value="0.131171521730721">
            <text:p>0.13</text:p>
          </table:table-cell>
          <table:table-cell table:formula="of:=IF([.A399]&lt;=[.$E$1];IF([.B399]&lt;5/40;100+(150-100)*SQRT([.C399]);500-(500-150)*SQRT([.C39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table:formula="of:=RAND()" office:value-type="float" office:value="0.550619259476662">
            <text:p>0.55</text:p>
          </table:table-cell>
          <table:table-cell table:formula="of:=RAND()" office:value-type="float" office:value="0.215812492184341">
            <text:p>0.22</text:p>
          </table:table-cell>
          <table:table-cell table:formula="of:=IF([.A400]&lt;=[.$E$1];IF([.B400]&lt;5/40;100+(150-100)*SQRT([.C400]);500-(500-150)*SQRT([.C40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table:formula="of:=RAND()" office:value-type="float" office:value="0.808706695213914">
            <text:p>0.81</text:p>
          </table:table-cell>
          <table:table-cell table:formula="of:=RAND()" office:value-type="float" office:value="0.972488337662071">
            <text:p>0.97</text:p>
          </table:table-cell>
          <table:table-cell table:formula="of:=IF([.A401]&lt;=[.$E$1];IF([.B401]&lt;5/40;100+(150-100)*SQRT([.C401]);500-(500-150)*SQRT([.C40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table:formula="of:=RAND()" office:value-type="float" office:value="0.303732221480459">
            <text:p>0.3</text:p>
          </table:table-cell>
          <table:table-cell table:formula="of:=RAND()" office:value-type="float" office:value="0.903522618114948">
            <text:p>0.9</text:p>
          </table:table-cell>
          <table:table-cell table:formula="of:=IF([.A402]&lt;=[.$E$1];IF([.B402]&lt;5/40;100+(150-100)*SQRT([.C402]);500-(500-150)*SQRT([.C40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table:formula="of:=RAND()" office:value-type="float" office:value="0.500026619061828">
            <text:p>0.5</text:p>
          </table:table-cell>
          <table:table-cell table:formula="of:=RAND()" office:value-type="float" office:value="0.460557000245899">
            <text:p>0.46</text:p>
          </table:table-cell>
          <table:table-cell table:formula="of:=IF([.A403]&lt;=[.$E$1];IF([.B403]&lt;5/40;100+(150-100)*SQRT([.C403]);500-(500-150)*SQRT([.C40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table:formula="of:=RAND()" office:value-type="float" office:value="0.466915040742606">
            <text:p>0.47</text:p>
          </table:table-cell>
          <table:table-cell table:formula="of:=RAND()" office:value-type="float" office:value="0.204491091892123">
            <text:p>0.2</text:p>
          </table:table-cell>
          <table:table-cell table:formula="of:=IF([.A404]&lt;=[.$E$1];IF([.B404]&lt;5/40;100+(150-100)*SQRT([.C404]);500-(500-150)*SQRT([.C40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table:formula="of:=RAND()" office:value-type="float" office:value="0.863072809763253">
            <text:p>0.86</text:p>
          </table:table-cell>
          <table:table-cell table:formula="of:=RAND()" office:value-type="float" office:value="0.932503954041749">
            <text:p>0.93</text:p>
          </table:table-cell>
          <table:table-cell table:formula="of:=IF([.A405]&lt;=[.$E$1];IF([.B405]&lt;5/40;100+(150-100)*SQRT([.C405]);500-(500-150)*SQRT([.C40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table:formula="of:=RAND()" office:value-type="float" office:value="0.712064857594669">
            <text:p>0.71</text:p>
          </table:table-cell>
          <table:table-cell table:formula="of:=RAND()" office:value-type="float" office:value="0.17897135252133">
            <text:p>0.18</text:p>
          </table:table-cell>
          <table:table-cell table:formula="of:=IF([.A406]&lt;=[.$E$1];IF([.B406]&lt;5/40;100+(150-100)*SQRT([.C406]);500-(500-150)*SQRT([.C40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table:formula="of:=RAND()" office:value-type="float" office:value="0.964779291301966">
            <text:p>0.96</text:p>
          </table:table-cell>
          <table:table-cell table:formula="of:=RAND()" office:value-type="float" office:value="0.152109884656966">
            <text:p>0.15</text:p>
          </table:table-cell>
          <table:table-cell table:formula="of:=IF([.A407]&lt;=[.$E$1];IF([.B407]&lt;5/40;100+(150-100)*SQRT([.C407]);500-(500-150)*SQRT([.C40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table:formula="of:=RAND()" office:value-type="float" office:value="0.132080947980285">
            <text:p>0.13</text:p>
          </table:table-cell>
          <table:table-cell table:formula="of:=RAND()" office:value-type="float" office:value="0.594408967997879">
            <text:p>0.59</text:p>
          </table:table-cell>
          <table:table-cell table:formula="of:=IF([.A408]&lt;=[.$E$1];IF([.B408]&lt;5/40;100+(150-100)*SQRT([.C408]);500-(500-150)*SQRT([.C40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table:formula="of:=RAND()" office:value-type="float" office:value="0.764245422091335">
            <text:p>0.76</text:p>
          </table:table-cell>
          <table:table-cell table:formula="of:=RAND()" office:value-type="float" office:value="0.458300071302801">
            <text:p>0.46</text:p>
          </table:table-cell>
          <table:table-cell table:formula="of:=IF([.A409]&lt;=[.$E$1];IF([.B409]&lt;5/40;100+(150-100)*SQRT([.C409]);500-(500-150)*SQRT([.C40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table:formula="of:=RAND()" office:value-type="float" office:value="0.681654724758118">
            <text:p>0.68</text:p>
          </table:table-cell>
          <table:table-cell table:formula="of:=RAND()" office:value-type="float" office:value="0.127550520002842">
            <text:p>0.13</text:p>
          </table:table-cell>
          <table:table-cell table:formula="of:=IF([.A410]&lt;=[.$E$1];IF([.B410]&lt;5/40;100+(150-100)*SQRT([.C410]);500-(500-150)*SQRT([.C41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table:formula="of:=RAND()" office:value-type="float" office:value="0.16192307183519">
            <text:p>0.16</text:p>
          </table:table-cell>
          <table:table-cell table:formula="of:=RAND()" office:value-type="float" office:value="0.91912604495883">
            <text:p>0.92</text:p>
          </table:table-cell>
          <table:table-cell table:formula="of:=IF([.A411]&lt;=[.$E$1];IF([.B411]&lt;5/40;100+(150-100)*SQRT([.C411]);500-(500-150)*SQRT([.C41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table:formula="of:=RAND()" office:value-type="float" office:value="0.492133329156786">
            <text:p>0.49</text:p>
          </table:table-cell>
          <table:table-cell table:formula="of:=RAND()" office:value-type="float" office:value="0.981017139274627">
            <text:p>0.98</text:p>
          </table:table-cell>
          <table:table-cell table:formula="of:=IF([.A412]&lt;=[.$E$1];IF([.B412]&lt;5/40;100+(150-100)*SQRT([.C412]);500-(500-150)*SQRT([.C41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table:formula="of:=RAND()" office:value-type="float" office:value="0.016647017095238">
            <text:p>0.02</text:p>
          </table:table-cell>
          <table:table-cell table:formula="of:=RAND()" office:value-type="float" office:value="0.105364110320807">
            <text:p>0.11</text:p>
          </table:table-cell>
          <table:table-cell table:formula="of:=IF([.A413]&lt;=[.$E$1];IF([.B413]&lt;5/40;100+(150-100)*SQRT([.C413]);500-(500-150)*SQRT([.C41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table:formula="of:=RAND()" office:value-type="float" office:value="0.312443368602544">
            <text:p>0.31</text:p>
          </table:table-cell>
          <table:table-cell table:formula="of:=RAND()" office:value-type="float" office:value="0.559353002347052">
            <text:p>0.56</text:p>
          </table:table-cell>
          <table:table-cell table:formula="of:=IF([.A414]&lt;=[.$E$1];IF([.B414]&lt;5/40;100+(150-100)*SQRT([.C414]);500-(500-150)*SQRT([.C41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table:formula="of:=RAND()" office:value-type="float" office:value="0.236535632517189">
            <text:p>0.24</text:p>
          </table:table-cell>
          <table:table-cell table:formula="of:=RAND()" office:value-type="float" office:value="0.863062628079206">
            <text:p>0.86</text:p>
          </table:table-cell>
          <table:table-cell table:formula="of:=IF([.A415]&lt;=[.$E$1];IF([.B415]&lt;5/40;100+(150-100)*SQRT([.C415]);500-(500-150)*SQRT([.C41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table:formula="of:=RAND()" office:value-type="float" office:value="0.775165494531393">
            <text:p>0.78</text:p>
          </table:table-cell>
          <table:table-cell table:formula="of:=RAND()" office:value-type="float" office:value="0.0452423277311027">
            <text:p>0.05</text:p>
          </table:table-cell>
          <table:table-cell table:formula="of:=IF([.A416]&lt;=[.$E$1];IF([.B416]&lt;5/40;100+(150-100)*SQRT([.C416]);500-(500-150)*SQRT([.C41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table:formula="of:=RAND()" office:value-type="float" office:value="0.835550965741277">
            <text:p>0.84</text:p>
          </table:table-cell>
          <table:table-cell table:formula="of:=RAND()" office:value-type="float" office:value="0.078897716011852">
            <text:p>0.08</text:p>
          </table:table-cell>
          <table:table-cell table:formula="of:=IF([.A417]&lt;=[.$E$1];IF([.B417]&lt;5/40;100+(150-100)*SQRT([.C417]);500-(500-150)*SQRT([.C41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table:formula="of:=RAND()" office:value-type="float" office:value="0.948764945846051">
            <text:p>0.95</text:p>
          </table:table-cell>
          <table:table-cell table:formula="of:=RAND()" office:value-type="float" office:value="0.335577585268766">
            <text:p>0.34</text:p>
          </table:table-cell>
          <table:table-cell table:formula="of:=IF([.A418]&lt;=[.$E$1];IF([.B418]&lt;5/40;100+(150-100)*SQRT([.C418]);500-(500-150)*SQRT([.C41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table:formula="of:=RAND()" office:value-type="float" office:value="0.539454716723412">
            <text:p>0.54</text:p>
          </table:table-cell>
          <table:table-cell table:formula="of:=RAND()" office:value-type="float" office:value="0.415679986588657">
            <text:p>0.42</text:p>
          </table:table-cell>
          <table:table-cell table:formula="of:=IF([.A419]&lt;=[.$E$1];IF([.B419]&lt;5/40;100+(150-100)*SQRT([.C419]);500-(500-150)*SQRT([.C41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table:formula="of:=RAND()" office:value-type="float" office:value="0.540068677160889">
            <text:p>0.54</text:p>
          </table:table-cell>
          <table:table-cell table:formula="of:=RAND()" office:value-type="float" office:value="0.402527526486665">
            <text:p>0.4</text:p>
          </table:table-cell>
          <table:table-cell table:formula="of:=IF([.A420]&lt;=[.$E$1];IF([.B420]&lt;5/40;100+(150-100)*SQRT([.C420]);500-(500-150)*SQRT([.C42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table:formula="of:=RAND()" office:value-type="float" office:value="0.348183940630406">
            <text:p>0.35</text:p>
          </table:table-cell>
          <table:table-cell table:formula="of:=RAND()" office:value-type="float" office:value="0.252133534755558">
            <text:p>0.25</text:p>
          </table:table-cell>
          <table:table-cell table:formula="of:=IF([.A421]&lt;=[.$E$1];IF([.B421]&lt;5/40;100+(150-100)*SQRT([.C421]);500-(500-150)*SQRT([.C42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table:formula="of:=RAND()" office:value-type="float" office:value="0.581498879007995">
            <text:p>0.58</text:p>
          </table:table-cell>
          <table:table-cell table:formula="of:=RAND()" office:value-type="float" office:value="0.312963232398033">
            <text:p>0.31</text:p>
          </table:table-cell>
          <table:table-cell table:formula="of:=IF([.A422]&lt;=[.$E$1];IF([.B422]&lt;5/40;100+(150-100)*SQRT([.C422]);500-(500-150)*SQRT([.C42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table:formula="of:=RAND()" office:value-type="float" office:value="0.404243419412524">
            <text:p>0.4</text:p>
          </table:table-cell>
          <table:table-cell table:formula="of:=RAND()" office:value-type="float" office:value="0.71357982698828">
            <text:p>0.71</text:p>
          </table:table-cell>
          <table:table-cell table:formula="of:=IF([.A423]&lt;=[.$E$1];IF([.B423]&lt;5/40;100+(150-100)*SQRT([.C423]);500-(500-150)*SQRT([.C42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table:formula="of:=RAND()" office:value-type="float" office:value="0.907372200395912">
            <text:p>0.91</text:p>
          </table:table-cell>
          <table:table-cell table:formula="of:=RAND()" office:value-type="float" office:value="0.16848884196952">
            <text:p>0.17</text:p>
          </table:table-cell>
          <table:table-cell table:formula="of:=IF([.A424]&lt;=[.$E$1];IF([.B424]&lt;5/40;100+(150-100)*SQRT([.C424]);500-(500-150)*SQRT([.C42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table:formula="of:=RAND()" office:value-type="float" office:value="0.171879898756742">
            <text:p>0.17</text:p>
          </table:table-cell>
          <table:table-cell table:formula="of:=RAND()" office:value-type="float" office:value="0.58902692515403">
            <text:p>0.59</text:p>
          </table:table-cell>
          <table:table-cell table:formula="of:=IF([.A425]&lt;=[.$E$1];IF([.B425]&lt;5/40;100+(150-100)*SQRT([.C425]);500-(500-150)*SQRT([.C42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table:formula="of:=RAND()" office:value-type="float" office:value="0.296039361972362">
            <text:p>0.3</text:p>
          </table:table-cell>
          <table:table-cell table:formula="of:=RAND()" office:value-type="float" office:value="0.333802970591933">
            <text:p>0.33</text:p>
          </table:table-cell>
          <table:table-cell table:formula="of:=IF([.A426]&lt;=[.$E$1];IF([.B426]&lt;5/40;100+(150-100)*SQRT([.C426]);500-(500-150)*SQRT([.C42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table:formula="of:=RAND()" office:value-type="float" office:value="0.508152970578522">
            <text:p>0.51</text:p>
          </table:table-cell>
          <table:table-cell table:formula="of:=RAND()" office:value-type="float" office:value="0.788172691129148">
            <text:p>0.79</text:p>
          </table:table-cell>
          <table:table-cell table:formula="of:=IF([.A427]&lt;=[.$E$1];IF([.B427]&lt;5/40;100+(150-100)*SQRT([.C427]);500-(500-150)*SQRT([.C42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table:formula="of:=RAND()" office:value-type="float" office:value="0.314820109866559">
            <text:p>0.31</text:p>
          </table:table-cell>
          <table:table-cell table:formula="of:=RAND()" office:value-type="float" office:value="0.524799987673759">
            <text:p>0.52</text:p>
          </table:table-cell>
          <table:table-cell table:formula="of:=IF([.A428]&lt;=[.$E$1];IF([.B428]&lt;5/40;100+(150-100)*SQRT([.C428]);500-(500-150)*SQRT([.C42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table:formula="of:=RAND()" office:value-type="float" office:value="0.893536801449955">
            <text:p>0.89</text:p>
          </table:table-cell>
          <table:table-cell table:formula="of:=RAND()" office:value-type="float" office:value="0.627263478469104">
            <text:p>0.63</text:p>
          </table:table-cell>
          <table:table-cell table:formula="of:=IF([.A429]&lt;=[.$E$1];IF([.B429]&lt;5/40;100+(150-100)*SQRT([.C429]);500-(500-150)*SQRT([.C42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table:formula="of:=RAND()" office:value-type="float" office:value="0.0841529904864728">
            <text:p>0.08</text:p>
          </table:table-cell>
          <table:table-cell table:formula="of:=RAND()" office:value-type="float" office:value="0.130072433967143">
            <text:p>0.13</text:p>
          </table:table-cell>
          <table:table-cell table:formula="of:=IF([.A430]&lt;=[.$E$1];IF([.B430]&lt;5/40;100+(150-100)*SQRT([.C430]);500-(500-150)*SQRT([.C43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table:formula="of:=RAND()" office:value-type="float" office:value="0.490326107013971">
            <text:p>0.49</text:p>
          </table:table-cell>
          <table:table-cell table:formula="of:=RAND()" office:value-type="float" office:value="0.859318485017866">
            <text:p>0.86</text:p>
          </table:table-cell>
          <table:table-cell table:formula="of:=IF([.A431]&lt;=[.$E$1];IF([.B431]&lt;5/40;100+(150-100)*SQRT([.C431]);500-(500-150)*SQRT([.C43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table:formula="of:=RAND()" office:value-type="float" office:value="0.175314761698246">
            <text:p>0.18</text:p>
          </table:table-cell>
          <table:table-cell table:formula="of:=RAND()" office:value-type="float" office:value="0.325877072755247">
            <text:p>0.33</text:p>
          </table:table-cell>
          <table:table-cell table:formula="of:=IF([.A432]&lt;=[.$E$1];IF([.B432]&lt;5/40;100+(150-100)*SQRT([.C432]);500-(500-150)*SQRT([.C43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table:formula="of:=RAND()" office:value-type="float" office:value="0.938216201495379">
            <text:p>0.94</text:p>
          </table:table-cell>
          <table:table-cell table:formula="of:=RAND()" office:value-type="float" office:value="0.124079708009958">
            <text:p>0.12</text:p>
          </table:table-cell>
          <table:table-cell table:formula="of:=IF([.A433]&lt;=[.$E$1];IF([.B433]&lt;5/40;100+(150-100)*SQRT([.C433]);500-(500-150)*SQRT([.C43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table:formula="of:=RAND()" office:value-type="float" office:value="0.661454658024013">
            <text:p>0.66</text:p>
          </table:table-cell>
          <table:table-cell table:formula="of:=RAND()" office:value-type="float" office:value="0.477670918218792">
            <text:p>0.48</text:p>
          </table:table-cell>
          <table:table-cell table:formula="of:=IF([.A434]&lt;=[.$E$1];IF([.B434]&lt;5/40;100+(150-100)*SQRT([.C434]);500-(500-150)*SQRT([.C43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table:formula="of:=RAND()" office:value-type="float" office:value="0.539759694598615">
            <text:p>0.54</text:p>
          </table:table-cell>
          <table:table-cell table:formula="of:=RAND()" office:value-type="float" office:value="0.201523335184902">
            <text:p>0.2</text:p>
          </table:table-cell>
          <table:table-cell table:formula="of:=IF([.A435]&lt;=[.$E$1];IF([.B435]&lt;5/40;100+(150-100)*SQRT([.C435]);500-(500-150)*SQRT([.C43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table:formula="of:=RAND()" office:value-type="float" office:value="0.880198444705457">
            <text:p>0.88</text:p>
          </table:table-cell>
          <table:table-cell table:formula="of:=RAND()" office:value-type="float" office:value="0.887943635694683">
            <text:p>0.89</text:p>
          </table:table-cell>
          <table:table-cell table:formula="of:=IF([.A436]&lt;=[.$E$1];IF([.B436]&lt;5/40;100+(150-100)*SQRT([.C436]);500-(500-150)*SQRT([.C43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table:formula="of:=RAND()" office:value-type="float" office:value="0.45365686994046">
            <text:p>0.45</text:p>
          </table:table-cell>
          <table:table-cell table:formula="of:=RAND()" office:value-type="float" office:value="0.461697323713452">
            <text:p>0.46</text:p>
          </table:table-cell>
          <table:table-cell table:formula="of:=IF([.A437]&lt;=[.$E$1];IF([.B437]&lt;5/40;100+(150-100)*SQRT([.C437]);500-(500-150)*SQRT([.C43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table:formula="of:=RAND()" office:value-type="float" office:value="0.200906868092716">
            <text:p>0.2</text:p>
          </table:table-cell>
          <table:table-cell table:formula="of:=RAND()" office:value-type="float" office:value="0.857900289818645">
            <text:p>0.86</text:p>
          </table:table-cell>
          <table:table-cell table:formula="of:=IF([.A438]&lt;=[.$E$1];IF([.B438]&lt;5/40;100+(150-100)*SQRT([.C438]);500-(500-150)*SQRT([.C43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table:formula="of:=RAND()" office:value-type="float" office:value="0.175277150701731">
            <text:p>0.18</text:p>
          </table:table-cell>
          <table:table-cell table:formula="of:=RAND()" office:value-type="float" office:value="0.108279068488628">
            <text:p>0.11</text:p>
          </table:table-cell>
          <table:table-cell table:formula="of:=IF([.A439]&lt;=[.$E$1];IF([.B439]&lt;5/40;100+(150-100)*SQRT([.C439]);500-(500-150)*SQRT([.C43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table:formula="of:=RAND()" office:value-type="float" office:value="0.0263891317881644">
            <text:p>0.03</text:p>
          </table:table-cell>
          <table:table-cell table:formula="of:=RAND()" office:value-type="float" office:value="0.347157049458474">
            <text:p>0.35</text:p>
          </table:table-cell>
          <table:table-cell table:formula="of:=IF([.A440]&lt;=[.$E$1];IF([.B440]&lt;5/40;100+(150-100)*SQRT([.C440]);500-(500-150)*SQRT([.C44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table:formula="of:=RAND()" office:value-type="float" office:value="0.697305994108319">
            <text:p>0.7</text:p>
          </table:table-cell>
          <table:table-cell table:formula="of:=RAND()" office:value-type="float" office:value="0.322428493760526">
            <text:p>0.32</text:p>
          </table:table-cell>
          <table:table-cell table:formula="of:=IF([.A441]&lt;=[.$E$1];IF([.B441]&lt;5/40;100+(150-100)*SQRT([.C441]);500-(500-150)*SQRT([.C44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table:formula="of:=RAND()" office:value-type="float" office:value="0.680960020516068">
            <text:p>0.68</text:p>
          </table:table-cell>
          <table:table-cell table:formula="of:=RAND()" office:value-type="float" office:value="0.205458964686841">
            <text:p>0.21</text:p>
          </table:table-cell>
          <table:table-cell table:formula="of:=IF([.A442]&lt;=[.$E$1];IF([.B442]&lt;5/40;100+(150-100)*SQRT([.C442]);500-(500-150)*SQRT([.C44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table:formula="of:=RAND()" office:value-type="float" office:value="0.110601184889674">
            <text:p>0.11</text:p>
          </table:table-cell>
          <table:table-cell table:formula="of:=RAND()" office:value-type="float" office:value="0.995780130382627">
            <text:p>1</text:p>
          </table:table-cell>
          <table:table-cell table:formula="of:=IF([.A443]&lt;=[.$E$1];IF([.B443]&lt;5/40;100+(150-100)*SQRT([.C443]);500-(500-150)*SQRT([.C44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table:formula="of:=RAND()" office:value-type="float" office:value="0.7302589523606">
            <text:p>0.73</text:p>
          </table:table-cell>
          <table:table-cell table:formula="of:=RAND()" office:value-type="float" office:value="0.0041379863396287">
            <text:p>0</text:p>
          </table:table-cell>
          <table:table-cell table:formula="of:=IF([.A444]&lt;=[.$E$1];IF([.B444]&lt;5/40;100+(150-100)*SQRT([.C444]);500-(500-150)*SQRT([.C44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table:formula="of:=RAND()" office:value-type="float" office:value="0.623043609317392">
            <text:p>0.62</text:p>
          </table:table-cell>
          <table:table-cell table:formula="of:=RAND()" office:value-type="float" office:value="0.814411942847073">
            <text:p>0.81</text:p>
          </table:table-cell>
          <table:table-cell table:formula="of:=IF([.A445]&lt;=[.$E$1];IF([.B445]&lt;5/40;100+(150-100)*SQRT([.C445]);500-(500-150)*SQRT([.C44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table:formula="of:=RAND()" office:value-type="float" office:value="0.134210420772433">
            <text:p>0.13</text:p>
          </table:table-cell>
          <table:table-cell table:formula="of:=RAND()" office:value-type="float" office:value="0.113369716331363">
            <text:p>0.11</text:p>
          </table:table-cell>
          <table:table-cell table:formula="of:=IF([.A446]&lt;=[.$E$1];IF([.B446]&lt;5/40;100+(150-100)*SQRT([.C446]);500-(500-150)*SQRT([.C44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table:formula="of:=RAND()" office:value-type="float" office:value="0.6737304283306">
            <text:p>0.67</text:p>
          </table:table-cell>
          <table:table-cell table:formula="of:=RAND()" office:value-type="float" office:value="0.309525182470679">
            <text:p>0.31</text:p>
          </table:table-cell>
          <table:table-cell table:formula="of:=IF([.A447]&lt;=[.$E$1];IF([.B447]&lt;5/40;100+(150-100)*SQRT([.C447]);500-(500-150)*SQRT([.C44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table:formula="of:=RAND()" office:value-type="float" office:value="0.43924678908661">
            <text:p>0.44</text:p>
          </table:table-cell>
          <table:table-cell table:formula="of:=RAND()" office:value-type="float" office:value="0.61194662982598">
            <text:p>0.61</text:p>
          </table:table-cell>
          <table:table-cell table:formula="of:=IF([.A448]&lt;=[.$E$1];IF([.B448]&lt;5/40;100+(150-100)*SQRT([.C448]);500-(500-150)*SQRT([.C44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table:formula="of:=RAND()" office:value-type="float" office:value="0.433604890480638">
            <text:p>0.43</text:p>
          </table:table-cell>
          <table:table-cell table:formula="of:=RAND()" office:value-type="float" office:value="0.100701447576284">
            <text:p>0.1</text:p>
          </table:table-cell>
          <table:table-cell table:formula="of:=IF([.A449]&lt;=[.$E$1];IF([.B449]&lt;5/40;100+(150-100)*SQRT([.C449]);500-(500-150)*SQRT([.C44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table:formula="of:=RAND()" office:value-type="float" office:value="0.089617548044771">
            <text:p>0.09</text:p>
          </table:table-cell>
          <table:table-cell table:formula="of:=RAND()" office:value-type="float" office:value="0.973364585544914">
            <text:p>0.97</text:p>
          </table:table-cell>
          <table:table-cell table:formula="of:=IF([.A450]&lt;=[.$E$1];IF([.B450]&lt;5/40;100+(150-100)*SQRT([.C450]);500-(500-150)*SQRT([.C45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table:formula="of:=RAND()" office:value-type="float" office:value="0.302224782761186">
            <text:p>0.3</text:p>
          </table:table-cell>
          <table:table-cell table:formula="of:=RAND()" office:value-type="float" office:value="0.969815992750227">
            <text:p>0.97</text:p>
          </table:table-cell>
          <table:table-cell table:formula="of:=IF([.A451]&lt;=[.$E$1];IF([.B451]&lt;5/40;100+(150-100)*SQRT([.C451]);500-(500-150)*SQRT([.C45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table:formula="of:=RAND()" office:value-type="float" office:value="0.861308221239597">
            <text:p>0.86</text:p>
          </table:table-cell>
          <table:table-cell table:formula="of:=RAND()" office:value-type="float" office:value="0.755881653167307">
            <text:p>0.76</text:p>
          </table:table-cell>
          <table:table-cell table:formula="of:=IF([.A452]&lt;=[.$E$1];IF([.B452]&lt;5/40;100+(150-100)*SQRT([.C452]);500-(500-150)*SQRT([.C45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table:formula="of:=RAND()" office:value-type="float" office:value="0.431513316463679">
            <text:p>0.43</text:p>
          </table:table-cell>
          <table:table-cell table:formula="of:=RAND()" office:value-type="float" office:value="0.0622150893323123">
            <text:p>0.06</text:p>
          </table:table-cell>
          <table:table-cell table:formula="of:=IF([.A453]&lt;=[.$E$1];IF([.B453]&lt;5/40;100+(150-100)*SQRT([.C453]);500-(500-150)*SQRT([.C45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table:formula="of:=RAND()" office:value-type="float" office:value="0.613781942985952">
            <text:p>0.61</text:p>
          </table:table-cell>
          <table:table-cell table:formula="of:=RAND()" office:value-type="float" office:value="0.606790467165411">
            <text:p>0.61</text:p>
          </table:table-cell>
          <table:table-cell table:formula="of:=IF([.A454]&lt;=[.$E$1];IF([.B454]&lt;5/40;100+(150-100)*SQRT([.C454]);500-(500-150)*SQRT([.C45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table:formula="of:=RAND()" office:value-type="float" office:value="0.17049415782094">
            <text:p>0.17</text:p>
          </table:table-cell>
          <table:table-cell table:formula="of:=RAND()" office:value-type="float" office:value="0.640171074774116">
            <text:p>0.64</text:p>
          </table:table-cell>
          <table:table-cell table:formula="of:=IF([.A455]&lt;=[.$E$1];IF([.B455]&lt;5/40;100+(150-100)*SQRT([.C455]);500-(500-150)*SQRT([.C45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table:formula="of:=RAND()" office:value-type="float" office:value="0.953947517089546">
            <text:p>0.95</text:p>
          </table:table-cell>
          <table:table-cell table:formula="of:=RAND()" office:value-type="float" office:value="0.867800151929259">
            <text:p>0.87</text:p>
          </table:table-cell>
          <table:table-cell table:formula="of:=IF([.A456]&lt;=[.$E$1];IF([.B456]&lt;5/40;100+(150-100)*SQRT([.C456]);500-(500-150)*SQRT([.C45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table:formula="of:=RAND()" office:value-type="float" office:value="0.962599568534642">
            <text:p>0.96</text:p>
          </table:table-cell>
          <table:table-cell table:formula="of:=RAND()" office:value-type="float" office:value="0.634907537605614">
            <text:p>0.63</text:p>
          </table:table-cell>
          <table:table-cell table:formula="of:=IF([.A457]&lt;=[.$E$1];IF([.B457]&lt;5/40;100+(150-100)*SQRT([.C457]);500-(500-150)*SQRT([.C45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table:formula="of:=RAND()" office:value-type="float" office:value="0.0732591166161001">
            <text:p>0.07</text:p>
          </table:table-cell>
          <table:table-cell table:formula="of:=RAND()" office:value-type="float" office:value="0.0732007534243166">
            <text:p>0.07</text:p>
          </table:table-cell>
          <table:table-cell table:formula="of:=IF([.A458]&lt;=[.$E$1];IF([.B458]&lt;5/40;100+(150-100)*SQRT([.C458]);500-(500-150)*SQRT([.C45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table:formula="of:=RAND()" office:value-type="float" office:value="0.630687667988241">
            <text:p>0.63</text:p>
          </table:table-cell>
          <table:table-cell table:formula="of:=RAND()" office:value-type="float" office:value="0.803518069442362">
            <text:p>0.8</text:p>
          </table:table-cell>
          <table:table-cell table:formula="of:=IF([.A459]&lt;=[.$E$1];IF([.B459]&lt;5/40;100+(150-100)*SQRT([.C459]);500-(500-150)*SQRT([.C45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table:formula="of:=RAND()" office:value-type="float" office:value="0.0773387397639453">
            <text:p>0.08</text:p>
          </table:table-cell>
          <table:table-cell table:formula="of:=RAND()" office:value-type="float" office:value="0.253731277305633">
            <text:p>0.25</text:p>
          </table:table-cell>
          <table:table-cell table:formula="of:=IF([.A460]&lt;=[.$E$1];IF([.B460]&lt;5/40;100+(150-100)*SQRT([.C460]);500-(500-150)*SQRT([.C46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table:formula="of:=RAND()" office:value-type="float" office:value="0.617930012289435">
            <text:p>0.62</text:p>
          </table:table-cell>
          <table:table-cell table:formula="of:=RAND()" office:value-type="float" office:value="0.211549160536379">
            <text:p>0.21</text:p>
          </table:table-cell>
          <table:table-cell table:formula="of:=IF([.A461]&lt;=[.$E$1];IF([.B461]&lt;5/40;100+(150-100)*SQRT([.C461]);500-(500-150)*SQRT([.C46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table:formula="of:=RAND()" office:value-type="float" office:value="0.367100993636996">
            <text:p>0.37</text:p>
          </table:table-cell>
          <table:table-cell table:formula="of:=RAND()" office:value-type="float" office:value="0.291660440620035">
            <text:p>0.29</text:p>
          </table:table-cell>
          <table:table-cell table:formula="of:=IF([.A462]&lt;=[.$E$1];IF([.B462]&lt;5/40;100+(150-100)*SQRT([.C462]);500-(500-150)*SQRT([.C46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table:formula="of:=RAND()" office:value-type="float" office:value="0.521074343472719">
            <text:p>0.52</text:p>
          </table:table-cell>
          <table:table-cell table:formula="of:=RAND()" office:value-type="float" office:value="0.806347783189267">
            <text:p>0.81</text:p>
          </table:table-cell>
          <table:table-cell table:formula="of:=IF([.A463]&lt;=[.$E$1];IF([.B463]&lt;5/40;100+(150-100)*SQRT([.C463]);500-(500-150)*SQRT([.C46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table:formula="of:=RAND()" office:value-type="float" office:value="0.903607070446014">
            <text:p>0.9</text:p>
          </table:table-cell>
          <table:table-cell table:formula="of:=RAND()" office:value-type="float" office:value="0.954679233953357">
            <text:p>0.95</text:p>
          </table:table-cell>
          <table:table-cell table:formula="of:=IF([.A464]&lt;=[.$E$1];IF([.B464]&lt;5/40;100+(150-100)*SQRT([.C464]);500-(500-150)*SQRT([.C46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table:formula="of:=RAND()" office:value-type="float" office:value="0.907049230765551">
            <text:p>0.91</text:p>
          </table:table-cell>
          <table:table-cell table:formula="of:=RAND()" office:value-type="float" office:value="0.993224618490785">
            <text:p>0.99</text:p>
          </table:table-cell>
          <table:table-cell table:formula="of:=IF([.A465]&lt;=[.$E$1];IF([.B465]&lt;5/40;100+(150-100)*SQRT([.C465]);500-(500-150)*SQRT([.C46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table:formula="of:=RAND()" office:value-type="float" office:value="0.928043819498271">
            <text:p>0.93</text:p>
          </table:table-cell>
          <table:table-cell table:formula="of:=RAND()" office:value-type="float" office:value="0.209274013526738">
            <text:p>0.21</text:p>
          </table:table-cell>
          <table:table-cell table:formula="of:=IF([.A466]&lt;=[.$E$1];IF([.B466]&lt;5/40;100+(150-100)*SQRT([.C466]);500-(500-150)*SQRT([.C46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table:formula="of:=RAND()" office:value-type="float" office:value="0.963040611241013">
            <text:p>0.96</text:p>
          </table:table-cell>
          <table:table-cell table:formula="of:=RAND()" office:value-type="float" office:value="0.789352040737867">
            <text:p>0.79</text:p>
          </table:table-cell>
          <table:table-cell table:formula="of:=IF([.A467]&lt;=[.$E$1];IF([.B467]&lt;5/40;100+(150-100)*SQRT([.C467]);500-(500-150)*SQRT([.C46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table:formula="of:=RAND()" office:value-type="float" office:value="0.965155666694045">
            <text:p>0.97</text:p>
          </table:table-cell>
          <table:table-cell table:formula="of:=RAND()" office:value-type="float" office:value="0.394553927704692">
            <text:p>0.39</text:p>
          </table:table-cell>
          <table:table-cell table:formula="of:=IF([.A468]&lt;=[.$E$1];IF([.B468]&lt;5/40;100+(150-100)*SQRT([.C468]);500-(500-150)*SQRT([.C46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table:formula="of:=RAND()" office:value-type="float" office:value="0.85156713007018">
            <text:p>0.85</text:p>
          </table:table-cell>
          <table:table-cell table:formula="of:=RAND()" office:value-type="float" office:value="0.578937609679997">
            <text:p>0.58</text:p>
          </table:table-cell>
          <table:table-cell table:formula="of:=IF([.A469]&lt;=[.$E$1];IF([.B469]&lt;5/40;100+(150-100)*SQRT([.C469]);500-(500-150)*SQRT([.C46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table:formula="of:=RAND()" office:value-type="float" office:value="0.00134439533576369">
            <text:p>0</text:p>
          </table:table-cell>
          <table:table-cell table:formula="of:=RAND()" office:value-type="float" office:value="0.022061288356781">
            <text:p>0.02</text:p>
          </table:table-cell>
          <table:table-cell table:formula="of:=IF([.A470]&lt;=[.$E$1];IF([.B470]&lt;5/40;100+(150-100)*SQRT([.C470]);500-(500-150)*SQRT([.C47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table:formula="of:=RAND()" office:value-type="float" office:value="0.219108684454113">
            <text:p>0.22</text:p>
          </table:table-cell>
          <table:table-cell table:formula="of:=RAND()" office:value-type="float" office:value="0.955291912425309">
            <text:p>0.96</text:p>
          </table:table-cell>
          <table:table-cell table:formula="of:=IF([.A471]&lt;=[.$E$1];IF([.B471]&lt;5/40;100+(150-100)*SQRT([.C471]);500-(500-150)*SQRT([.C47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table:formula="of:=RAND()" office:value-type="float" office:value="0.88986144028604">
            <text:p>0.89</text:p>
          </table:table-cell>
          <table:table-cell table:formula="of:=RAND()" office:value-type="float" office:value="0.181708252988756">
            <text:p>0.18</text:p>
          </table:table-cell>
          <table:table-cell table:formula="of:=IF([.A472]&lt;=[.$E$1];IF([.B472]&lt;5/40;100+(150-100)*SQRT([.C472]);500-(500-150)*SQRT([.C47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table:formula="of:=RAND()" office:value-type="float" office:value="0.590199450030923">
            <text:p>0.59</text:p>
          </table:table-cell>
          <table:table-cell table:formula="of:=RAND()" office:value-type="float" office:value="0.963120557367802">
            <text:p>0.96</text:p>
          </table:table-cell>
          <table:table-cell table:formula="of:=IF([.A473]&lt;=[.$E$1];IF([.B473]&lt;5/40;100+(150-100)*SQRT([.C473]);500-(500-150)*SQRT([.C47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table:formula="of:=RAND()" office:value-type="float" office:value="0.254909006413072">
            <text:p>0.25</text:p>
          </table:table-cell>
          <table:table-cell table:formula="of:=RAND()" office:value-type="float" office:value="0.220887118019164">
            <text:p>0.22</text:p>
          </table:table-cell>
          <table:table-cell table:formula="of:=IF([.A474]&lt;=[.$E$1];IF([.B474]&lt;5/40;100+(150-100)*SQRT([.C474]);500-(500-150)*SQRT([.C47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table:formula="of:=RAND()" office:value-type="float" office:value="0.766638626810163">
            <text:p>0.77</text:p>
          </table:table-cell>
          <table:table-cell table:formula="of:=RAND()" office:value-type="float" office:value="0.332247746642679">
            <text:p>0.33</text:p>
          </table:table-cell>
          <table:table-cell table:formula="of:=IF([.A475]&lt;=[.$E$1];IF([.B475]&lt;5/40;100+(150-100)*SQRT([.C475]);500-(500-150)*SQRT([.C47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table:formula="of:=RAND()" office:value-type="float" office:value="0.474618395790458">
            <text:p>0.47</text:p>
          </table:table-cell>
          <table:table-cell table:formula="of:=RAND()" office:value-type="float" office:value="0.384568639099598">
            <text:p>0.38</text:p>
          </table:table-cell>
          <table:table-cell table:formula="of:=IF([.A476]&lt;=[.$E$1];IF([.B476]&lt;5/40;100+(150-100)*SQRT([.C476]);500-(500-150)*SQRT([.C47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table:formula="of:=RAND()" office:value-type="float" office:value="0.543796907179058">
            <text:p>0.54</text:p>
          </table:table-cell>
          <table:table-cell table:formula="of:=RAND()" office:value-type="float" office:value="0.841719389427453">
            <text:p>0.84</text:p>
          </table:table-cell>
          <table:table-cell table:formula="of:=IF([.A477]&lt;=[.$E$1];IF([.B477]&lt;5/40;100+(150-100)*SQRT([.C477]);500-(500-150)*SQRT([.C47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table:formula="of:=RAND()" office:value-type="float" office:value="0.676229080185294">
            <text:p>0.68</text:p>
          </table:table-cell>
          <table:table-cell table:formula="of:=RAND()" office:value-type="float" office:value="0.0648712506517768">
            <text:p>0.06</text:p>
          </table:table-cell>
          <table:table-cell table:formula="of:=IF([.A478]&lt;=[.$E$1];IF([.B478]&lt;5/40;100+(150-100)*SQRT([.C478]);500-(500-150)*SQRT([.C47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table:formula="of:=RAND()" office:value-type="float" office:value="0.64806717261672">
            <text:p>0.65</text:p>
          </table:table-cell>
          <table:table-cell table:formula="of:=RAND()" office:value-type="float" office:value="0.579836150631309">
            <text:p>0.58</text:p>
          </table:table-cell>
          <table:table-cell table:formula="of:=IF([.A479]&lt;=[.$E$1];IF([.B479]&lt;5/40;100+(150-100)*SQRT([.C479]);500-(500-150)*SQRT([.C47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table:formula="of:=RAND()" office:value-type="float" office:value="0.0195504850707948">
            <text:p>0.02</text:p>
          </table:table-cell>
          <table:table-cell table:formula="of:=RAND()" office:value-type="float" office:value="0.555116403382272">
            <text:p>0.56</text:p>
          </table:table-cell>
          <table:table-cell table:formula="of:=IF([.A480]&lt;=[.$E$1];IF([.B480]&lt;5/40;100+(150-100)*SQRT([.C480]);500-(500-150)*SQRT([.C48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table:formula="of:=RAND()" office:value-type="float" office:value="0.573060769587755">
            <text:p>0.57</text:p>
          </table:table-cell>
          <table:table-cell table:formula="of:=RAND()" office:value-type="float" office:value="0.947594304569066">
            <text:p>0.95</text:p>
          </table:table-cell>
          <table:table-cell table:formula="of:=IF([.A481]&lt;=[.$E$1];IF([.B481]&lt;5/40;100+(150-100)*SQRT([.C481]);500-(500-150)*SQRT([.C48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table:formula="of:=RAND()" office:value-type="float" office:value="0.764390417374671">
            <text:p>0.76</text:p>
          </table:table-cell>
          <table:table-cell table:formula="of:=RAND()" office:value-type="float" office:value="0.536101380828768">
            <text:p>0.54</text:p>
          </table:table-cell>
          <table:table-cell table:formula="of:=IF([.A482]&lt;=[.$E$1];IF([.B482]&lt;5/40;100+(150-100)*SQRT([.C482]);500-(500-150)*SQRT([.C48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table:formula="of:=RAND()" office:value-type="float" office:value="0.736946345772594">
            <text:p>0.74</text:p>
          </table:table-cell>
          <table:table-cell table:formula="of:=RAND()" office:value-type="float" office:value="0.729546084068716">
            <text:p>0.73</text:p>
          </table:table-cell>
          <table:table-cell table:formula="of:=IF([.A483]&lt;=[.$E$1];IF([.B483]&lt;5/40;100+(150-100)*SQRT([.C483]);500-(500-150)*SQRT([.C48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table:formula="of:=RAND()" office:value-type="float" office:value="0.930655308999121">
            <text:p>0.93</text:p>
          </table:table-cell>
          <table:table-cell table:formula="of:=RAND()" office:value-type="float" office:value="0.588513475842774">
            <text:p>0.59</text:p>
          </table:table-cell>
          <table:table-cell table:formula="of:=IF([.A484]&lt;=[.$E$1];IF([.B484]&lt;5/40;100+(150-100)*SQRT([.C484]);500-(500-150)*SQRT([.C48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table:formula="of:=RAND()" office:value-type="float" office:value="0.308483694214374">
            <text:p>0.31</text:p>
          </table:table-cell>
          <table:table-cell table:formula="of:=RAND()" office:value-type="float" office:value="0.931999704334885">
            <text:p>0.93</text:p>
          </table:table-cell>
          <table:table-cell table:formula="of:=IF([.A485]&lt;=[.$E$1];IF([.B485]&lt;5/40;100+(150-100)*SQRT([.C485]);500-(500-150)*SQRT([.C48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table:formula="of:=RAND()" office:value-type="float" office:value="0.610574764199555">
            <text:p>0.61</text:p>
          </table:table-cell>
          <table:table-cell table:formula="of:=RAND()" office:value-type="float" office:value="0.527592378668487">
            <text:p>0.53</text:p>
          </table:table-cell>
          <table:table-cell table:formula="of:=IF([.A486]&lt;=[.$E$1];IF([.B486]&lt;5/40;100+(150-100)*SQRT([.C486]);500-(500-150)*SQRT([.C48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table:formula="of:=RAND()" office:value-type="float" office:value="0.887291616760194">
            <text:p>0.89</text:p>
          </table:table-cell>
          <table:table-cell table:formula="of:=RAND()" office:value-type="float" office:value="0.500436204951257">
            <text:p>0.5</text:p>
          </table:table-cell>
          <table:table-cell table:formula="of:=IF([.A487]&lt;=[.$E$1];IF([.B487]&lt;5/40;100+(150-100)*SQRT([.C487]);500-(500-150)*SQRT([.C48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table:formula="of:=RAND()" office:value-type="float" office:value="0.709300632122904">
            <text:p>0.71</text:p>
          </table:table-cell>
          <table:table-cell table:formula="of:=RAND()" office:value-type="float" office:value="0.477491066791117">
            <text:p>0.48</text:p>
          </table:table-cell>
          <table:table-cell table:formula="of:=IF([.A488]&lt;=[.$E$1];IF([.B488]&lt;5/40;100+(150-100)*SQRT([.C488]);500-(500-150)*SQRT([.C48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table:formula="of:=RAND()" office:value-type="float" office:value="0.463556762319058">
            <text:p>0.46</text:p>
          </table:table-cell>
          <table:table-cell table:formula="of:=RAND()" office:value-type="float" office:value="0.964209638535976">
            <text:p>0.96</text:p>
          </table:table-cell>
          <table:table-cell table:formula="of:=IF([.A489]&lt;=[.$E$1];IF([.B489]&lt;5/40;100+(150-100)*SQRT([.C489]);500-(500-150)*SQRT([.C48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table:formula="of:=RAND()" office:value-type="float" office:value="0.698378184810281">
            <text:p>0.7</text:p>
          </table:table-cell>
          <table:table-cell table:formula="of:=RAND()" office:value-type="float" office:value="0.230195389129221">
            <text:p>0.23</text:p>
          </table:table-cell>
          <table:table-cell table:formula="of:=IF([.A490]&lt;=[.$E$1];IF([.B490]&lt;5/40;100+(150-100)*SQRT([.C490]);500-(500-150)*SQRT([.C49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table:formula="of:=RAND()" office:value-type="float" office:value="0.296457385178655">
            <text:p>0.3</text:p>
          </table:table-cell>
          <table:table-cell table:formula="of:=RAND()" office:value-type="float" office:value="0.172996580600739">
            <text:p>0.17</text:p>
          </table:table-cell>
          <table:table-cell table:formula="of:=IF([.A491]&lt;=[.$E$1];IF([.B491]&lt;5/40;100+(150-100)*SQRT([.C491]);500-(500-150)*SQRT([.C49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table:formula="of:=RAND()" office:value-type="float" office:value="0.614764028228819">
            <text:p>0.61</text:p>
          </table:table-cell>
          <table:table-cell table:formula="of:=RAND()" office:value-type="float" office:value="0.840254292823374">
            <text:p>0.84</text:p>
          </table:table-cell>
          <table:table-cell table:formula="of:=IF([.A492]&lt;=[.$E$1];IF([.B492]&lt;5/40;100+(150-100)*SQRT([.C492]);500-(500-150)*SQRT([.C49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table:formula="of:=RAND()" office:value-type="float" office:value="0.0147159704938531">
            <text:p>0.01</text:p>
          </table:table-cell>
          <table:table-cell table:formula="of:=RAND()" office:value-type="float" office:value="0.290993108414114">
            <text:p>0.29</text:p>
          </table:table-cell>
          <table:table-cell table:formula="of:=IF([.A493]&lt;=[.$E$1];IF([.B493]&lt;5/40;100+(150-100)*SQRT([.C493]);500-(500-150)*SQRT([.C49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table:formula="of:=RAND()" office:value-type="float" office:value="0.905125543475151">
            <text:p>0.91</text:p>
          </table:table-cell>
          <table:table-cell table:formula="of:=RAND()" office:value-type="float" office:value="0.662783143110573">
            <text:p>0.66</text:p>
          </table:table-cell>
          <table:table-cell table:formula="of:=IF([.A494]&lt;=[.$E$1];IF([.B494]&lt;5/40;100+(150-100)*SQRT([.C494]);500-(500-150)*SQRT([.C49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table:formula="of:=RAND()" office:value-type="float" office:value="0.870829259511083">
            <text:p>0.87</text:p>
          </table:table-cell>
          <table:table-cell table:formula="of:=RAND()" office:value-type="float" office:value="0.924676028545946">
            <text:p>0.92</text:p>
          </table:table-cell>
          <table:table-cell table:formula="of:=IF([.A495]&lt;=[.$E$1];IF([.B495]&lt;5/40;100+(150-100)*SQRT([.C495]);500-(500-150)*SQRT([.C49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table:formula="of:=RAND()" office:value-type="float" office:value="0.217899546958506">
            <text:p>0.22</text:p>
          </table:table-cell>
          <table:table-cell table:formula="of:=RAND()" office:value-type="float" office:value="0.443890029098839">
            <text:p>0.44</text:p>
          </table:table-cell>
          <table:table-cell table:formula="of:=IF([.A496]&lt;=[.$E$1];IF([.B496]&lt;5/40;100+(150-100)*SQRT([.C496]);500-(500-150)*SQRT([.C49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table:formula="of:=RAND()" office:value-type="float" office:value="0.872270333580673">
            <text:p>0.87</text:p>
          </table:table-cell>
          <table:table-cell table:formula="of:=RAND()" office:value-type="float" office:value="0.982289964333177">
            <text:p>0.98</text:p>
          </table:table-cell>
          <table:table-cell table:formula="of:=IF([.A497]&lt;=[.$E$1];IF([.B497]&lt;5/40;100+(150-100)*SQRT([.C497]);500-(500-150)*SQRT([.C49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table:formula="of:=RAND()" office:value-type="float" office:value="0.979991409927607">
            <text:p>0.98</text:p>
          </table:table-cell>
          <table:table-cell table:formula="of:=RAND()" office:value-type="float" office:value="0.609216679353267">
            <text:p>0.61</text:p>
          </table:table-cell>
          <table:table-cell table:formula="of:=IF([.A498]&lt;=[.$E$1];IF([.B498]&lt;5/40;100+(150-100)*SQRT([.C498]);500-(500-150)*SQRT([.C49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table:formula="of:=RAND()" office:value-type="float" office:value="0.711836048401892">
            <text:p>0.71</text:p>
          </table:table-cell>
          <table:table-cell table:formula="of:=RAND()" office:value-type="float" office:value="0.910646718926728">
            <text:p>0.91</text:p>
          </table:table-cell>
          <table:table-cell table:formula="of:=IF([.A499]&lt;=[.$E$1];IF([.B499]&lt;5/40;100+(150-100)*SQRT([.C499]);500-(500-150)*SQRT([.C49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table:formula="of:=RAND()" office:value-type="float" office:value="0.197730155196041">
            <text:p>0.2</text:p>
          </table:table-cell>
          <table:table-cell table:formula="of:=RAND()" office:value-type="float" office:value="0.020319742616266">
            <text:p>0.02</text:p>
          </table:table-cell>
          <table:table-cell table:formula="of:=IF([.A500]&lt;=[.$E$1];IF([.B500]&lt;5/40;100+(150-100)*SQRT([.C500]);500-(500-150)*SQRT([.C50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table:formula="of:=RAND()" office:value-type="float" office:value="0.842646423261613">
            <text:p>0.84</text:p>
          </table:table-cell>
          <table:table-cell table:formula="of:=RAND()" office:value-type="float" office:value="0.808304919861257">
            <text:p>0.81</text:p>
          </table:table-cell>
          <table:table-cell table:formula="of:=IF([.A501]&lt;=[.$E$1];IF([.B501]&lt;5/40;100+(150-100)*SQRT([.C501]);500-(500-150)*SQRT([.C50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table:formula="of:=RAND()" office:value-type="float" office:value="0.547912121750414">
            <text:p>0.55</text:p>
          </table:table-cell>
          <table:table-cell table:formula="of:=RAND()" office:value-type="float" office:value="0.729938040021807">
            <text:p>0.73</text:p>
          </table:table-cell>
          <table:table-cell table:formula="of:=IF([.A502]&lt;=[.$E$1];IF([.B502]&lt;5/40;100+(150-100)*SQRT([.C502]);500-(500-150)*SQRT([.C50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formula="of:=RAND()" office:value-type="float" office:value="0.308741124812514">
            <text:p>0.31</text:p>
          </table:table-cell>
          <table:table-cell table:formula="of:=RAND()" office:value-type="float" office:value="0.257212753873318">
            <text:p>0.26</text:p>
          </table:table-cell>
          <table:table-cell table:formula="of:=IF([.A503]&lt;=[.$E$1];IF([.B503]&lt;5/40;100+(150-100)*SQRT([.C503]);500-(500-150)*SQRT([.C50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table:formula="of:=RAND()" office:value-type="float" office:value="0.207429106812924">
            <text:p>0.21</text:p>
          </table:table-cell>
          <table:table-cell table:formula="of:=RAND()" office:value-type="float" office:value="0.772297887131572">
            <text:p>0.77</text:p>
          </table:table-cell>
          <table:table-cell table:formula="of:=IF([.A504]&lt;=[.$E$1];IF([.B504]&lt;5/40;100+(150-100)*SQRT([.C504]);500-(500-150)*SQRT([.C50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table:formula="of:=RAND()" office:value-type="float" office:value="0.221422392409295">
            <text:p>0.22</text:p>
          </table:table-cell>
          <table:table-cell table:formula="of:=RAND()" office:value-type="float" office:value="0.905807292088866">
            <text:p>0.91</text:p>
          </table:table-cell>
          <table:table-cell table:formula="of:=IF([.A505]&lt;=[.$E$1];IF([.B505]&lt;5/40;100+(150-100)*SQRT([.C505]);500-(500-150)*SQRT([.C50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table:formula="of:=RAND()" office:value-type="float" office:value="0.00249327626079321">
            <text:p>0</text:p>
          </table:table-cell>
          <table:table-cell table:formula="of:=RAND()" office:value-type="float" office:value="0.517879778053612">
            <text:p>0.52</text:p>
          </table:table-cell>
          <table:table-cell table:formula="of:=IF([.A506]&lt;=[.$E$1];IF([.B506]&lt;5/40;100+(150-100)*SQRT([.C506]);500-(500-150)*SQRT([.C50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table:formula="of:=RAND()" office:value-type="float" office:value="0.0788038726896048">
            <text:p>0.08</text:p>
          </table:table-cell>
          <table:table-cell table:formula="of:=RAND()" office:value-type="float" office:value="0.617257304489613">
            <text:p>0.62</text:p>
          </table:table-cell>
          <table:table-cell table:formula="of:=IF([.A507]&lt;=[.$E$1];IF([.B507]&lt;5/40;100+(150-100)*SQRT([.C507]);500-(500-150)*SQRT([.C50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table:formula="of:=RAND()" office:value-type="float" office:value="0.358134070876986">
            <text:p>0.36</text:p>
          </table:table-cell>
          <table:table-cell table:formula="of:=RAND()" office:value-type="float" office:value="0.0935198431834579">
            <text:p>0.09</text:p>
          </table:table-cell>
          <table:table-cell table:formula="of:=IF([.A508]&lt;=[.$E$1];IF([.B508]&lt;5/40;100+(150-100)*SQRT([.C508]);500-(500-150)*SQRT([.C50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table:formula="of:=RAND()" office:value-type="float" office:value="0.908250413369387">
            <text:p>0.91</text:p>
          </table:table-cell>
          <table:table-cell table:formula="of:=RAND()" office:value-type="float" office:value="0.263259614352137">
            <text:p>0.26</text:p>
          </table:table-cell>
          <table:table-cell table:formula="of:=IF([.A509]&lt;=[.$E$1];IF([.B509]&lt;5/40;100+(150-100)*SQRT([.C509]);500-(500-150)*SQRT([.C50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table:formula="of:=RAND()" office:value-type="float" office:value="0.756302986759692">
            <text:p>0.76</text:p>
          </table:table-cell>
          <table:table-cell table:formula="of:=RAND()" office:value-type="float" office:value="0.779079672880471">
            <text:p>0.78</text:p>
          </table:table-cell>
          <table:table-cell table:formula="of:=IF([.A510]&lt;=[.$E$1];IF([.B510]&lt;5/40;100+(150-100)*SQRT([.C510]);500-(500-150)*SQRT([.C51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table:formula="of:=RAND()" office:value-type="float" office:value="0.187935643363744">
            <text:p>0.19</text:p>
          </table:table-cell>
          <table:table-cell table:formula="of:=RAND()" office:value-type="float" office:value="0.974202533718199">
            <text:p>0.97</text:p>
          </table:table-cell>
          <table:table-cell table:formula="of:=IF([.A511]&lt;=[.$E$1];IF([.B511]&lt;5/40;100+(150-100)*SQRT([.C511]);500-(500-150)*SQRT([.C51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table:formula="of:=RAND()" office:value-type="float" office:value="0.222969701979309">
            <text:p>0.22</text:p>
          </table:table-cell>
          <table:table-cell table:formula="of:=RAND()" office:value-type="float" office:value="0.0602059769444168">
            <text:p>0.06</text:p>
          </table:table-cell>
          <table:table-cell table:formula="of:=IF([.A512]&lt;=[.$E$1];IF([.B512]&lt;5/40;100+(150-100)*SQRT([.C512]);500-(500-150)*SQRT([.C51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table:formula="of:=RAND()" office:value-type="float" office:value="0.956492498051375">
            <text:p>0.96</text:p>
          </table:table-cell>
          <table:table-cell table:formula="of:=RAND()" office:value-type="float" office:value="0.202961111906916">
            <text:p>0.2</text:p>
          </table:table-cell>
          <table:table-cell table:formula="of:=IF([.A513]&lt;=[.$E$1];IF([.B513]&lt;5/40;100+(150-100)*SQRT([.C513]);500-(500-150)*SQRT([.C51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table:formula="of:=RAND()" office:value-type="float" office:value="0.669422656297684">
            <text:p>0.67</text:p>
          </table:table-cell>
          <table:table-cell table:formula="of:=RAND()" office:value-type="float" office:value="0.668328546453267">
            <text:p>0.67</text:p>
          </table:table-cell>
          <table:table-cell table:formula="of:=IF([.A514]&lt;=[.$E$1];IF([.B514]&lt;5/40;100+(150-100)*SQRT([.C514]);500-(500-150)*SQRT([.C51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table:formula="of:=RAND()" office:value-type="float" office:value="0.113607831299305">
            <text:p>0.11</text:p>
          </table:table-cell>
          <table:table-cell table:formula="of:=RAND()" office:value-type="float" office:value="0.867152811493725">
            <text:p>0.87</text:p>
          </table:table-cell>
          <table:table-cell table:formula="of:=IF([.A515]&lt;=[.$E$1];IF([.B515]&lt;5/40;100+(150-100)*SQRT([.C515]);500-(500-150)*SQRT([.C51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table:formula="of:=RAND()" office:value-type="float" office:value="0.688648289535195">
            <text:p>0.69</text:p>
          </table:table-cell>
          <table:table-cell table:formula="of:=RAND()" office:value-type="float" office:value="0.956254254560918">
            <text:p>0.96</text:p>
          </table:table-cell>
          <table:table-cell table:formula="of:=IF([.A516]&lt;=[.$E$1];IF([.B516]&lt;5/40;100+(150-100)*SQRT([.C516]);500-(500-150)*SQRT([.C51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table:formula="of:=RAND()" office:value-type="float" office:value="0.675457731354982">
            <text:p>0.68</text:p>
          </table:table-cell>
          <table:table-cell table:formula="of:=RAND()" office:value-type="float" office:value="0.236560411285609">
            <text:p>0.24</text:p>
          </table:table-cell>
          <table:table-cell table:formula="of:=IF([.A517]&lt;=[.$E$1];IF([.B517]&lt;5/40;100+(150-100)*SQRT([.C517]);500-(500-150)*SQRT([.C51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table:formula="of:=RAND()" office:value-type="float" office:value="0.686192295048386">
            <text:p>0.69</text:p>
          </table:table-cell>
          <table:table-cell table:formula="of:=RAND()" office:value-type="float" office:value="0.984198856167495">
            <text:p>0.98</text:p>
          </table:table-cell>
          <table:table-cell table:formula="of:=IF([.A518]&lt;=[.$E$1];IF([.B518]&lt;5/40;100+(150-100)*SQRT([.C518]);500-(500-150)*SQRT([.C51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table:formula="of:=RAND()" office:value-type="float" office:value="0.493773165158927">
            <text:p>0.49</text:p>
          </table:table-cell>
          <table:table-cell table:formula="of:=RAND()" office:value-type="float" office:value="0.89362140186131">
            <text:p>0.89</text:p>
          </table:table-cell>
          <table:table-cell table:formula="of:=IF([.A519]&lt;=[.$E$1];IF([.B519]&lt;5/40;100+(150-100)*SQRT([.C519]);500-(500-150)*SQRT([.C51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table:formula="of:=RAND()" office:value-type="float" office:value="0.756496743299067">
            <text:p>0.76</text:p>
          </table:table-cell>
          <table:table-cell table:formula="of:=RAND()" office:value-type="float" office:value="0.715195557568222">
            <text:p>0.72</text:p>
          </table:table-cell>
          <table:table-cell table:formula="of:=IF([.A520]&lt;=[.$E$1];IF([.B520]&lt;5/40;100+(150-100)*SQRT([.C520]);500-(500-150)*SQRT([.C52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table:formula="of:=RAND()" office:value-type="float" office:value="0.799428693950176">
            <text:p>0.8</text:p>
          </table:table-cell>
          <table:table-cell table:formula="of:=RAND()" office:value-type="float" office:value="0.75899001955986">
            <text:p>0.76</text:p>
          </table:table-cell>
          <table:table-cell table:formula="of:=IF([.A521]&lt;=[.$E$1];IF([.B521]&lt;5/40;100+(150-100)*SQRT([.C521]);500-(500-150)*SQRT([.C52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table:formula="of:=RAND()" office:value-type="float" office:value="0.233075335621834">
            <text:p>0.23</text:p>
          </table:table-cell>
          <table:table-cell table:formula="of:=RAND()" office:value-type="float" office:value="0.878232567105442">
            <text:p>0.88</text:p>
          </table:table-cell>
          <table:table-cell table:formula="of:=IF([.A522]&lt;=[.$E$1];IF([.B522]&lt;5/40;100+(150-100)*SQRT([.C522]);500-(500-150)*SQRT([.C52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table:formula="of:=RAND()" office:value-type="float" office:value="0.376247324515134">
            <text:p>0.38</text:p>
          </table:table-cell>
          <table:table-cell table:formula="of:=RAND()" office:value-type="float" office:value="0.59120940649882">
            <text:p>0.59</text:p>
          </table:table-cell>
          <table:table-cell table:formula="of:=IF([.A523]&lt;=[.$E$1];IF([.B523]&lt;5/40;100+(150-100)*SQRT([.C523]);500-(500-150)*SQRT([.C52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table:formula="of:=RAND()" office:value-type="float" office:value="0.9717524102889">
            <text:p>0.97</text:p>
          </table:table-cell>
          <table:table-cell table:formula="of:=RAND()" office:value-type="float" office:value="0.284497737884521">
            <text:p>0.28</text:p>
          </table:table-cell>
          <table:table-cell table:formula="of:=IF([.A524]&lt;=[.$E$1];IF([.B524]&lt;5/40;100+(150-100)*SQRT([.C524]);500-(500-150)*SQRT([.C524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table:formula="of:=RAND()" office:value-type="float" office:value="0.854469021316618">
            <text:p>0.85</text:p>
          </table:table-cell>
          <table:table-cell table:formula="of:=RAND()" office:value-type="float" office:value="0.728055397048593">
            <text:p>0.73</text:p>
          </table:table-cell>
          <table:table-cell table:formula="of:=IF([.A525]&lt;=[.$E$1];IF([.B525]&lt;5/40;100+(150-100)*SQRT([.C525]);500-(500-150)*SQRT([.C525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table:formula="of:=RAND()" office:value-type="float" office:value="0.0635774107649922">
            <text:p>0.06</text:p>
          </table:table-cell>
          <table:table-cell table:formula="of:=RAND()" office:value-type="float" office:value="0.0424046646803618">
            <text:p>0.04</text:p>
          </table:table-cell>
          <table:table-cell table:formula="of:=IF([.A526]&lt;=[.$E$1];IF([.B526]&lt;5/40;100+(150-100)*SQRT([.C526]);500-(500-150)*SQRT([.C526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table:formula="of:=RAND()" office:value-type="float" office:value="0.702257930766791">
            <text:p>0.7</text:p>
          </table:table-cell>
          <table:table-cell table:formula="of:=RAND()" office:value-type="float" office:value="0.286547112744302">
            <text:p>0.29</text:p>
          </table:table-cell>
          <table:table-cell table:formula="of:=IF([.A527]&lt;=[.$E$1];IF([.B527]&lt;5/40;100+(150-100)*SQRT([.C527]);500-(500-150)*SQRT([.C527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table:formula="of:=RAND()" office:value-type="float" office:value="0.102610641624779">
            <text:p>0.1</text:p>
          </table:table-cell>
          <table:table-cell table:formula="of:=RAND()" office:value-type="float" office:value="0.658750428818166">
            <text:p>0.66</text:p>
          </table:table-cell>
          <table:table-cell table:formula="of:=IF([.A528]&lt;=[.$E$1];IF([.B528]&lt;5/40;100+(150-100)*SQRT([.C528]);500-(500-150)*SQRT([.C528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table:formula="of:=RAND()" office:value-type="float" office:value="0.489508224651217">
            <text:p>0.49</text:p>
          </table:table-cell>
          <table:table-cell table:formula="of:=RAND()" office:value-type="float" office:value="0.772033297922462">
            <text:p>0.77</text:p>
          </table:table-cell>
          <table:table-cell table:formula="of:=IF([.A529]&lt;=[.$E$1];IF([.B529]&lt;5/40;100+(150-100)*SQRT([.C529]);500-(500-150)*SQRT([.C529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table:formula="of:=RAND()" office:value-type="float" office:value="0.327078975737095">
            <text:p>0.33</text:p>
          </table:table-cell>
          <table:table-cell table:formula="of:=RAND()" office:value-type="float" office:value="0.603116055950522">
            <text:p>0.6</text:p>
          </table:table-cell>
          <table:table-cell table:formula="of:=IF([.A530]&lt;=[.$E$1];IF([.B530]&lt;5/40;100+(150-100)*SQRT([.C530]);500-(500-150)*SQRT([.C530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table:formula="of:=RAND()" office:value-type="float" office:value="0.639186109416187">
            <text:p>0.64</text:p>
          </table:table-cell>
          <table:table-cell table:formula="of:=RAND()" office:value-type="float" office:value="0.0157272652722895">
            <text:p>0.02</text:p>
          </table:table-cell>
          <table:table-cell table:formula="of:=IF([.A531]&lt;=[.$E$1];IF([.B531]&lt;5/40;100+(150-100)*SQRT([.C531]);500-(500-150)*SQRT([.C531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table:formula="of:=RAND()" office:value-type="float" office:value="0.559370310977101">
            <text:p>0.56</text:p>
          </table:table-cell>
          <table:table-cell table:formula="of:=RAND()" office:value-type="float" office:value="0.31464384123683">
            <text:p>0.31</text:p>
          </table:table-cell>
          <table:table-cell table:formula="of:=IF([.A532]&lt;=[.$E$1];IF([.B532]&lt;5/40;100+(150-100)*SQRT([.C532]);500-(500-150)*SQRT([.C532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table:formula="of:=RAND()" office:value-type="float" office:value="0.252287676557899">
            <text:p>0.25</text:p>
          </table:table-cell>
          <table:table-cell table:formula="of:=RAND()" office:value-type="float" office:value="0.245562606025487">
            <text:p>0.25</text:p>
          </table:table-cell>
          <table:table-cell table:formula="of:=IF([.A533]&lt;=[.$E$1];IF([.B533]&lt;5/40;100+(150-100)*SQRT([.C533]);500-(500-150)*SQRT([.C533]));0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table:formula="of:=RAND()" office:value-type="float" office:value="0.298842697404325">
            <text:p>0.3</text:p>
          </table:table-cell>
          <table:table-cell table:formula="of:=RAND()" office:value-type="float" office:value="0.746060841716826">
            <text:p>0.75</text:p>
          </table:table-cell>
          <table:table-cell table:formula="of:=IF([.A534]&lt;=[.$E$1];IF([.B534]&lt;5/40;100+(150-100)*SQRT([.C534]);500-(500-150)*SQRT([.C534]));0)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E3:Sheet1.E49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7">07/09/2009</text:date>, <text:time>12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2:01:57</meta:creation-date>
    <dc:date>2009-09-07T12:41:52</dc:date>
    <meta:editing-duration>PT00H09M23S</meta:editing-duration>
    <meta:editing-cycles>1</meta:editing-cycles>
    <meta:document-statistic meta:table-count="3" meta:cell-count="2132" meta:object-count="0"/>
    <meta:generator>OpenOffice.org/3.1$Linux OpenOffice.org_project/310m19$Build-9420</meta:generator>
  </office:meta>
</office:document-meta>
</file>